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4543800000000002" table:style-name="ce1">
            <text:p>0.845438</text:p>
          </table:table-cell>
          <table:table-cell office:value-type="float" office:value="0.86436800000000003" table:style-name="ce1">
            <text:p>0.864368</text:p>
          </table:table-cell>
          <table:table-cell office:value-type="float" office:value="0.74321700000000002" table:style-name="ce1">
            <text:p>0.743217</text:p>
          </table:table-cell>
          <table:table-cell office:value-type="float" office:value="0.96746399999999999" table:style-name="ce1">
            <text:p>0.967464</text:p>
          </table:table-cell>
          <table:table-cell office:value-type="float" office:value="0.83932200000000001" table:style-name="ce1">
            <text:p>0.839322</text:p>
          </table:table-cell>
          <table:table-cell office:value-type="float" office:value="0.84922500000000001" table:style-name="ce1">
            <text:p>0.849225</text:p>
          </table:table-cell>
          <table:table-cell office:value-type="float" office:value="1.0056099999999999" table:style-name="ce1">
            <text:p>1.00561</text:p>
          </table:table-cell>
          <table:table-cell office:value-type="float" office:value="0.79971499999999995" table:style-name="ce1">
            <text:p>0.799715</text:p>
          </table:table-cell>
          <table:table-cell office:value-type="float" office:value="0.93688499999999997" table:style-name="ce1">
            <text:p>0.936885</text:p>
          </table:table-cell>
          <table:table-cell office:value-type="float" office:value="0.82563500000000001" table:style-name="ce1">
            <text:p>0.825635</text:p>
          </table:table-cell>
          <table:table-cell office:value-type="float" office:value="0.80379299999999998" table:style-name="ce1">
            <text:p>0.803793</text:p>
          </table:table-cell>
          <table:table-cell office:value-type="float" office:value="0.79097899999999999" table:style-name="ce1">
            <text:p>0.790979</text:p>
          </table:table-cell>
          <table:table-cell office:value-type="float" office:value="0.73069399999999995" table:style-name="ce1">
            <text:p>0.730694</text:p>
          </table:table-cell>
          <table:table-cell office:value-type="float" office:value="0.73884799999999995" table:style-name="ce1">
            <text:p>0.738848</text:p>
          </table:table-cell>
          <table:table-cell office:value-type="float" office:value="0.82563500000000001" table:style-name="ce1">
            <text:p>0.825635</text:p>
          </table:table-cell>
          <table:table-cell office:value-type="float" office:value="0.814859" table:style-name="ce1">
            <text:p>0.814859</text:p>
          </table:table-cell>
          <table:table-cell office:value-type="float" office:value="0.75049699999999997" table:style-name="ce1">
            <text:p>0.750497</text:p>
          </table:table-cell>
          <table:table-cell office:value-type="float" office:value="0.72807299999999997" table:style-name="ce1">
            <text:p>0.728073</text:p>
          </table:table-cell>
          <table:table-cell office:value-type="float" office:value="0.79622099999999996" table:style-name="ce1">
            <text:p>0.796221</text:p>
          </table:table-cell>
          <table:table-cell office:value-type="float" office:value="0.76447600000000004" table:style-name="ce1">
            <text:p>0.764476</text:p>
          </table:table-cell>
          <table:table-cell office:value-type="float" office:value="0.80350200000000005" table:style-name="ce1">
            <text:p>0.803502</text:p>
          </table:table-cell>
          <table:table-cell office:value-type="float" office:value="0.82039300000000004" table:style-name="ce1">
            <text:p>0.820393</text:p>
          </table:table-cell>
          <table:table-cell office:value-type="float" office:value="0.730402" table:style-name="ce1">
            <text:p>0.730402</text:p>
          </table:table-cell>
          <table:table-cell office:value-type="float" office:value="0.815442" table:style-name="ce1">
            <text:p>0.815442</text:p>
          </table:table-cell>
          <table:table-cell office:value-type="float" office:value="0.82243100000000002" table:style-name="ce1">
            <text:p>0.822431</text:p>
          </table:table-cell>
          <table:table-cell office:value-type="float" office:value="0.71642399999999995" table:style-name="ce1">
            <text:p>0.716424</text:p>
          </table:table-cell>
          <table:table-cell office:value-type="float" office:value="0.76651499999999995" table:style-name="ce1">
            <text:p>0.766515</text:p>
          </table:table-cell>
          <table:table-cell office:value-type="float" office:value="0.77583500000000005" table:style-name="ce1">
            <text:p>0.775835</text:p>
          </table:table-cell>
          <table:table-cell office:value-type="float" office:value="0.71933599999999998" table:style-name="ce1">
            <text:p>0.719336</text:p>
          </table:table-cell>
          <table:table-cell office:value-type="float" office:value="1.0749299999999999" table:style-name="ce1">
            <text:p>1.07493</text:p>
          </table:table-cell>
          <table:table-cell table:style-name="ce1"/>
          <table:table-cell office:value-type="float" office:value="0.81450779310344834" table:formula="of:=AVERAGE([.C2:.AE2])" table:style-name="ce1">
            <text:p>0.814507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3245100000000001" table:style-name="ce1">
            <text:p>1.32451</text:p>
          </table:table-cell>
          <table:table-cell office:value-type="float" office:value="1.3338300000000001" table:style-name="ce1">
            <text:p>1.33383</text:p>
          </table:table-cell>
          <table:table-cell office:value-type="float" office:value="1.34548" table:style-name="ce1">
            <text:p>1.34548</text:p>
          </table:table-cell>
          <table:table-cell office:value-type="float" office:value="1.37839" table:style-name="ce1">
            <text:p>1.37839</text:p>
          </table:table-cell>
          <table:table-cell office:value-type="float" office:value="1.3271299999999999" table:style-name="ce1">
            <text:p>1.32713</text:p>
          </table:table-cell>
          <table:table-cell office:value-type="float" office:value="1.35684" table:style-name="ce1">
            <text:p>1.35684</text:p>
          </table:table-cell>
          <table:table-cell office:value-type="float" office:value="1.3647" table:style-name="ce1">
            <text:p>1.3647</text:p>
          </table:table-cell>
          <table:table-cell office:value-type="float" office:value="1.3548" table:style-name="ce1">
            <text:p>1.3548</text:p>
          </table:table-cell>
          <table:table-cell office:value-type="float" office:value="1.35625" table:style-name="ce1">
            <text:p>1.35625</text:p>
          </table:table-cell>
          <table:table-cell office:value-type="float" office:value="1.3912" table:style-name="ce1">
            <text:p>1.3912</text:p>
          </table:table-cell>
          <table:table-cell office:value-type="float" office:value="1.3481000000000001" table:style-name="ce1">
            <text:p>1.3481</text:p>
          </table:table-cell>
          <table:table-cell office:value-type="float" office:value="1.41246" table:style-name="ce1">
            <text:p>1.41246</text:p>
          </table:table-cell>
          <table:table-cell office:value-type="float" office:value="1.34169" table:style-name="ce1">
            <text:p>1.34169</text:p>
          </table:table-cell>
          <table:table-cell office:value-type="float" office:value="1.2665599999999999" table:style-name="ce1">
            <text:p>1.26656</text:p>
          </table:table-cell>
          <table:table-cell office:value-type="float" office:value="1.4593499999999999" table:style-name="ce1">
            <text:p>1.45935</text:p>
          </table:table-cell>
          <table:table-cell office:value-type="float" office:value="1.3781000000000001" table:style-name="ce1">
            <text:p>1.3781</text:p>
          </table:table-cell>
          <table:table-cell office:value-type="float" office:value="1.4410000000000001" table:style-name="ce1">
            <text:p>1.441</text:p>
          </table:table-cell>
          <table:table-cell office:value-type="float" office:value="1.4902200000000001" table:style-name="ce1">
            <text:p>1.49022</text:p>
          </table:table-cell>
          <table:table-cell office:value-type="float" office:value="1.3609100000000001" table:style-name="ce1">
            <text:p>1.36091</text:p>
          </table:table-cell>
          <table:table-cell office:value-type="float" office:value="1.4121699999999999" table:style-name="ce1">
            <text:p>1.41217</text:p>
          </table:table-cell>
          <table:table-cell office:value-type="float" office:value="1.5318700000000001" table:style-name="ce1">
            <text:p>1.53187</text:p>
          </table:table-cell>
          <table:table-cell office:value-type="float" office:value="1.3102400000000001" table:style-name="ce1">
            <text:p>1.31024</text:p>
          </table:table-cell>
          <table:table-cell office:value-type="float" office:value="1.3606199999999999" table:style-name="ce1">
            <text:p>1.36062</text:p>
          </table:table-cell>
          <table:table-cell office:value-type="float" office:value="1.33965" table:style-name="ce1">
            <text:p>1.33965</text:p>
          </table:table-cell>
          <table:table-cell office:value-type="float" office:value="1.3711100000000001" table:style-name="ce1">
            <text:p>1.37111</text:p>
          </table:table-cell>
          <table:table-cell office:value-type="float" office:value="1.3850899999999999" table:style-name="ce1">
            <text:p>1.38509</text:p>
          </table:table-cell>
          <table:table-cell office:value-type="float" office:value="1.3210200000000001" table:style-name="ce1">
            <text:p>1.32102</text:p>
          </table:table-cell>
          <table:table-cell office:value-type="float" office:value="1.35334" table:style-name="ce1">
            <text:p>1.35334</text:p>
          </table:table-cell>
          <table:table-cell office:value-type="float" office:value="1.3443099999999999" table:style-name="ce1">
            <text:p>1.34431</text:p>
          </table:table-cell>
          <table:table-cell office:value-type="float" office:value="1.37897" table:style-name="ce1">
            <text:p>1.37897</text:p>
          </table:table-cell>
          <table:table-cell table:style-name="ce1"/>
          <table:table-cell office:value-type="float" office:value="1.3729448275862071" table:formula="of:=AVERAGE([.C3:.AE3])" table:style-name="ce1">
            <text:p>1.37294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2687599999999999" table:style-name="ce1">
            <text:p>3.26876</text:p>
          </table:table-cell>
          <table:table-cell office:value-type="float" office:value="2.19645" table:style-name="ce1">
            <text:p>2.19645</text:p>
          </table:table-cell>
          <table:table-cell office:value-type="float" office:value="2.10209" table:style-name="ce1">
            <text:p>2.10209</text:p>
          </table:table-cell>
          <table:table-cell office:value-type="float" office:value="2.0898599999999998" table:style-name="ce1">
            <text:p>2.08986</text:p>
          </table:table-cell>
          <table:table-cell office:value-type="float" office:value="2.09802" table:style-name="ce1">
            <text:p>2.09802</text:p>
          </table:table-cell>
          <table:table-cell office:value-type="float" office:value="2.06656" table:style-name="ce1">
            <text:p>2.06656</text:p>
          </table:table-cell>
          <table:table-cell office:value-type="float" office:value="2.0610300000000001" table:style-name="ce1">
            <text:p>2.06103</text:p>
          </table:table-cell>
          <table:table-cell office:value-type="float" office:value="2.0953900000000001" table:style-name="ce1">
            <text:p>2.09539</text:p>
          </table:table-cell>
          <table:table-cell office:value-type="float" office:value="2.11199" table:style-name="ce1">
            <text:p>2.11199</text:p>
          </table:table-cell>
          <table:table-cell office:value-type="float" office:value="2.1714099999999998" table:style-name="ce1">
            <text:p>2.17141</text:p>
          </table:table-cell>
          <table:table-cell office:value-type="float" office:value="2.1230600000000002" table:style-name="ce1">
            <text:p>2.12306</text:p>
          </table:table-cell>
          <table:table-cell office:value-type="float" office:value="2.05491" table:style-name="ce1">
            <text:p>2.05491</text:p>
          </table:table-cell>
          <table:table-cell office:value-type="float" office:value="2.05491" table:style-name="ce1">
            <text:p>2.05491</text:p>
          </table:table-cell>
          <table:table-cell office:value-type="float" office:value="2.0683099999999999" table:style-name="ce1">
            <text:p>2.06831</text:p>
          </table:table-cell>
          <table:table-cell office:value-type="float" office:value="2.1084999999999998" table:style-name="ce1">
            <text:p>2.1085</text:p>
          </table:table-cell>
          <table:table-cell office:value-type="float" office:value="2.21509" table:style-name="ce1">
            <text:p>2.21509</text:p>
          </table:table-cell>
          <table:table-cell office:value-type="float" office:value="2.3580800000000002" table:style-name="ce1">
            <text:p>2.35808</text:p>
          </table:table-cell>
          <table:table-cell office:value-type="float" office:value="2.2168399999999999" table:style-name="ce1">
            <text:p>2.21684</text:p>
          </table:table-cell>
          <table:table-cell office:value-type="float" office:value="2.1026799999999999" table:style-name="ce1">
            <text:p>2.10268</text:p>
          </table:table-cell>
          <table:table-cell office:value-type="float" office:value="2.2223700000000002" table:style-name="ce1">
            <text:p>2.22237</text:p>
          </table:table-cell>
          <table:table-cell office:value-type="float" office:value="2.2016900000000001" table:style-name="ce1">
            <text:p>2.20169</text:p>
          </table:table-cell>
          <table:table-cell office:value-type="float" office:value="2.1551" table:style-name="ce1">
            <text:p>2.1551</text:p>
          </table:table-cell>
          <table:table-cell office:value-type="float" office:value="2.1507299999999998" table:style-name="ce1">
            <text:p>2.15073</text:p>
          </table:table-cell>
          <table:table-cell office:value-type="float" office:value="2.10005" table:style-name="ce1">
            <text:p>2.10005</text:p>
          </table:table-cell>
          <table:table-cell office:value-type="float" office:value="2.06656" table:style-name="ce1">
            <text:p>2.06656</text:p>
          </table:table-cell>
          <table:table-cell office:value-type="float" office:value="2.13354" table:style-name="ce1">
            <text:p>2.13354</text:p>
          </table:table-cell>
          <table:table-cell office:value-type="float" office:value="2.08229" table:style-name="ce1">
            <text:p>2.08229</text:p>
          </table:table-cell>
          <table:table-cell office:value-type="float" office:value="2.0898599999999998" table:style-name="ce1">
            <text:p>2.08986</text:p>
          </table:table-cell>
          <table:table-cell office:value-type="float" office:value="2.0776300000000001" table:style-name="ce1">
            <text:p>2.07763</text:p>
          </table:table-cell>
          <table:table-cell office:value-type="float" office:value="2.5252500000000002" table:style-name="ce1">
            <text:p>2.52525</text:p>
          </table:table-cell>
          <table:table-cell table:style-name="ce1"/>
          <table:table-cell office:value-type="float" office:value="2.1413879310344823" table:formula="of:=AVERAGE([.C4:.AE4])" table:style-name="ce1">
            <text:p>2.14138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.09476" table:style-name="ce1">
            <text:p>5.09476</text:p>
          </table:table-cell>
          <table:table-cell office:value-type="float" office:value="4.1628299999999996" table:style-name="ce1">
            <text:p>4.16283</text:p>
          </table:table-cell>
          <table:table-cell office:value-type="float" office:value="4.0614800000000004" table:style-name="ce1">
            <text:p>4.06148</text:p>
          </table:table-cell>
          <table:table-cell office:value-type="float" office:value="3.8899499999999998" table:style-name="ce1">
            <text:p>3.88995</text:p>
          </table:table-cell>
          <table:table-cell office:value-type="float" office:value="4.5347299999999997" table:style-name="ce1">
            <text:p>4.53473</text:p>
          </table:table-cell>
          <table:table-cell office:value-type="float" office:value="4.5833599999999999" table:style-name="ce1">
            <text:p>4.58336</text:p>
          </table:table-cell>
          <table:table-cell office:value-type="float" office:value="4.5769599999999997" table:style-name="ce1">
            <text:p>4.57696</text:p>
          </table:table-cell>
          <table:table-cell office:value-type="float" office:value="4.0332299999999996" table:style-name="ce1">
            <text:p>4.03323</text:p>
          </table:table-cell>
          <table:table-cell office:value-type="float" office:value="4.0326500000000003" table:style-name="ce1">
            <text:p>4.03265</text:p>
          </table:table-cell>
          <table:table-cell office:value-type="float" office:value="4.4266800000000002" table:style-name="ce1">
            <text:p>4.42668</text:p>
          </table:table-cell>
          <table:table-cell office:value-type="float" office:value="4.0253699999999997" table:style-name="ce1">
            <text:p>4.02537</text:p>
          </table:table-cell>
          <table:table-cell office:value-type="float" office:value="3.9982899999999999" table:style-name="ce1">
            <text:p>3.99829</text:p>
          </table:table-cell>
          <table:table-cell office:value-type="float" office:value="4.0079000000000002" table:style-name="ce1">
            <text:p>4.0079</text:p>
          </table:table-cell>
          <table:table-cell office:value-type="float" office:value="3.8861599999999998" table:style-name="ce1">
            <text:p>3.88616</text:p>
          </table:table-cell>
          <table:table-cell office:value-type="float" office:value="3.9924599999999999" table:style-name="ce1">
            <text:p>3.99246</text:p>
          </table:table-cell>
          <table:table-cell office:value-type="float" office:value="4.0113899999999996" table:style-name="ce1">
            <text:p>4.01139</text:p>
          </table:table-cell>
          <table:table-cell office:value-type="float" office:value="3.99275" table:style-name="ce1">
            <text:p>3.99275</text:p>
          </table:table-cell>
          <table:table-cell office:value-type="float" office:value="4.5411400000000004" table:style-name="ce1">
            <text:p>4.54114</text:p>
          </table:table-cell>
          <table:table-cell office:value-type="float" office:value="4.5321100000000003" table:style-name="ce1">
            <text:p>4.53211</text:p>
          </table:table-cell>
          <table:table-cell office:value-type="float" office:value="4.52658" table:style-name="ce1">
            <text:p>4.52658</text:p>
          </table:table-cell>
          <table:table-cell office:value-type="float" office:value="4.1104099999999999" table:style-name="ce1">
            <text:p>4.11041</text:p>
          </table:table-cell>
          <table:table-cell office:value-type="float" office:value="4.0611899999999999" table:style-name="ce1">
            <text:p>4.06119</text:p>
          </table:table-cell>
          <table:table-cell office:value-type="float" office:value="4.6223900000000002" table:style-name="ce1">
            <text:p>4.62239</text:p>
          </table:table-cell>
          <table:table-cell office:value-type="float" office:value="4.3599899999999998" table:style-name="ce1">
            <text:p>4.35999</text:p>
          </table:table-cell>
          <table:table-cell office:value-type="float" office:value="4.3463000000000003" table:style-name="ce1">
            <text:p>4.3463</text:p>
          </table:table-cell>
          <table:table-cell office:value-type="float" office:value="4.45085" table:style-name="ce1">
            <text:p>4.45085</text:p>
          </table:table-cell>
          <table:table-cell office:value-type="float" office:value="4.3757200000000003" table:style-name="ce1">
            <text:p>4.37572</text:p>
          </table:table-cell>
          <table:table-cell office:value-type="float" office:value="4.3722200000000004" table:style-name="ce1">
            <text:p>4.37222</text:p>
          </table:table-cell>
          <table:table-cell office:value-type="float" office:value="4.38504" table:style-name="ce1">
            <text:p>4.38504</text:p>
          </table:table-cell>
          <table:table-cell office:value-type="float" office:value="4.4520200000000001" table:style-name="ce1">
            <text:p>4.45202</text:p>
          </table:table-cell>
          <table:table-cell table:style-name="ce1"/>
          <table:table-cell office:value-type="float" office:value="4.2535224137931031" table:formula="of:=AVERAGE([.C5:.AE5])" table:style-name="ce1">
            <text:p>4.25352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.3426299999999998" table:style-name="ce1">
            <text:p>9.34263</text:p>
          </table:table-cell>
          <table:table-cell office:value-type="float" office:value="8.6122300000000003" table:style-name="ce1">
            <text:p>8.61223</text:p>
          </table:table-cell>
          <table:table-cell office:value-type="float" office:value="8.6532900000000001" table:style-name="ce1">
            <text:p>8.65329</text:p>
          </table:table-cell>
          <table:table-cell office:value-type="float" office:value="8.7910400000000006" table:style-name="ce1">
            <text:p>8.79104</text:p>
          </table:table-cell>
          <table:table-cell office:value-type="float" office:value="8.6987199999999998" table:style-name="ce1">
            <text:p>8.69872</text:p>
          </table:table-cell>
          <table:table-cell office:value-type="float" office:value="8.6663999999999994" table:style-name="ce1">
            <text:p>8.6664</text:p>
          </table:table-cell>
          <table:table-cell office:value-type="float" office:value="8.8335600000000003" table:style-name="ce1">
            <text:p>8.83356</text:p>
          </table:table-cell>
          <table:table-cell office:value-type="float" office:value="8.8393899999999999" table:style-name="ce1">
            <text:p>8.83939</text:p>
          </table:table-cell>
          <table:table-cell office:value-type="float" office:value="8.7575500000000002" table:style-name="ce1">
            <text:p>8.75755</text:p>
          </table:table-cell>
          <table:table-cell office:value-type="float" office:value="8.8856900000000003" table:style-name="ce1">
            <text:p>8.88569</text:p>
          </table:table-cell>
          <table:table-cell office:value-type="float" office:value="8.6879500000000007" table:style-name="ce1">
            <text:p>8.68795</text:p>
          </table:table-cell>
          <table:table-cell office:value-type="float" office:value="8.6556200000000008" table:style-name="ce1">
            <text:p>8.65562</text:p>
          </table:table-cell>
          <table:table-cell office:value-type="float" office:value="8.6850400000000008" table:style-name="ce1">
            <text:p>8.68504</text:p>
          </table:table-cell>
          <table:table-cell office:value-type="float" office:value="7.7496099999999997" table:style-name="ce1">
            <text:p>7.74961</text:p>
          </table:table-cell>
          <table:table-cell office:value-type="float" office:value="8.5338899999999995" table:style-name="ce1">
            <text:p>8.53389</text:p>
          </table:table-cell>
          <table:table-cell office:value-type="float" office:value="8.4511800000000008" table:style-name="ce1">
            <text:p>8.45118</text:p>
          </table:table-cell>
          <table:table-cell office:value-type="float" office:value="7.9112400000000003" table:style-name="ce1">
            <text:p>7.91124</text:p>
          </table:table-cell>
          <table:table-cell office:value-type="float" office:value="7.8908500000000004" table:style-name="ce1">
            <text:p>7.89085</text:p>
          </table:table-cell>
          <table:table-cell office:value-type="float" office:value="8.5874699999999997" table:style-name="ce1">
            <text:p>8.58747</text:p>
          </table:table-cell>
          <table:table-cell office:value-type="float" office:value="8.1334499999999998" table:style-name="ce1">
            <text:p>8.13345</text:p>
          </table:table-cell>
          <table:table-cell office:value-type="float" office:value="8.5132100000000008" table:style-name="ce1">
            <text:p>8.51321</text:p>
          </table:table-cell>
          <table:table-cell office:value-type="float" office:value="7.9138599999999997" table:style-name="ce1">
            <text:p>7.91386</text:p>
          </table:table-cell>
          <table:table-cell office:value-type="float" office:value="7.8448399999999996" table:style-name="ce1">
            <text:p>7.84484</text:p>
          </table:table-cell>
          <table:table-cell office:value-type="float" office:value="8.7572600000000005" table:style-name="ce1">
            <text:p>8.75726</text:p>
          </table:table-cell>
          <table:table-cell office:value-type="float" office:value="7.5876799999999998" table:style-name="ce1">
            <text:p>7.58768</text:p>
          </table:table-cell>
          <table:table-cell office:value-type="float" office:value="7.75136" table:style-name="ce1">
            <text:p>7.75136</text:p>
          </table:table-cell>
          <table:table-cell office:value-type="float" office:value="7.9179399999999998" table:style-name="ce1">
            <text:p>7.91794</text:p>
          </table:table-cell>
          <table:table-cell office:value-type="float" office:value="7.9426899999999998" table:style-name="ce1">
            <text:p>7.94269</text:p>
          </table:table-cell>
          <table:table-cell office:value-type="float" office:value="7.8250400000000004" table:style-name="ce1">
            <text:p>7.82504</text:p>
          </table:table-cell>
          <table:table-cell office:value-type="float" office:value="8.6436799999999998" table:style-name="ce1">
            <text:p>8.64368</text:p>
          </table:table-cell>
          <table:table-cell table:style-name="ce1"/>
          <table:table-cell office:value-type="float" office:value="8.3697148275862059" table:formula="of:=AVERAGE([.C6:.AE6])" table:style-name="ce1">
            <text:p>8.36971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7.750399999999999" table:style-name="ce1">
            <text:p>17.7504</text:p>
          </table:table-cell>
          <table:table-cell office:value-type="float" office:value="16.807700000000001" table:style-name="ce1">
            <text:p>16.8077</text:p>
          </table:table-cell>
          <table:table-cell office:value-type="float" office:value="16.824300000000001" table:style-name="ce1">
            <text:p>16.8243</text:p>
          </table:table-cell>
          <table:table-cell office:value-type="float" office:value="16.782699999999998" table:style-name="ce1">
            <text:p>16.7827</text:p>
          </table:table-cell>
          <table:table-cell office:value-type="float" office:value="16.787299999999998" table:style-name="ce1">
            <text:p>16.7873</text:p>
          </table:table-cell>
          <table:table-cell office:value-type="float" office:value="17.028500000000001" table:style-name="ce1">
            <text:p>17.0285</text:p>
          </table:table-cell>
          <table:table-cell office:value-type="float" office:value="16.6021" table:style-name="ce1">
            <text:p>16.6021</text:p>
          </table:table-cell>
          <table:table-cell office:value-type="float" office:value="16.3109" table:style-name="ce1">
            <text:p>16.3109</text:p>
          </table:table-cell>
          <table:table-cell office:value-type="float" office:value="16.892199999999999" table:style-name="ce1">
            <text:p>16.8922</text:p>
          </table:table-cell>
          <table:table-cell office:value-type="float" office:value="16.889800000000001" table:style-name="ce1">
            <text:p>16.8898</text:p>
          </table:table-cell>
          <table:table-cell office:value-type="float" office:value="16.636199999999999" table:style-name="ce1">
            <text:p>16.6362</text:p>
          </table:table-cell>
          <table:table-cell office:value-type="float" office:value="16.729700000000001" table:style-name="ce1">
            <text:p>16.7297</text:p>
          </table:table-cell>
          <table:table-cell office:value-type="float" office:value="17.183700000000002" table:style-name="ce1">
            <text:p>17.1837</text:p>
          </table:table-cell>
          <table:table-cell office:value-type="float" office:value="16.9358" table:style-name="ce1">
            <text:p>16.9358</text:p>
          </table:table-cell>
          <table:table-cell office:value-type="float" office:value="16.756499999999999" table:style-name="ce1">
            <text:p>16.7565</text:p>
          </table:table-cell>
          <table:table-cell office:value-type="float" office:value="16.830400000000001" table:style-name="ce1">
            <text:p>16.8304</text:p>
          </table:table-cell>
          <table:table-cell office:value-type="float" office:value="16.794899999999998" table:style-name="ce1">
            <text:p>16.7949</text:p>
          </table:table-cell>
          <table:table-cell office:value-type="float" office:value="16.591899999999999" table:style-name="ce1">
            <text:p>16.5919</text:p>
          </table:table-cell>
          <table:table-cell office:value-type="float" office:value="16.710699999999999" table:style-name="ce1">
            <text:p>16.7107</text:p>
          </table:table-cell>
          <table:table-cell office:value-type="float" office:value="16.8124" table:style-name="ce1">
            <text:p>16.8124</text:p>
          </table:table-cell>
          <table:table-cell office:value-type="float" office:value="16.851400000000002" table:style-name="ce1">
            <text:p>16.8514</text:p>
          </table:table-cell>
          <table:table-cell office:value-type="float" office:value="16.6539" table:style-name="ce1">
            <text:p>16.6539</text:p>
          </table:table-cell>
          <table:table-cell office:value-type="float" office:value="16.6831" table:style-name="ce1">
            <text:p>16.6831</text:p>
          </table:table-cell>
          <table:table-cell office:value-type="float" office:value="16.807400000000001" table:style-name="ce1">
            <text:p>16.8074</text:p>
          </table:table-cell>
          <table:table-cell office:value-type="float" office:value="16.708100000000002" table:style-name="ce1">
            <text:p>16.7081</text:p>
          </table:table-cell>
          <table:table-cell office:value-type="float" office:value="16.920400000000001" table:style-name="ce1">
            <text:p>16.9204</text:p>
          </table:table-cell>
          <table:table-cell office:value-type="float" office:value="16.9009" table:style-name="ce1">
            <text:p>16.9009</text:p>
          </table:table-cell>
          <table:table-cell office:value-type="float" office:value="16.391300000000001" table:style-name="ce1">
            <text:p>16.3913</text:p>
          </table:table-cell>
          <table:table-cell office:value-type="float" office:value="16.918099999999999" table:style-name="ce1">
            <text:p>16.9181</text:p>
          </table:table-cell>
          <table:table-cell office:value-type="float" office:value="16.740400000000001" table:style-name="ce1">
            <text:p>16.7404</text:p>
          </table:table-cell>
          <table:table-cell table:style-name="ce1"/>
          <table:table-cell office:value-type="float" office:value="16.775265517241383" table:formula="of:=AVERAGE([.C7:.AE7])" table:style-name="ce1">
            <text:p>16.7752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8.317399999999999" table:style-name="ce1">
            <text:p>28.3174</text:p>
          </table:table-cell>
          <table:table-cell office:value-type="float" office:value="25.286300000000001" table:style-name="ce1">
            <text:p>25.2863</text:p>
          </table:table-cell>
          <table:table-cell office:value-type="float" office:value="25.141200000000001" table:style-name="ce1">
            <text:p>25.1412</text:p>
          </table:table-cell>
          <table:table-cell office:value-type="float" office:value="25.445900000000002" table:style-name="ce1">
            <text:p>25.4459</text:p>
          </table:table-cell>
          <table:table-cell office:value-type="float" office:value="25.021799999999999" table:style-name="ce1">
            <text:p>25.0218</text:p>
          </table:table-cell>
          <table:table-cell office:value-type="float" office:value="24.869499999999999" table:style-name="ce1">
            <text:p>24.8695</text:p>
          </table:table-cell>
          <table:table-cell office:value-type="float" office:value="25.319500000000001" table:style-name="ce1">
            <text:p>25.3195</text:p>
          </table:table-cell>
          <table:table-cell office:value-type="float" office:value="25.393699999999999" table:style-name="ce1">
            <text:p>25.3937</text:p>
          </table:table-cell>
          <table:table-cell office:value-type="float" office:value="25.650300000000001" table:style-name="ce1">
            <text:p>25.6503</text:p>
          </table:table-cell>
          <table:table-cell office:value-type="float" office:value="24.711099999999998" table:style-name="ce1">
            <text:p>24.7111</text:p>
          </table:table-cell>
          <table:table-cell office:value-type="float" office:value="25.098700000000001" table:style-name="ce1">
            <text:p>25.0987</text:p>
          </table:table-cell>
          <table:table-cell office:value-type="float" office:value="24.9068" table:style-name="ce1">
            <text:p>24.9068</text:p>
          </table:table-cell>
          <table:table-cell office:value-type="float" office:value="25.813400000000001" table:style-name="ce1">
            <text:p>25.8134</text:p>
          </table:table-cell>
          <table:table-cell office:value-type="float" office:value="25.110099999999999" table:style-name="ce1">
            <text:p>25.1101</text:p>
          </table:table-cell>
          <table:table-cell office:value-type="float" office:value="25.381799999999998" table:style-name="ce1">
            <text:p>25.3818</text:p>
          </table:table-cell>
          <table:table-cell office:value-type="float" office:value="24.955100000000002" table:style-name="ce1">
            <text:p>24.9551</text:p>
          </table:table-cell>
          <table:table-cell office:value-type="float" office:value="24.975200000000001" table:style-name="ce1">
            <text:p>24.9752</text:p>
          </table:table-cell>
          <table:table-cell office:value-type="float" office:value="25.004100000000001" table:style-name="ce1">
            <text:p>25.0041</text:p>
          </table:table-cell>
          <table:table-cell office:value-type="float" office:value="25.6509" table:style-name="ce1">
            <text:p>25.6509</text:p>
          </table:table-cell>
          <table:table-cell office:value-type="float" office:value="25.5303" table:style-name="ce1">
            <text:p>25.5303</text:p>
          </table:table-cell>
          <table:table-cell office:value-type="float" office:value="25.412400000000002" table:style-name="ce1">
            <text:p>25.4124</text:p>
          </table:table-cell>
          <table:table-cell office:value-type="float" office:value="25.099299999999999" table:style-name="ce1">
            <text:p>25.0993</text:p>
          </table:table-cell>
          <table:table-cell office:value-type="float" office:value="24.789100000000001" table:style-name="ce1">
            <text:p>24.7891</text:p>
          </table:table-cell>
          <table:table-cell office:value-type="float" office:value="24.829599999999999" table:style-name="ce1">
            <text:p>24.8296</text:p>
          </table:table-cell>
          <table:table-cell office:value-type="float" office:value="24.958300000000001" table:style-name="ce1">
            <text:p>24.9583</text:p>
          </table:table-cell>
          <table:table-cell office:value-type="float" office:value="24.528500000000001" table:style-name="ce1">
            <text:p>24.5285</text:p>
          </table:table-cell>
          <table:table-cell office:value-type="float" office:value="25.276900000000001" table:style-name="ce1">
            <text:p>25.2769</text:p>
          </table:table-cell>
          <table:table-cell office:value-type="float" office:value="25.635400000000001" table:style-name="ce1">
            <text:p>25.6354</text:p>
          </table:table-cell>
          <table:table-cell office:value-type="float" office:value="24.586400000000001" table:style-name="ce1">
            <text:p>24.5864</text:p>
          </table:table-cell>
          <table:table-cell office:value-type="float" office:value="30.051400000000001" table:style-name="ce1">
            <text:p>30.0514</text:p>
          </table:table-cell>
          <table:table-cell table:style-name="ce1"/>
          <table:table-cell office:value-type="float" office:value="25.325275862068967" table:formula="of:=AVERAGE([.C8:.AE8])" table:style-name="ce1">
            <text:p>25.3252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5.482500000000002" table:style-name="ce1">
            <text:p>35.4825</text:p>
          </table:table-cell>
          <table:table-cell office:value-type="float" office:value="36.626399999999997" table:style-name="ce1">
            <text:p>36.6264</text:p>
          </table:table-cell>
          <table:table-cell office:value-type="float" office:value="33.405700000000003" table:style-name="ce1">
            <text:p>33.4057</text:p>
          </table:table-cell>
          <table:table-cell office:value-type="float" office:value="31.373000000000001" table:style-name="ce1">
            <text:p>31.373</text:p>
          </table:table-cell>
          <table:table-cell office:value-type="float" office:value="32.574599999999997" table:style-name="ce1">
            <text:p>32.5746</text:p>
          </table:table-cell>
          <table:table-cell office:value-type="float" office:value="31.5337" table:style-name="ce1">
            <text:p>31.5337</text:p>
          </table:table-cell>
          <table:table-cell office:value-type="float" office:value="31.859300000000001" table:style-name="ce1">
            <text:p>31.8593</text:p>
          </table:table-cell>
          <table:table-cell office:value-type="float" office:value="32.511099999999999" table:style-name="ce1">
            <text:p>32.5111</text:p>
          </table:table-cell>
          <table:table-cell office:value-type="float" office:value="32.930700000000002" table:style-name="ce1">
            <text:p>32.9307</text:p>
          </table:table-cell>
          <table:table-cell office:value-type="float" office:value="32.885599999999997" table:style-name="ce1">
            <text:p>32.8856</text:p>
          </table:table-cell>
          <table:table-cell office:value-type="float" office:value="31.7973" table:style-name="ce1">
            <text:p>31.7973</text:p>
          </table:table-cell>
          <table:table-cell office:value-type="float" office:value="32.755699999999997" table:style-name="ce1">
            <text:p>32.7557</text:p>
          </table:table-cell>
          <table:table-cell office:value-type="float" office:value="31.818000000000001" table:style-name="ce1">
            <text:p>31.818</text:p>
          </table:table-cell>
          <table:table-cell office:value-type="float" office:value="32.241100000000003" table:style-name="ce1">
            <text:p>32.2411</text:p>
          </table:table-cell>
          <table:table-cell office:value-type="float" office:value="31.9877" table:style-name="ce1">
            <text:p>31.9877</text:p>
          </table:table-cell>
          <table:table-cell office:value-type="float" office:value="32.900700000000001" table:style-name="ce1">
            <text:p>32.9007</text:p>
          </table:table-cell>
          <table:table-cell office:value-type="float" office:value="32.588000000000001" table:style-name="ce1">
            <text:p>32.588</text:p>
          </table:table-cell>
          <table:table-cell office:value-type="float" office:value="32.783700000000003" table:style-name="ce1">
            <text:p>32.7837</text:p>
          </table:table-cell>
          <table:table-cell office:value-type="float" office:value="32.8996" table:style-name="ce1">
            <text:p>32.8996</text:p>
          </table:table-cell>
          <table:table-cell office:value-type="float" office:value="32.398099999999999" table:style-name="ce1">
            <text:p>32.3981</text:p>
          </table:table-cell>
          <table:table-cell office:value-type="float" office:value="31.578600000000002" table:style-name="ce1">
            <text:p>31.5786</text:p>
          </table:table-cell>
          <table:table-cell office:value-type="float" office:value="32.3247" table:style-name="ce1">
            <text:p>32.3247</text:p>
          </table:table-cell>
          <table:table-cell office:value-type="float" office:value="32.632199999999997" table:style-name="ce1">
            <text:p>32.6322</text:p>
          </table:table-cell>
          <table:table-cell office:value-type="float" office:value="32.111499999999999" table:style-name="ce1">
            <text:p>32.1115</text:p>
          </table:table-cell>
          <table:table-cell office:value-type="float" office:value="32.452800000000003" table:style-name="ce1">
            <text:p>32.4528</text:p>
          </table:table-cell>
          <table:table-cell office:value-type="float" office:value="31.897200000000002" table:style-name="ce1">
            <text:p>31.8972</text:p>
          </table:table-cell>
          <table:table-cell office:value-type="float" office:value="32.440600000000003" table:style-name="ce1">
            <text:p>32.4406</text:p>
          </table:table-cell>
          <table:table-cell office:value-type="float" office:value="32.767699999999998" table:style-name="ce1">
            <text:p>32.7677</text:p>
          </table:table-cell>
          <table:table-cell office:value-type="float" office:value="32.032899999999998" table:style-name="ce1">
            <text:p>32.0329</text:p>
          </table:table-cell>
          <table:table-cell office:value-type="float" office:value="32.576000000000001" table:style-name="ce1">
            <text:p>32.576</text:p>
          </table:table-cell>
          <table:table-cell table:style-name="ce1"/>
          <table:table-cell office:value-type="float" office:value="32.506351724137929" table:formula="of:=AVERAGE([.C9:.AE9])" table:style-name="ce1">
            <text:p>32.5063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7.900100000000002" table:style-name="ce1">
            <text:p>57.9001</text:p>
          </table:table-cell>
          <table:table-cell office:value-type="float" office:value="51.5184" table:style-name="ce1">
            <text:p>51.5184</text:p>
          </table:table-cell>
          <table:table-cell office:value-type="float" office:value="51.3752" table:style-name="ce1">
            <text:p>51.3752</text:p>
          </table:table-cell>
          <table:table-cell office:value-type="float" office:value="50.051499999999997" table:style-name="ce1">
            <text:p>50.0515</text:p>
          </table:table-cell>
          <table:table-cell office:value-type="float" office:value="50.854399999999998" table:style-name="ce1">
            <text:p>50.8544</text:p>
          </table:table-cell>
          <table:table-cell office:value-type="float" office:value="50.950499999999998" table:style-name="ce1">
            <text:p>50.9505</text:p>
          </table:table-cell>
          <table:table-cell office:value-type="float" office:value="51.353000000000002" table:style-name="ce1">
            <text:p>51.353</text:p>
          </table:table-cell>
          <table:table-cell office:value-type="float" office:value="51.547899999999998" table:style-name="ce1">
            <text:p>51.5479</text:p>
          </table:table-cell>
          <table:table-cell office:value-type="float" office:value="51.325400000000002" table:style-name="ce1">
            <text:p>51.3254</text:p>
          </table:table-cell>
          <table:table-cell office:value-type="float" office:value="50.569899999999997" table:style-name="ce1">
            <text:p>50.5699</text:p>
          </table:table-cell>
          <table:table-cell office:value-type="float" office:value="50.742899999999999" table:style-name="ce1">
            <text:p>50.7429</text:p>
          </table:table-cell>
          <table:table-cell office:value-type="float" office:value="50.839300000000001" table:style-name="ce1">
            <text:p>50.8393</text:p>
          </table:table-cell>
          <table:table-cell office:value-type="float" office:value="51.836199999999998" table:style-name="ce1">
            <text:p>51.8362</text:p>
          </table:table-cell>
          <table:table-cell office:value-type="float" office:value="50.588799999999999" table:style-name="ce1">
            <text:p>50.5888</text:p>
          </table:table-cell>
          <table:table-cell office:value-type="float" office:value="50.240499999999997" table:style-name="ce1">
            <text:p>50.2405</text:p>
          </table:table-cell>
          <table:table-cell office:value-type="float" office:value="50.239100000000001" table:style-name="ce1">
            <text:p>50.2391</text:p>
          </table:table-cell>
          <table:table-cell office:value-type="float" office:value="51.764800000000001" table:style-name="ce1">
            <text:p>51.7648</text:p>
          </table:table-cell>
          <table:table-cell office:value-type="float" office:value="51.284300000000002" table:style-name="ce1">
            <text:p>51.2843</text:p>
          </table:table-cell>
          <table:table-cell office:value-type="float" office:value="50.7956" table:style-name="ce1">
            <text:p>50.7956</text:p>
          </table:table-cell>
          <table:table-cell office:value-type="float" office:value="50.887099999999997" table:style-name="ce1">
            <text:p>50.8871</text:p>
          </table:table-cell>
          <table:table-cell office:value-type="float" office:value="51.228400000000001" table:style-name="ce1">
            <text:p>51.2284</text:p>
          </table:table-cell>
          <table:table-cell office:value-type="float" office:value="51.592399999999998" table:style-name="ce1">
            <text:p>51.5924</text:p>
          </table:table-cell>
          <table:table-cell office:value-type="float" office:value="49.880600000000001" table:style-name="ce1">
            <text:p>49.8806</text:p>
          </table:table-cell>
          <table:table-cell office:value-type="float" office:value="50.435400000000001" table:style-name="ce1">
            <text:p>50.4354</text:p>
          </table:table-cell>
          <table:table-cell office:value-type="float" office:value="51.048699999999997" table:style-name="ce1">
            <text:p>51.0487</text:p>
          </table:table-cell>
          <table:table-cell office:value-type="float" office:value="52.737200000000001" table:style-name="ce1">
            <text:p>52.7372</text:p>
          </table:table-cell>
          <table:table-cell office:value-type="float" office:value="51.143300000000004" table:style-name="ce1">
            <text:p>51.1433</text:p>
          </table:table-cell>
          <table:table-cell office:value-type="float" office:value="51.437800000000003" table:style-name="ce1">
            <text:p>51.4378</text:p>
          </table:table-cell>
          <table:table-cell office:value-type="float" office:value="51.413899999999998" table:style-name="ce1">
            <text:p>51.4139</text:p>
          </table:table-cell>
          <table:table-cell office:value-type="float" office:value="62.011400000000002" table:style-name="ce1">
            <text:p>62.0114</text:p>
          </table:table-cell>
          <table:table-cell table:style-name="ce1"/>
          <table:table-cell office:value-type="float" office:value="51.43772068965518" table:formula="of:=AVERAGE([.C10:.AE10])" table:style-name="ce1">
            <text:p>51.4377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7.947999999999993" table:style-name="ce1">
            <text:p>87.948</text:p>
          </table:table-cell>
          <table:table-cell office:value-type="float" office:value="81.276799999999994" table:style-name="ce1">
            <text:p>81.2768</text:p>
          </table:table-cell>
          <table:table-cell office:value-type="float" office:value="83.920900000000003" table:style-name="ce1">
            <text:p>83.9209</text:p>
          </table:table-cell>
          <table:table-cell office:value-type="float" office:value="80.5822" table:style-name="ce1">
            <text:p>80.5822</text:p>
          </table:table-cell>
          <table:table-cell office:value-type="float" office:value="82.733800000000002" table:style-name="ce1">
            <text:p>82.7338</text:p>
          </table:table-cell>
          <table:table-cell office:value-type="float" office:value="82.346500000000006" table:style-name="ce1">
            <text:p>82.3465</text:p>
          </table:table-cell>
          <table:table-cell office:value-type="float" office:value="82.702100000000002" table:style-name="ce1">
            <text:p>82.7021</text:p>
          </table:table-cell>
          <table:table-cell office:value-type="float" office:value="82.725999999999999" table:style-name="ce1">
            <text:p>82.726</text:p>
          </table:table-cell>
          <table:table-cell office:value-type="float" office:value="81.247699999999995" table:style-name="ce1">
            <text:p>81.2477</text:p>
          </table:table-cell>
          <table:table-cell office:value-type="float" office:value="82.704099999999997" table:style-name="ce1">
            <text:p>82.7041</text:p>
          </table:table-cell>
          <table:table-cell office:value-type="float" office:value="79.334299999999999" table:style-name="ce1">
            <text:p>79.3343</text:p>
          </table:table-cell>
          <table:table-cell office:value-type="float" office:value="82.713499999999996" table:style-name="ce1">
            <text:p>82.7135</text:p>
          </table:table-cell>
          <table:table-cell office:value-type="float" office:value="82.906800000000004" table:style-name="ce1">
            <text:p>82.9068</text:p>
          </table:table-cell>
          <table:table-cell office:value-type="float" office:value="80.203900000000004" table:style-name="ce1">
            <text:p>80.2039</text:p>
          </table:table-cell>
          <table:table-cell office:value-type="float" office:value="77.774199999999993" table:style-name="ce1">
            <text:p>77.7742</text:p>
          </table:table-cell>
          <table:table-cell office:value-type="float" office:value="82.129800000000003" table:style-name="ce1">
            <text:p>82.1298</text:p>
          </table:table-cell>
          <table:table-cell office:value-type="float" office:value="82.613299999999995" table:style-name="ce1">
            <text:p>82.6133</text:p>
          </table:table-cell>
          <table:table-cell office:value-type="float" office:value="81.155699999999996" table:style-name="ce1">
            <text:p>81.1557</text:p>
          </table:table-cell>
          <table:table-cell office:value-type="float" office:value="81.643500000000003" table:style-name="ce1">
            <text:p>81.6435</text:p>
          </table:table-cell>
          <table:table-cell office:value-type="float" office:value="82.936499999999995" table:style-name="ce1">
            <text:p>82.9365</text:p>
          </table:table-cell>
          <table:table-cell office:value-type="float" office:value="81.569500000000005" table:style-name="ce1">
            <text:p>81.5695</text:p>
          </table:table-cell>
          <table:table-cell office:value-type="float" office:value="82.389899999999997" table:style-name="ce1">
            <text:p>82.3899</text:p>
          </table:table-cell>
          <table:table-cell office:value-type="float" office:value="82.474400000000003" table:style-name="ce1">
            <text:p>82.4744</text:p>
          </table:table-cell>
          <table:table-cell office:value-type="float" office:value="82.834900000000005" table:style-name="ce1">
            <text:p>82.8349</text:p>
          </table:table-cell>
          <table:table-cell office:value-type="float" office:value="82.836399999999998" table:style-name="ce1">
            <text:p>82.8364</text:p>
          </table:table-cell>
          <table:table-cell office:value-type="float" office:value="82.290899999999993" table:style-name="ce1">
            <text:p>82.2909</text:p>
          </table:table-cell>
          <table:table-cell office:value-type="float" office:value="82.677300000000002" table:style-name="ce1">
            <text:p>82.6773</text:p>
          </table:table-cell>
          <table:table-cell office:value-type="float" office:value="84.973699999999994" table:style-name="ce1">
            <text:p>84.9737</text:p>
          </table:table-cell>
          <table:table-cell office:value-type="float" office:value="82.757099999999994" table:style-name="ce1">
            <text:p>82.7571</text:p>
          </table:table-cell>
          <table:table-cell office:value-type="float" office:value="83.452600000000004" table:style-name="ce1">
            <text:p>83.4526</text:p>
          </table:table-cell>
          <table:table-cell table:style-name="ce1"/>
          <table:table-cell office:value-type="float" office:value="82.134768965517225" table:formula="of:=AVERAGE([.C11:.AE11])" table:style-name="ce1">
            <text:p>82.13476897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5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0988100000000001" table:style-name="ce1">
            <text:p>1.09881</text:p>
          </table:table-cell>
          <table:table-cell office:value-type="float" office:value="0.84136100000000003" table:style-name="ce1">
            <text:p>0.841361</text:p>
          </table:table-cell>
          <table:table-cell office:value-type="float" office:value="0.91853700000000005" table:style-name="ce1">
            <text:p>0.918537</text:p>
          </table:table-cell>
          <table:table-cell office:value-type="float" office:value="0.79389100000000001" table:style-name="ce1">
            <text:p>0.793891</text:p>
          </table:table-cell>
          <table:table-cell office:value-type="float" office:value="1.00823" table:style-name="ce1">
            <text:p>1.00823</text:p>
          </table:table-cell>
          <table:table-cell office:value-type="float" office:value="1.0577399999999999" table:style-name="ce1">
            <text:p>1.05774</text:p>
          </table:table-cell>
          <table:table-cell office:value-type="float" office:value="0.73273299999999997" table:style-name="ce1">
            <text:p>0.732733</text:p>
          </table:table-cell>
          <table:table-cell office:value-type="float" office:value="0.77787399999999995" table:style-name="ce1">
            <text:p>0.777874</text:p>
          </table:table-cell>
          <table:table-cell office:value-type="float" office:value="0.77088400000000001" table:style-name="ce1">
            <text:p>0.770884</text:p>
          </table:table-cell>
          <table:table-cell office:value-type="float" office:value="0.90135399999999999" table:style-name="ce1">
            <text:p>0.901354</text:p>
          </table:table-cell>
          <table:table-cell office:value-type="float" office:value="0.73127600000000004" table:style-name="ce1">
            <text:p>0.731276</text:p>
          </table:table-cell>
          <table:table-cell office:value-type="float" office:value="0.74321700000000002" table:style-name="ce1">
            <text:p>0.743217</text:p>
          </table:table-cell>
          <table:table-cell office:value-type="float" office:value="0.87747399999999998" table:style-name="ce1">
            <text:p>0.877474</text:p>
          </table:table-cell>
          <table:table-cell office:value-type="float" office:value="0.82476099999999997" table:style-name="ce1">
            <text:p>0.824761</text:p>
          </table:table-cell>
          <table:table-cell office:value-type="float" office:value="0.71846200000000005" table:style-name="ce1">
            <text:p>0.718462</text:p>
          </table:table-cell>
          <table:table-cell office:value-type="float" office:value="0.83874000000000004" table:style-name="ce1">
            <text:p>0.83874</text:p>
          </table:table-cell>
          <table:table-cell office:value-type="float" office:value="0.76826300000000003" table:style-name="ce1">
            <text:p>0.768263</text:p>
          </table:table-cell>
          <table:table-cell office:value-type="float" office:value="0.72603399999999996" table:style-name="ce1">
            <text:p>0.726034</text:p>
          </table:table-cell>
          <table:table-cell office:value-type="float" office:value="0.814859" table:style-name="ce1">
            <text:p>0.814859</text:p>
          </table:table-cell>
          <table:table-cell office:value-type="float" office:value="0.76214700000000002" table:style-name="ce1">
            <text:p>0.762147</text:p>
          </table:table-cell>
          <table:table-cell office:value-type="float" office:value="0.722248" table:style-name="ce1">
            <text:p>0.722248</text:p>
          </table:table-cell>
          <table:table-cell office:value-type="float" office:value="0.73185900000000004" table:style-name="ce1">
            <text:p>0.731859</text:p>
          </table:table-cell>
          <table:table-cell office:value-type="float" office:value="0.71875299999999998" table:style-name="ce1">
            <text:p>0.718753</text:p>
          </table:table-cell>
          <table:table-cell office:value-type="float" office:value="0.75719499999999995" table:style-name="ce1">
            <text:p>0.757195</text:p>
          </table:table-cell>
          <table:table-cell office:value-type="float" office:value="0.71525899999999998" table:style-name="ce1">
            <text:p>0.715259</text:p>
          </table:table-cell>
          <table:table-cell office:value-type="float" office:value="0.79301699999999997" table:style-name="ce1">
            <text:p>0.793017</text:p>
          </table:table-cell>
          <table:table-cell office:value-type="float" office:value="0.72516000000000003" table:style-name="ce1">
            <text:p>0.72516</text:p>
          </table:table-cell>
          <table:table-cell office:value-type="float" office:value="0.74641999999999997" table:style-name="ce1">
            <text:p>0.74642</text:p>
          </table:table-cell>
          <table:table-cell office:value-type="float" office:value="0.72486899999999999" table:style-name="ce1">
            <text:p>0.724869</text:p>
          </table:table-cell>
          <table:table-cell office:value-type="float" office:value="0.73651900000000003" table:style-name="ce1">
            <text:p>0.736519</text:p>
          </table:table-cell>
          <table:table-cell table:style-name="ce1"/>
          <table:table-cell office:value-type="float" office:value="0.79238399999999987" table:formula="of:=AVERAGE([.C2:.AE2])" table:style-name="ce1">
            <text:p>0.79238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4281900000000001" table:style-name="ce1">
            <text:p>1.42819</text:p>
          </table:table-cell>
          <table:table-cell office:value-type="float" office:value="1.33412" table:style-name="ce1">
            <text:p>1.33412</text:p>
          </table:table-cell>
          <table:table-cell office:value-type="float" office:value="1.30383" table:style-name="ce1">
            <text:p>1.30383</text:p>
          </table:table-cell>
          <table:table-cell office:value-type="float" office:value="1.34839" table:style-name="ce1">
            <text:p>1.34839</text:p>
          </table:table-cell>
          <table:table-cell office:value-type="float" office:value="1.38975" table:style-name="ce1">
            <text:p>1.38975</text:p>
          </table:table-cell>
          <table:table-cell office:value-type="float" office:value="1.2735399999999999" table:style-name="ce1">
            <text:p>1.27354</text:p>
          </table:table-cell>
          <table:table-cell office:value-type="float" office:value="1.3084899999999999" table:style-name="ce1">
            <text:p>1.30849</text:p>
          </table:table-cell>
          <table:table-cell office:value-type="float" office:value="1.3667400000000001" table:style-name="ce1">
            <text:p>1.36674</text:p>
          </table:table-cell>
          <table:table-cell office:value-type="float" office:value="1.3250900000000001" table:style-name="ce1">
            <text:p>1.32509</text:p>
          </table:table-cell>
          <table:table-cell office:value-type="float" office:value="1.3079099999999999" table:style-name="ce1">
            <text:p>1.30791</text:p>
          </table:table-cell>
          <table:table-cell office:value-type="float" office:value="1.28112" table:style-name="ce1">
            <text:p>1.28112</text:p>
          </table:table-cell>
          <table:table-cell office:value-type="float" office:value="1.2773300000000001" table:style-name="ce1">
            <text:p>1.27733</text:p>
          </table:table-cell>
          <table:table-cell office:value-type="float" office:value="1.43052" table:style-name="ce1">
            <text:p>1.43052</text:p>
          </table:table-cell>
          <table:table-cell office:value-type="float" office:value="1.38916" table:style-name="ce1">
            <text:p>1.38916</text:p>
          </table:table-cell>
          <table:table-cell office:value-type="float" office:value="1.2924800000000001" table:style-name="ce1">
            <text:p>1.29248</text:p>
          </table:table-cell>
          <table:table-cell office:value-type="float" office:value="1.3548" table:style-name="ce1">
            <text:p>1.3548</text:p>
          </table:table-cell>
          <table:table-cell office:value-type="float" office:value="1.4086799999999999" table:style-name="ce1">
            <text:p>1.40868</text:p>
          </table:table-cell>
          <table:table-cell office:value-type="float" office:value="1.4313899999999999" table:style-name="ce1">
            <text:p>1.43139</text:p>
          </table:table-cell>
          <table:table-cell office:value-type="float" office:value="1.3874200000000001" table:style-name="ce1">
            <text:p>1.38742</text:p>
          </table:table-cell>
          <table:table-cell office:value-type="float" office:value="1.4325600000000001" table:style-name="ce1">
            <text:p>1.43256</text:p>
          </table:table-cell>
          <table:table-cell office:value-type="float" office:value="1.42178" table:style-name="ce1">
            <text:p>1.42178</text:p>
          </table:table-cell>
          <table:table-cell office:value-type="float" office:value="1.43285" table:style-name="ce1">
            <text:p>1.43285</text:p>
          </table:table-cell>
          <table:table-cell office:value-type="float" office:value="1.3329500000000001" table:style-name="ce1">
            <text:p>1.33295</text:p>
          </table:table-cell>
          <table:table-cell office:value-type="float" office:value="1.3387800000000001" table:style-name="ce1">
            <text:p>1.33878</text:p>
          </table:table-cell>
          <table:table-cell office:value-type="float" office:value="1.2380199999999999" table:style-name="ce1">
            <text:p>1.23802</text:p>
          </table:table-cell>
          <table:table-cell office:value-type="float" office:value="1.3283" table:style-name="ce1">
            <text:p>1.3283</text:p>
          </table:table-cell>
          <table:table-cell office:value-type="float" office:value="1.3530500000000001" table:style-name="ce1">
            <text:p>1.35305</text:p>
          </table:table-cell>
          <table:table-cell office:value-type="float" office:value="1.3830499999999999" table:style-name="ce1">
            <text:p>1.38305</text:p>
          </table:table-cell>
          <table:table-cell office:value-type="float" office:value="1.40926" table:style-name="ce1">
            <text:p>1.40926</text:p>
          </table:table-cell>
          <table:table-cell office:value-type="float" office:value="1.32043" table:style-name="ce1">
            <text:p>1.32043</text:p>
          </table:table-cell>
          <table:table-cell table:style-name="ce1"/>
          <table:table-cell office:value-type="float" office:value="1.3517858620689656" table:formula="of:=AVERAGE([.C3:.AE3])" table:style-name="ce1">
            <text:p>1.35178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8983099999999999" table:style-name="ce1">
            <text:p>2.89831</text:p>
          </table:table-cell>
          <table:table-cell office:value-type="float" office:value="2.3778899999999998" table:style-name="ce1">
            <text:p>2.37789</text:p>
          </table:table-cell>
          <table:table-cell office:value-type="float" office:value="2.3202199999999999" table:style-name="ce1">
            <text:p>2.32022</text:p>
          </table:table-cell>
          <table:table-cell office:value-type="float" office:value="2.3773" table:style-name="ce1">
            <text:p>2.3773</text:p>
          </table:table-cell>
          <table:table-cell office:value-type="float" office:value="2.4506899999999998" table:style-name="ce1">
            <text:p>2.45069</text:p>
          </table:table-cell>
          <table:table-cell office:value-type="float" office:value="2.5007899999999998" table:style-name="ce1">
            <text:p>2.50079</text:p>
          </table:table-cell>
          <table:table-cell office:value-type="float" office:value="2.4798200000000001" table:style-name="ce1">
            <text:p>2.47982</text:p>
          </table:table-cell>
          <table:table-cell office:value-type="float" office:value="2.4317600000000001" table:style-name="ce1">
            <text:p>2.43176</text:p>
          </table:table-cell>
          <table:table-cell office:value-type="float" office:value="2.3720599999999998" table:style-name="ce1">
            <text:p>2.37206</text:p>
          </table:table-cell>
          <table:table-cell office:value-type="float" office:value="2.4043899999999998" table:style-name="ce1">
            <text:p>2.40439</text:p>
          </table:table-cell>
          <table:table-cell office:value-type="float" office:value="2.5284499999999999" table:style-name="ce1">
            <text:p>2.52845</text:p>
          </table:table-cell>
          <table:table-cell office:value-type="float" office:value="2.4081700000000001" table:style-name="ce1">
            <text:p>2.40817</text:p>
          </table:table-cell>
          <table:table-cell office:value-type="float" office:value="2.4390399999999999" table:style-name="ce1">
            <text:p>2.43904</text:p>
          </table:table-cell>
          <table:table-cell office:value-type="float" office:value="2.4102100000000002" table:style-name="ce1">
            <text:p>2.41021</text:p>
          </table:table-cell>
          <table:table-cell office:value-type="float" office:value="2.59951" table:style-name="ce1">
            <text:p>2.59951</text:p>
          </table:table-cell>
          <table:table-cell office:value-type="float" office:value="2.5418500000000002" table:style-name="ce1">
            <text:p>2.54185</text:p>
          </table:table-cell>
          <table:table-cell office:value-type="float" office:value="2.4378799999999998" table:style-name="ce1">
            <text:p>2.43788</text:p>
          </table:table-cell>
          <table:table-cell office:value-type="float" office:value="2.3688600000000002" table:style-name="ce1">
            <text:p>2.36886</text:p>
          </table:table-cell>
          <table:table-cell office:value-type="float" office:value="2.4349699999999999" table:style-name="ce1">
            <text:p>2.43497</text:p>
          </table:table-cell>
          <table:table-cell office:value-type="float" office:value="2.4533100000000001" table:style-name="ce1">
            <text:p>2.45331</text:p>
          </table:table-cell>
          <table:table-cell office:value-type="float" office:value="2.4081700000000001" table:style-name="ce1">
            <text:p>2.40817</text:p>
          </table:table-cell>
          <table:table-cell office:value-type="float" office:value="2.3962300000000001" table:style-name="ce1">
            <text:p>2.39623</text:p>
          </table:table-cell>
          <table:table-cell office:value-type="float" office:value="2.3784700000000001" table:style-name="ce1">
            <text:p>2.37847</text:p>
          </table:table-cell>
          <table:table-cell office:value-type="float" office:value="2.5252500000000002" table:style-name="ce1">
            <text:p>2.52525</text:p>
          </table:table-cell>
          <table:table-cell office:value-type="float" office:value="2.3971100000000001" table:style-name="ce1">
            <text:p>2.39711</text:p>
          </table:table-cell>
          <table:table-cell office:value-type="float" office:value="2.4270999999999998" table:style-name="ce1">
            <text:p>2.4271</text:p>
          </table:table-cell>
          <table:table-cell office:value-type="float" office:value="2.51389" table:style-name="ce1">
            <text:p>2.51389</text:p>
          </table:table-cell>
          <table:table-cell office:value-type="float" office:value="2.4571000000000001" table:style-name="ce1">
            <text:p>2.4571</text:p>
          </table:table-cell>
          <table:table-cell office:value-type="float" office:value="2.4565199999999998" table:style-name="ce1">
            <text:p>2.45652</text:p>
          </table:table-cell>
          <table:table-cell office:value-type="float" office:value="2.48448" table:style-name="ce1">
            <text:p>2.48448</text:p>
          </table:table-cell>
          <table:table-cell table:style-name="ce1"/>
          <table:table-cell office:value-type="float" office:value="2.4407410344827589" table:formula="of:=AVERAGE([.C4:.AE4])" table:style-name="ce1">
            <text:p>2.44074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.9948999999999995" table:style-name="ce1">
            <text:p>8.9949</text:p>
          </table:table-cell>
          <table:table-cell office:value-type="float" office:value="6.9172799999999999" table:style-name="ce1">
            <text:p>6.91728</text:p>
          </table:table-cell>
          <table:table-cell office:value-type="float" office:value="6.8057299999999996" table:style-name="ce1">
            <text:p>6.80573</text:p>
          </table:table-cell>
          <table:table-cell office:value-type="float" office:value="7.3014099999999997" table:style-name="ce1">
            <text:p>7.30141</text:p>
          </table:table-cell>
          <table:table-cell office:value-type="float" office:value="7.3063599999999997" table:style-name="ce1">
            <text:p>7.30636</text:p>
          </table:table-cell>
          <table:table-cell office:value-type="float" office:value="7.3855700000000004" table:style-name="ce1">
            <text:p>7.38557</text:p>
          </table:table-cell>
          <table:table-cell office:value-type="float" office:value="7.0340600000000002" table:style-name="ce1">
            <text:p>7.03406</text:p>
          </table:table-cell>
          <table:table-cell office:value-type="float" office:value="7.2495700000000003" table:style-name="ce1">
            <text:p>7.24957</text:p>
          </table:table-cell>
          <table:table-cell office:value-type="float" office:value="7.3844099999999999" table:style-name="ce1">
            <text:p>7.38441</text:p>
          </table:table-cell>
          <table:table-cell office:value-type="float" office:value="7.4481900000000003" table:style-name="ce1">
            <text:p>7.44819</text:p>
          </table:table-cell>
          <table:table-cell office:value-type="float" office:value="6.9964899999999997" table:style-name="ce1">
            <text:p>6.99649</text:p>
          </table:table-cell>
          <table:table-cell office:value-type="float" office:value="7.3424699999999996" table:style-name="ce1">
            <text:p>7.34247</text:p>
          </table:table-cell>
          <table:table-cell office:value-type="float" office:value="7.2117100000000001" table:style-name="ce1">
            <text:p>7.21171</text:p>
          </table:table-cell>
          <table:table-cell office:value-type="float" office:value="7.3150899999999996" table:style-name="ce1">
            <text:p>7.31509</text:p>
          </table:table-cell>
          <table:table-cell office:value-type="float" office:value="7.3599399999999999" table:style-name="ce1">
            <text:p>7.35994</text:p>
          </table:table-cell>
          <table:table-cell office:value-type="float" office:value="7.4231400000000001" table:style-name="ce1">
            <text:p>7.42314</text:p>
          </table:table-cell>
          <table:table-cell office:value-type="float" office:value="7.38645" table:style-name="ce1">
            <text:p>7.38645</text:p>
          </table:table-cell>
          <table:table-cell office:value-type="float" office:value="6.7649600000000003" table:style-name="ce1">
            <text:p>6.76496</text:p>
          </table:table-cell>
          <table:table-cell office:value-type="float" office:value="6.8479599999999996" table:style-name="ce1">
            <text:p>6.84796</text:p>
          </table:table-cell>
          <table:table-cell office:value-type="float" office:value="6.8893199999999997" table:style-name="ce1">
            <text:p>6.88932</text:p>
          </table:table-cell>
          <table:table-cell office:value-type="float" office:value="6.7908799999999996" table:style-name="ce1">
            <text:p>6.79088</text:p>
          </table:table-cell>
          <table:table-cell office:value-type="float" office:value="7.4085799999999997" table:style-name="ce1">
            <text:p>7.40858</text:p>
          </table:table-cell>
          <table:table-cell office:value-type="float" office:value="6.8342700000000001" table:style-name="ce1">
            <text:p>6.83427</text:p>
          </table:table-cell>
          <table:table-cell office:value-type="float" office:value="6.70526" table:style-name="ce1">
            <text:p>6.70526</text:p>
          </table:table-cell>
          <table:table-cell office:value-type="float" office:value="6.7533099999999999" table:style-name="ce1">
            <text:p>6.75331</text:p>
          </table:table-cell>
          <table:table-cell office:value-type="float" office:value="6.7862200000000001" table:style-name="ce1">
            <text:p>6.78622</text:p>
          </table:table-cell>
          <table:table-cell office:value-type="float" office:value="6.95397" table:style-name="ce1">
            <text:p>6.95397</text:p>
          </table:table-cell>
          <table:table-cell office:value-type="float" office:value="6.7603" table:style-name="ce1">
            <text:p>6.7603</text:p>
          </table:table-cell>
          <table:table-cell office:value-type="float" office:value="6.8331099999999996" table:style-name="ce1">
            <text:p>6.83311</text:p>
          </table:table-cell>
          <table:table-cell office:value-type="float" office:value="7.5131300000000003" table:style-name="ce1">
            <text:p>7.51313</text:p>
          </table:table-cell>
          <table:table-cell table:style-name="ce1"/>
          <table:table-cell office:value-type="float" office:value="7.0934186206896541" table:formula="of:=AVERAGE([.C5:.AE5])" table:style-name="ce1">
            <text:p>7.09341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2.2864" table:style-name="ce1">
            <text:p>12.2864</text:p>
          </table:table-cell>
          <table:table-cell office:value-type="float" office:value="8.8370599999999992" table:style-name="ce1">
            <text:p>8.83706</text:p>
          </table:table-cell>
          <table:table-cell office:value-type="float" office:value="8.9185999999999996" table:style-name="ce1">
            <text:p>8.9186</text:p>
          </table:table-cell>
          <table:table-cell office:value-type="float" office:value="8.8329799999999992" table:style-name="ce1">
            <text:p>8.83298</text:p>
          </table:table-cell>
          <table:table-cell office:value-type="float" office:value="10.1135" table:style-name="ce1">
            <text:p>10.1135</text:p>
          </table:table-cell>
          <table:table-cell office:value-type="float" office:value="10.478999999999999" table:style-name="ce1">
            <text:p>10.479</text:p>
          </table:table-cell>
          <table:table-cell office:value-type="float" office:value="10.438499999999999" table:style-name="ce1">
            <text:p>10.4385</text:p>
          </table:table-cell>
          <table:table-cell office:value-type="float" office:value="10.4717" table:style-name="ce1">
            <text:p>10.4717</text:p>
          </table:table-cell>
          <table:table-cell office:value-type="float" office:value="10.3203" table:style-name="ce1">
            <text:p>10.3203</text:p>
          </table:table-cell>
          <table:table-cell office:value-type="float" office:value="10.493" table:style-name="ce1">
            <text:p>10.493</text:p>
          </table:table-cell>
          <table:table-cell office:value-type="float" office:value="10.396000000000001" table:style-name="ce1">
            <text:p>10.396</text:p>
          </table:table-cell>
          <table:table-cell office:value-type="float" office:value="10.291499999999999" table:style-name="ce1">
            <text:p>10.2915</text:p>
          </table:table-cell>
          <table:table-cell office:value-type="float" office:value="10.438800000000001" table:style-name="ce1">
            <text:p>10.4388</text:p>
          </table:table-cell>
          <table:table-cell office:value-type="float" office:value="10.5326" table:style-name="ce1">
            <text:p>10.5326</text:p>
          </table:table-cell>
          <table:table-cell office:value-type="float" office:value="10.4665" table:style-name="ce1">
            <text:p>10.4665</text:p>
          </table:table-cell>
          <table:table-cell office:value-type="float" office:value="10.2201" table:style-name="ce1">
            <text:p>10.2201</text:p>
          </table:table-cell>
          <table:table-cell office:value-type="float" office:value="9.5065899999999992" table:style-name="ce1">
            <text:p>9.50659</text:p>
          </table:table-cell>
          <table:table-cell office:value-type="float" office:value="10.338100000000001" table:style-name="ce1">
            <text:p>10.3381</text:p>
          </table:table-cell>
          <table:table-cell office:value-type="float" office:value="10.4077" table:style-name="ce1">
            <text:p>10.4077</text:p>
          </table:table-cell>
          <table:table-cell office:value-type="float" office:value="9.6536600000000004" table:style-name="ce1">
            <text:p>9.65366</text:p>
          </table:table-cell>
          <table:table-cell office:value-type="float" office:value="9.7847200000000001" table:style-name="ce1">
            <text:p>9.78472</text:p>
          </table:table-cell>
          <table:table-cell office:value-type="float" office:value="9.8516999999999992" table:style-name="ce1">
            <text:p>9.8517</text:p>
          </table:table-cell>
          <table:table-cell office:value-type="float" office:value="9.9099500000000003" table:style-name="ce1">
            <text:p>9.90995</text:p>
          </table:table-cell>
          <table:table-cell office:value-type="float" office:value="9.7786000000000008" table:style-name="ce1">
            <text:p>9.7786</text:p>
          </table:table-cell>
          <table:table-cell office:value-type="float" office:value="9.5025200000000005" table:style-name="ce1">
            <text:p>9.50252</text:p>
          </table:table-cell>
          <table:table-cell office:value-type="float" office:value="9.5837699999999995" table:style-name="ce1">
            <text:p>9.58377</text:p>
          </table:table-cell>
          <table:table-cell office:value-type="float" office:value="9.46495" table:style-name="ce1">
            <text:p>9.46495</text:p>
          </table:table-cell>
          <table:table-cell office:value-type="float" office:value="9.6539599999999997" table:style-name="ce1">
            <text:p>9.65396</text:p>
          </table:table-cell>
          <table:table-cell office:value-type="float" office:value="9.3216599999999996" table:style-name="ce1">
            <text:p>9.32166</text:p>
          </table:table-cell>
          <table:table-cell office:value-type="float" office:value="9.49756" table:style-name="ce1">
            <text:p>9.49756</text:p>
          </table:table-cell>
          <table:table-cell table:style-name="ce1"/>
          <table:table-cell office:value-type="float" office:value="9.9139855172413789" table:formula="of:=AVERAGE([.C6:.AE6])" table:style-name="ce1">
            <text:p>9.91398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8.009" table:style-name="ce1">
            <text:p>18.009</text:p>
          </table:table-cell>
          <table:table-cell office:value-type="float" office:value="16.3918" table:style-name="ce1">
            <text:p>16.3918</text:p>
          </table:table-cell>
          <table:table-cell office:value-type="float" office:value="16.624500000000001" table:style-name="ce1">
            <text:p>16.6245</text:p>
          </table:table-cell>
          <table:table-cell office:value-type="float" office:value="16.526399999999999" table:style-name="ce1">
            <text:p>16.5264</text:p>
          </table:table-cell>
          <table:table-cell office:value-type="float" office:value="17.257899999999999" table:style-name="ce1">
            <text:p>17.2579</text:p>
          </table:table-cell>
          <table:table-cell office:value-type="float" office:value="17.308599999999998" table:style-name="ce1">
            <text:p>17.3086</text:p>
          </table:table-cell>
          <table:table-cell office:value-type="float" office:value="17.540400000000002" table:style-name="ce1">
            <text:p>17.5404</text:p>
          </table:table-cell>
          <table:table-cell office:value-type="float" office:value="17.175799999999999" table:style-name="ce1">
            <text:p>17.1758</text:p>
          </table:table-cell>
          <table:table-cell office:value-type="float" office:value="17.160699999999999" table:style-name="ce1">
            <text:p>17.1607</text:p>
          </table:table-cell>
          <table:table-cell office:value-type="float" office:value="17.504300000000001" table:style-name="ce1">
            <text:p>17.5043</text:p>
          </table:table-cell>
          <table:table-cell office:value-type="float" office:value="17.204899999999999" table:style-name="ce1">
            <text:p>17.2049</text:p>
          </table:table-cell>
          <table:table-cell office:value-type="float" office:value="16.8508" table:style-name="ce1">
            <text:p>16.8508</text:p>
          </table:table-cell>
          <table:table-cell office:value-type="float" office:value="17.235800000000001" table:style-name="ce1">
            <text:p>17.2358</text:p>
          </table:table-cell>
          <table:table-cell office:value-type="float" office:value="17.283300000000001" table:style-name="ce1">
            <text:p>17.2833</text:p>
          </table:table-cell>
          <table:table-cell office:value-type="float" office:value="17.195" table:style-name="ce1">
            <text:p>17.195</text:p>
          </table:table-cell>
          <table:table-cell office:value-type="float" office:value="16.565100000000001" table:style-name="ce1">
            <text:p>16.5651</text:p>
          </table:table-cell>
          <table:table-cell office:value-type="float" office:value="17.741099999999999" table:style-name="ce1">
            <text:p>17.7411</text:p>
          </table:table-cell>
          <table:table-cell office:value-type="float" office:value="17.1738" table:style-name="ce1">
            <text:p>17.1738</text:p>
          </table:table-cell>
          <table:table-cell office:value-type="float" office:value="16.8994" table:style-name="ce1">
            <text:p>16.8994</text:p>
          </table:table-cell>
          <table:table-cell office:value-type="float" office:value="17.194199999999999" table:style-name="ce1">
            <text:p>17.1942</text:p>
          </table:table-cell>
          <table:table-cell office:value-type="float" office:value="17.211099999999998" table:style-name="ce1">
            <text:p>17.2111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17.086099999999998" table:style-name="ce1">
            <text:p>17.0861</text:p>
          </table:table-cell>
          <table:table-cell office:value-type="float" office:value="17.0154" table:style-name="ce1">
            <text:p>17.0154</text:p>
          </table:table-cell>
          <table:table-cell office:value-type="float" office:value="17.1417" table:style-name="ce1">
            <text:p>17.1417</text:p>
          </table:table-cell>
          <table:table-cell office:value-type="float" office:value="17.1965" table:style-name="ce1">
            <text:p>17.1965</text:p>
          </table:table-cell>
          <table:table-cell office:value-type="float" office:value="17.324100000000001" table:style-name="ce1">
            <text:p>17.3241</text:p>
          </table:table-cell>
          <table:table-cell office:value-type="float" office:value="17.247499999999999" table:style-name="ce1">
            <text:p>17.2475</text:p>
          </table:table-cell>
          <table:table-cell office:value-type="float" office:value="17.2469" table:style-name="ce1">
            <text:p>17.2469</text:p>
          </table:table-cell>
          <table:table-cell office:value-type="float" office:value="19.364100000000001" table:style-name="ce1">
            <text:p>19.3641</text:p>
          </table:table-cell>
          <table:table-cell table:style-name="ce1"/>
          <table:table-cell office:value-type="float" office:value="17.195075862068965" table:formula="of:=AVERAGE([.C7:.AE7])" table:style-name="ce1">
            <text:p>17.1950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6.0504" table:style-name="ce1">
            <text:p>26.0504</text:p>
          </table:table-cell>
          <table:table-cell office:value-type="float" office:value="25.203800000000001" table:style-name="ce1">
            <text:p>25.2038</text:p>
          </table:table-cell>
          <table:table-cell office:value-type="float" office:value="24.508099999999999" table:style-name="ce1">
            <text:p>24.5081</text:p>
          </table:table-cell>
          <table:table-cell office:value-type="float" office:value="25.034099999999999" table:style-name="ce1">
            <text:p>25.0341</text:p>
          </table:table-cell>
          <table:table-cell office:value-type="float" office:value="24.625800000000002" table:style-name="ce1">
            <text:p>24.6258</text:p>
          </table:table-cell>
          <table:table-cell office:value-type="float" office:value="25.1736" table:style-name="ce1">
            <text:p>25.1736</text:p>
          </table:table-cell>
          <table:table-cell office:value-type="float" office:value="25.0626" table:style-name="ce1">
            <text:p>25.0626</text:p>
          </table:table-cell>
          <table:table-cell office:value-type="float" office:value="25.0946" table:style-name="ce1">
            <text:p>25.0946</text:p>
          </table:table-cell>
          <table:table-cell office:value-type="float" office:value="24.711400000000001" table:style-name="ce1">
            <text:p>24.7114</text:p>
          </table:table-cell>
          <table:table-cell office:value-type="float" office:value="25.370100000000001" table:style-name="ce1">
            <text:p>25.3701</text:p>
          </table:table-cell>
          <table:table-cell office:value-type="float" office:value="25.119700000000002" table:style-name="ce1">
            <text:p>25.1197</text:p>
          </table:table-cell>
          <table:table-cell office:value-type="float" office:value="25.787199999999999" table:style-name="ce1">
            <text:p>25.7872</text:p>
          </table:table-cell>
          <table:table-cell office:value-type="float" office:value="24.741399999999999" table:style-name="ce1">
            <text:p>24.7414</text:p>
          </table:table-cell>
          <table:table-cell office:value-type="float" office:value="25.166599999999999" table:style-name="ce1">
            <text:p>25.1666</text:p>
          </table:table-cell>
          <table:table-cell office:value-type="float" office:value="24.7315" table:style-name="ce1">
            <text:p>24.7315</text:p>
          </table:table-cell>
          <table:table-cell office:value-type="float" office:value="25.430700000000002" table:style-name="ce1">
            <text:p>25.4307</text:p>
          </table:table-cell>
          <table:table-cell office:value-type="float" office:value="24.8034" table:style-name="ce1">
            <text:p>24.8034</text:p>
          </table:table-cell>
          <table:table-cell office:value-type="float" office:value="24.721" table:style-name="ce1">
            <text:p>24.721</text:p>
          </table:table-cell>
          <table:table-cell office:value-type="float" office:value="25.323799999999999" table:style-name="ce1">
            <text:p>25.3238</text:p>
          </table:table-cell>
          <table:table-cell office:value-type="float" office:value="25.130700000000001" table:style-name="ce1">
            <text:p>25.1307</text:p>
          </table:table-cell>
          <table:table-cell office:value-type="float" office:value="24.6447" table:style-name="ce1">
            <text:p>24.6447</text:p>
          </table:table-cell>
          <table:table-cell office:value-type="float" office:value="24.703499999999998" table:style-name="ce1">
            <text:p>24.7035</text:p>
          </table:table-cell>
          <table:table-cell office:value-type="float" office:value="25.016300000000001" table:style-name="ce1">
            <text:p>25.0163</text:p>
          </table:table-cell>
          <table:table-cell office:value-type="float" office:value="24.485099999999999" table:style-name="ce1">
            <text:p>24.4851</text:p>
          </table:table-cell>
          <table:table-cell office:value-type="float" office:value="22.211500000000001" table:style-name="ce1">
            <text:p>22.2115</text:p>
          </table:table-cell>
          <table:table-cell office:value-type="float" office:value="24.8736" table:style-name="ce1">
            <text:p>24.8736</text:p>
          </table:table-cell>
          <table:table-cell office:value-type="float" office:value="25.291499999999999" table:style-name="ce1">
            <text:p>25.2915</text:p>
          </table:table-cell>
          <table:table-cell office:value-type="float" office:value="25.3096" table:style-name="ce1">
            <text:p>25.3096</text:p>
          </table:table-cell>
          <table:table-cell office:value-type="float" office:value="24.5197" table:style-name="ce1">
            <text:p>24.5197</text:p>
          </table:table-cell>
          <table:table-cell office:value-type="float" office:value="25.0929" table:style-name="ce1">
            <text:p>25.0929</text:p>
          </table:table-cell>
          <table:table-cell table:style-name="ce1"/>
          <table:table-cell office:value-type="float" office:value="24.892706896551729" table:formula="of:=AVERAGE([.C8:.AE8])" table:style-name="ce1">
            <text:p>24.8927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4.159399999999998" table:style-name="ce1">
            <text:p>34.1594</text:p>
          </table:table-cell>
          <table:table-cell office:value-type="float" office:value="33.116300000000003" table:style-name="ce1">
            <text:p>33.1163</text:p>
          </table:table-cell>
          <table:table-cell office:value-type="float" office:value="32.142400000000002" table:style-name="ce1">
            <text:p>32.1424</text:p>
          </table:table-cell>
          <table:table-cell office:value-type="float" office:value="32.790399999999998" table:style-name="ce1">
            <text:p>32.7904</text:p>
          </table:table-cell>
          <table:table-cell office:value-type="float" office:value="32.538200000000003" table:style-name="ce1">
            <text:p>32.5382</text:p>
          </table:table-cell>
          <table:table-cell office:value-type="float" office:value="32.6785" table:style-name="ce1">
            <text:p>32.6785</text:p>
          </table:table-cell>
          <table:table-cell office:value-type="float" office:value="32.072800000000001" table:style-name="ce1">
            <text:p>32.0728</text:p>
          </table:table-cell>
          <table:table-cell office:value-type="float" office:value="32.181699999999999" table:style-name="ce1">
            <text:p>32.1817</text:p>
          </table:table-cell>
          <table:table-cell office:value-type="float" office:value="31.7562" table:style-name="ce1">
            <text:p>31.7562</text:p>
          </table:table-cell>
          <table:table-cell office:value-type="float" office:value="32.564399999999999" table:style-name="ce1">
            <text:p>32.5644</text:p>
          </table:table-cell>
          <table:table-cell office:value-type="float" office:value="32.632199999999997" table:style-name="ce1">
            <text:p>32.6322</text:p>
          </table:table-cell>
          <table:table-cell office:value-type="float" office:value="32.503799999999998" table:style-name="ce1">
            <text:p>32.5038</text:p>
          </table:table-cell>
          <table:table-cell office:value-type="float" office:value="31.916699999999999" table:style-name="ce1">
            <text:p>31.9167</text:p>
          </table:table-cell>
          <table:table-cell office:value-type="float" office:value="31.990400000000001" table:style-name="ce1">
            <text:p>31.9904</text:p>
          </table:table-cell>
          <table:table-cell office:value-type="float" office:value="31.915500000000002" table:style-name="ce1">
            <text:p>31.9155</text:p>
          </table:table-cell>
          <table:table-cell office:value-type="float" office:value="38.164700000000003" table:style-name="ce1">
            <text:p>38.1647</text:p>
          </table:table-cell>
          <table:table-cell office:value-type="float" office:value="33.130200000000002" table:style-name="ce1">
            <text:p>33.1302</text:p>
          </table:table-cell>
          <table:table-cell office:value-type="float" office:value="32.690199999999997" table:style-name="ce1">
            <text:p>32.6902</text:p>
          </table:table-cell>
          <table:table-cell office:value-type="float" office:value="31.6645" table:style-name="ce1">
            <text:p>31.6645</text:p>
          </table:table-cell>
          <table:table-cell office:value-type="float" office:value="32.062600000000003" table:style-name="ce1">
            <text:p>32.0626</text:p>
          </table:table-cell>
          <table:table-cell office:value-type="float" office:value="32.516300000000001" table:style-name="ce1">
            <text:p>32.5163</text:p>
          </table:table-cell>
          <table:table-cell office:value-type="float" office:value="32.3416" table:style-name="ce1">
            <text:p>32.3416</text:p>
          </table:table-cell>
          <table:table-cell office:value-type="float" office:value="32.493899999999996" table:style-name="ce1">
            <text:p>32.4939</text:p>
          </table:table-cell>
          <table:table-cell office:value-type="float" office:value="32.966000000000001" table:style-name="ce1">
            <text:p>32.966</text:p>
          </table:table-cell>
          <table:table-cell office:value-type="float" office:value="32.258600000000001" table:style-name="ce1">
            <text:p>32.2586</text:p>
          </table:table-cell>
          <table:table-cell office:value-type="float" office:value="32.420200000000001" table:style-name="ce1">
            <text:p>32.4202</text:p>
          </table:table-cell>
          <table:table-cell office:value-type="float" office:value="32.972999999999999" table:style-name="ce1">
            <text:p>32.973</text:p>
          </table:table-cell>
          <table:table-cell office:value-type="float" office:value="31.744" table:style-name="ce1">
            <text:p>31.744</text:p>
          </table:table-cell>
          <table:table-cell office:value-type="float" office:value="33.085700000000003" table:style-name="ce1">
            <text:p>33.0857</text:p>
          </table:table-cell>
          <table:table-cell office:value-type="float" office:value="43.034599999999998" table:style-name="ce1">
            <text:p>43.0346</text:p>
          </table:table-cell>
          <table:table-cell table:style-name="ce1"/>
          <table:table-cell office:value-type="float" office:value="32.977434482758618" table:formula="of:=AVERAGE([.C9:.AE9])" table:style-name="ce1">
            <text:p>32.9774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5.282299999999999" table:style-name="ce1">
            <text:p>55.2823</text:p>
          </table:table-cell>
          <table:table-cell office:value-type="float" office:value="52.235700000000001" table:style-name="ce1">
            <text:p>52.2357</text:p>
          </table:table-cell>
          <table:table-cell office:value-type="float" office:value="54.148499999999999" table:style-name="ce1">
            <text:p>54.1485</text:p>
          </table:table-cell>
          <table:table-cell office:value-type="float" office:value="52.637099999999997" table:style-name="ce1">
            <text:p>52.6371</text:p>
          </table:table-cell>
          <table:table-cell office:value-type="float" office:value="69.780299999999997" table:style-name="ce1">
            <text:p>69.7803</text:p>
          </table:table-cell>
          <table:table-cell office:value-type="float" office:value="68.6113" table:style-name="ce1">
            <text:p>68.6113</text:p>
          </table:table-cell>
          <table:table-cell office:value-type="float" office:value="68.949100000000001" table:style-name="ce1">
            <text:p>68.9491</text:p>
          </table:table-cell>
          <table:table-cell office:value-type="float" office:value="70.579400000000007" table:style-name="ce1">
            <text:p>70.5794</text:p>
          </table:table-cell>
          <table:table-cell office:value-type="float" office:value="69.594200000000001" table:style-name="ce1">
            <text:p>69.5942</text:p>
          </table:table-cell>
          <table:table-cell office:value-type="float" office:value="69.367599999999996" table:style-name="ce1">
            <text:p>69.3676</text:p>
          </table:table-cell>
          <table:table-cell office:value-type="float" office:value="68.379199999999997" table:style-name="ce1">
            <text:p>68.3792</text:p>
          </table:table-cell>
          <table:table-cell office:value-type="float" office:value="69.776799999999994" table:style-name="ce1">
            <text:p>69.7768</text:p>
          </table:table-cell>
          <table:table-cell office:value-type="float" office:value="64.522099999999995" table:style-name="ce1">
            <text:p>64.5221</text:p>
          </table:table-cell>
          <table:table-cell office:value-type="float" office:value="68.949700000000007" table:style-name="ce1">
            <text:p>68.9497</text:p>
          </table:table-cell>
          <table:table-cell office:value-type="float" office:value="69.4375" table:style-name="ce1">
            <text:p>69.4375</text:p>
          </table:table-cell>
          <table:table-cell office:value-type="float" office:value="68.812200000000004" table:style-name="ce1">
            <text:p>68.8122</text:p>
          </table:table-cell>
          <table:table-cell office:value-type="float" office:value="69.011099999999999" table:style-name="ce1">
            <text:p>69.0111</text:p>
          </table:table-cell>
          <table:table-cell office:value-type="float" office:value="69.341399999999993" table:style-name="ce1">
            <text:p>69.3414</text:p>
          </table:table-cell>
          <table:table-cell office:value-type="float" office:value="69.846699999999998" table:style-name="ce1">
            <text:p>69.8467</text:p>
          </table:table-cell>
          <table:table-cell office:value-type="float" office:value="64.834900000000005" table:style-name="ce1">
            <text:p>64.8349</text:p>
          </table:table-cell>
          <table:table-cell office:value-type="float" office:value="70.5351" table:style-name="ce1">
            <text:p>70.5351</text:p>
          </table:table-cell>
          <table:table-cell office:value-type="float" office:value="68.657899999999998" table:style-name="ce1">
            <text:p>68.6579</text:p>
          </table:table-cell>
          <table:table-cell office:value-type="float" office:value="69.514399999999995" table:style-name="ce1">
            <text:p>69.5144</text:p>
          </table:table-cell>
          <table:table-cell office:value-type="float" office:value="69.854200000000006" table:style-name="ce1">
            <text:p>69.8542</text:p>
          </table:table-cell>
          <table:table-cell office:value-type="float" office:value="69.105800000000002" table:style-name="ce1">
            <text:p>69.1058</text:p>
          </table:table-cell>
          <table:table-cell office:value-type="float" office:value="68.571700000000007" table:style-name="ce1">
            <text:p>68.5717</text:p>
          </table:table-cell>
          <table:table-cell office:value-type="float" office:value="70.269800000000004" table:style-name="ce1">
            <text:p>70.2698</text:p>
          </table:table-cell>
          <table:table-cell office:value-type="float" office:value="68.575699999999998" table:style-name="ce1">
            <text:p>68.5757</text:p>
          </table:table-cell>
          <table:table-cell office:value-type="float" office:value="65.512600000000006" table:style-name="ce1">
            <text:p>65.5126</text:p>
          </table:table-cell>
          <table:table-cell office:value-type="float" office:value="68.095200000000006" table:style-name="ce1">
            <text:p>68.0952</text:p>
          </table:table-cell>
          <table:table-cell table:style-name="ce1"/>
          <table:table-cell office:value-type="float" office:value="67.155420689655188" table:formula="of:=AVERAGE([.C10:.AE10])" table:style-name="ce1">
            <text:p>67.1554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7.539500000000004" table:style-name="ce1">
            <text:p>77.5395</text:p>
          </table:table-cell>
          <table:table-cell office:value-type="float" office:value="68.625799999999998" table:style-name="ce1">
            <text:p>68.6258</text:p>
          </table:table-cell>
          <table:table-cell office:value-type="float" office:value="71.460899999999995" table:style-name="ce1">
            <text:p>71.4609</text:p>
          </table:table-cell>
          <table:table-cell office:value-type="float" office:value="70.850499999999997" table:style-name="ce1">
            <text:p>70.8505</text:p>
          </table:table-cell>
          <table:table-cell office:value-type="float" office:value="69.549000000000007" table:style-name="ce1">
            <text:p>69.549</text:p>
          </table:table-cell>
          <table:table-cell office:value-type="float" office:value="68.333399999999997" table:style-name="ce1">
            <text:p>68.3334</text:p>
          </table:table-cell>
          <table:table-cell office:value-type="float" office:value="69.391800000000003" table:style-name="ce1">
            <text:p>69.3918</text:p>
          </table:table-cell>
          <table:table-cell office:value-type="float" office:value="69.146199999999993" table:style-name="ce1">
            <text:p>69.1462</text:p>
          </table:table-cell>
          <table:table-cell office:value-type="float" office:value="69.445300000000003" table:style-name="ce1">
            <text:p>69.4453</text:p>
          </table:table-cell>
          <table:table-cell office:value-type="float" office:value="67.625500000000002" table:style-name="ce1">
            <text:p>67.6255</text:p>
          </table:table-cell>
          <table:table-cell office:value-type="float" office:value="69.295100000000005" table:style-name="ce1">
            <text:p>69.2951</text:p>
          </table:table-cell>
          <table:table-cell office:value-type="float" office:value="69.228399999999993" table:style-name="ce1">
            <text:p>69.2284</text:p>
          </table:table-cell>
          <table:table-cell office:value-type="float" office:value="71.137699999999995" table:style-name="ce1">
            <text:p>71.1377</text:p>
          </table:table-cell>
          <table:table-cell office:value-type="float" office:value="68.2102" table:style-name="ce1">
            <text:p>68.2102</text:p>
          </table:table-cell>
          <table:table-cell office:value-type="float" office:value="68.195999999999998" table:style-name="ce1">
            <text:p>68.196</text:p>
          </table:table-cell>
          <table:table-cell office:value-type="float" office:value="67.320800000000006" table:style-name="ce1">
            <text:p>67.3208</text:p>
          </table:table-cell>
          <table:table-cell office:value-type="float" office:value="68.6066" table:style-name="ce1">
            <text:p>68.6066</text:p>
          </table:table-cell>
          <table:table-cell office:value-type="float" office:value="68.477000000000004" table:style-name="ce1">
            <text:p>68.477</text:p>
          </table:table-cell>
          <table:table-cell office:value-type="float" office:value="68.254199999999997" table:style-name="ce1">
            <text:p>68.2542</text:p>
          </table:table-cell>
          <table:table-cell office:value-type="float" office:value="66.863" table:style-name="ce1">
            <text:p>66.863</text:p>
          </table:table-cell>
          <table:table-cell office:value-type="float" office:value="67.558499999999995" table:style-name="ce1">
            <text:p>67.5585</text:p>
          </table:table-cell>
          <table:table-cell office:value-type="float" office:value="69.646900000000002" table:style-name="ce1">
            <text:p>69.6469</text:p>
          </table:table-cell>
          <table:table-cell office:value-type="float" office:value="66.355400000000003" table:style-name="ce1">
            <text:p>66.3554</text:p>
          </table:table-cell>
          <table:table-cell office:value-type="float" office:value="69.929900000000004" table:style-name="ce1">
            <text:p>69.9299</text:p>
          </table:table-cell>
          <table:table-cell office:value-type="float" office:value="66.445400000000006" table:style-name="ce1">
            <text:p>66.4454</text:p>
          </table:table-cell>
          <table:table-cell office:value-type="float" office:value="69.466899999999995" table:style-name="ce1">
            <text:p>69.4669</text:p>
          </table:table-cell>
          <table:table-cell office:value-type="float" office:value="69.690799999999996" table:style-name="ce1">
            <text:p>69.6908</text:p>
          </table:table-cell>
          <table:table-cell office:value-type="float" office:value="67.328699999999998" table:style-name="ce1">
            <text:p>67.3287</text:p>
          </table:table-cell>
          <table:table-cell office:value-type="float" office:value="67.124499999999998" table:style-name="ce1">
            <text:p>67.1245</text:p>
          </table:table-cell>
          <table:table-cell office:value-type="float" office:value="70.181899999999999" table:style-name="ce1">
            <text:p>70.1819</text:p>
          </table:table-cell>
          <table:table-cell table:style-name="ce1"/>
          <table:table-cell office:value-type="float" office:value="68.749872413793113" table:formula="of:=AVERAGE([.C11:.AE11])" table:style-name="ce1">
            <text:p>68.74987241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4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79418200000000005" table:style-name="ce1">
            <text:p>0.794182</text:p>
          </table:table-cell>
          <table:table-cell office:value-type="float" office:value="0.722831" table:style-name="ce1">
            <text:p>0.722831</text:p>
          </table:table-cell>
          <table:table-cell office:value-type="float" office:value="0.74671100000000001" table:style-name="ce1">
            <text:p>0.746711</text:p>
          </table:table-cell>
          <table:table-cell office:value-type="float" office:value="0.71933599999999998" table:style-name="ce1">
            <text:p>0.719336</text:p>
          </table:table-cell>
          <table:table-cell office:value-type="float" office:value="0.84689400000000004" table:style-name="ce1">
            <text:p>0.846894</text:p>
          </table:table-cell>
          <table:table-cell office:value-type="float" office:value="0.926983" table:style-name="ce1">
            <text:p>0.926983</text:p>
          </table:table-cell>
          <table:table-cell office:value-type="float" office:value="0.75195400000000001" table:style-name="ce1">
            <text:p>0.751954</text:p>
          </table:table-cell>
          <table:table-cell office:value-type="float" office:value="0.93630100000000005" table:style-name="ce1">
            <text:p>0.936301</text:p>
          </table:table-cell>
          <table:table-cell office:value-type="float" office:value="0.838449" table:style-name="ce1">
            <text:p>0.838449</text:p>
          </table:table-cell>
          <table:table-cell office:value-type="float" office:value="0.89145300000000005" table:style-name="ce1">
            <text:p>0.891453</text:p>
          </table:table-cell>
          <table:table-cell office:value-type="float" office:value="0.94795099999999999" table:style-name="ce1">
            <text:p>0.947951</text:p>
          </table:table-cell>
          <table:table-cell office:value-type="float" office:value="0.76068999999999998" table:style-name="ce1">
            <text:p>0.76069</text:p>
          </table:table-cell>
          <table:table-cell office:value-type="float" office:value="1.01901" table:style-name="ce1">
            <text:p>1.01901</text:p>
          </table:table-cell>
          <table:table-cell office:value-type="float" office:value="0.73331500000000005" table:style-name="ce1">
            <text:p>0.733315</text:p>
          </table:table-cell>
          <table:table-cell office:value-type="float" office:value="0.84310799999999997" table:style-name="ce1">
            <text:p>0.843108</text:p>
          </table:table-cell>
          <table:table-cell office:value-type="float" office:value="0.72341299999999997" table:style-name="ce1">
            <text:p>0.723413</text:p>
          </table:table-cell>
          <table:table-cell office:value-type="float" office:value="0.72137399999999996" table:style-name="ce1">
            <text:p>0.721374</text:p>
          </table:table-cell>
          <table:table-cell office:value-type="float" office:value="0.74030399999999996" table:style-name="ce1">
            <text:p>0.740304</text:p>
          </table:table-cell>
          <table:table-cell office:value-type="float" office:value="0.718754" table:style-name="ce1">
            <text:p>0.718754</text:p>
          </table:table-cell>
          <table:table-cell office:value-type="float" office:value="0.71700699999999995" table:style-name="ce1">
            <text:p>0.717007</text:p>
          </table:table-cell>
          <table:table-cell office:value-type="float" office:value="0.86524199999999996" table:style-name="ce1">
            <text:p>0.865242</text:p>
          </table:table-cell>
          <table:table-cell office:value-type="float" office:value="0.72632600000000003" table:style-name="ce1">
            <text:p>0.726326</text:p>
          </table:table-cell>
          <table:table-cell office:value-type="float" office:value="0.76098200000000005" table:style-name="ce1">
            <text:p>0.760982</text:p>
          </table:table-cell>
          <table:table-cell office:value-type="float" office:value="0.71147300000000002" table:style-name="ce1">
            <text:p>0.711473</text:p>
          </table:table-cell>
          <table:table-cell office:value-type="float" office:value="0.73739200000000005" table:style-name="ce1">
            <text:p>0.737392</text:p>
          </table:table-cell>
          <table:table-cell office:value-type="float" office:value="0.82010099999999997" table:style-name="ce1">
            <text:p>0.820101</text:p>
          </table:table-cell>
          <table:table-cell office:value-type="float" office:value="0.71525899999999998" table:style-name="ce1">
            <text:p>0.715259</text:p>
          </table:table-cell>
          <table:table-cell office:value-type="float" office:value="0.73564499999999999" table:style-name="ce1">
            <text:p>0.735645</text:p>
          </table:table-cell>
          <table:table-cell office:value-type="float" office:value="0.72253999999999996" table:style-name="ce1">
            <text:p>0.72254</text:p>
          </table:table-cell>
          <table:table-cell office:value-type="float" office:value="0.72370500000000004" table:style-name="ce1">
            <text:p>0.723705</text:p>
          </table:table-cell>
          <table:table-cell table:style-name="ce1"/>
          <table:table-cell office:value-type="float" office:value="0.78705182758620684" table:formula="of:=AVERAGE([.C2:.AE2])" table:style-name="ce1">
            <text:p>0.787051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2048099999999999" table:style-name="ce1">
            <text:p>1.20481</text:p>
          </table:table-cell>
          <table:table-cell office:value-type="float" office:value="1.14628" table:style-name="ce1">
            <text:p>1.14628</text:p>
          </table:table-cell>
          <table:table-cell office:value-type="float" office:value="1.17831" table:style-name="ce1">
            <text:p>1.17831</text:p>
          </table:table-cell>
          <table:table-cell office:value-type="float" office:value="1.21326" table:style-name="ce1">
            <text:p>1.21326</text:p>
          </table:table-cell>
          <table:table-cell office:value-type="float" office:value="1.5033300000000001" table:style-name="ce1">
            <text:p>1.50333</text:p>
          </table:table-cell>
          <table:table-cell office:value-type="float" office:value="1.4031400000000001" table:style-name="ce1">
            <text:p>1.40314</text:p>
          </table:table-cell>
          <table:table-cell office:value-type="float" office:value="1.3947000000000001" table:style-name="ce1">
            <text:p>1.3947</text:p>
          </table:table-cell>
          <table:table-cell office:value-type="float" office:value="1.5117700000000001" table:style-name="ce1">
            <text:p>1.51177</text:p>
          </table:table-cell>
          <table:table-cell office:value-type="float" office:value="1.4136299999999999" table:style-name="ce1">
            <text:p>1.41363</text:p>
          </table:table-cell>
          <table:table-cell office:value-type="float" office:value="1.45323" table:style-name="ce1">
            <text:p>1.45323</text:p>
          </table:table-cell>
          <table:table-cell office:value-type="float" office:value="1.4130400000000001" table:style-name="ce1">
            <text:p>1.41304</text:p>
          </table:table-cell>
          <table:table-cell office:value-type="float" office:value="1.42062" table:style-name="ce1">
            <text:p>1.42062</text:p>
          </table:table-cell>
          <table:table-cell office:value-type="float" office:value="1.4477" table:style-name="ce1">
            <text:p>1.4477</text:p>
          </table:table-cell>
          <table:table-cell office:value-type="float" office:value="1.33616" table:style-name="ce1">
            <text:p>1.33616</text:p>
          </table:table-cell>
          <table:table-cell office:value-type="float" office:value="1.4080900000000001" table:style-name="ce1">
            <text:p>1.40809</text:p>
          </table:table-cell>
          <table:table-cell office:value-type="float" office:value="1.47129" table:style-name="ce1">
            <text:p>1.47129</text:p>
          </table:table-cell>
          <table:table-cell office:value-type="float" office:value="1.46343" table:style-name="ce1">
            <text:p>1.46343</text:p>
          </table:table-cell>
          <table:table-cell office:value-type="float" office:value="1.4730399999999999" table:style-name="ce1">
            <text:p>1.47304</text:p>
          </table:table-cell>
          <table:table-cell office:value-type="float" office:value="1.39819" table:style-name="ce1">
            <text:p>1.39819</text:p>
          </table:table-cell>
          <table:table-cell office:value-type="float" office:value="1.4701200000000001" table:style-name="ce1">
            <text:p>1.47012</text:p>
          </table:table-cell>
          <table:table-cell office:value-type="float" office:value="1.3585799999999999" table:style-name="ce1">
            <text:p>1.35858</text:p>
          </table:table-cell>
          <table:table-cell office:value-type="float" office:value="1.4730399999999999" table:style-name="ce1">
            <text:p>1.47304</text:p>
          </table:table-cell>
          <table:table-cell office:value-type="float" office:value="1.3463499999999999" table:style-name="ce1">
            <text:p>1.34635</text:p>
          </table:table-cell>
          <table:table-cell office:value-type="float" office:value="1.3314999999999999" table:style-name="ce1">
            <text:p>1.3315</text:p>
          </table:table-cell>
          <table:table-cell office:value-type="float" office:value="1.36324" table:style-name="ce1">
            <text:p>1.36324</text:p>
          </table:table-cell>
          <table:table-cell office:value-type="float" office:value="1.36965" table:style-name="ce1">
            <text:p>1.36965</text:p>
          </table:table-cell>
          <table:table-cell office:value-type="float" office:value="1.35392" table:style-name="ce1">
            <text:p>1.35392</text:p>
          </table:table-cell>
          <table:table-cell office:value-type="float" office:value="1.32917" table:style-name="ce1">
            <text:p>1.32917</text:p>
          </table:table-cell>
          <table:table-cell office:value-type="float" office:value="1.3810100000000001" table:style-name="ce1">
            <text:p>1.38101</text:p>
          </table:table-cell>
          <table:table-cell office:value-type="float" office:value="1.4951700000000001" table:style-name="ce1">
            <text:p>1.49517</text:p>
          </table:table-cell>
          <table:table-cell table:style-name="ce1"/>
          <table:table-cell office:value-type="float" office:value="1.390377931034483" table:formula="of:=AVERAGE([.C3:.AE3])" table:style-name="ce1">
            <text:p>1.39037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4209900000000002" table:style-name="ce1">
            <text:p>2.42099</text:p>
          </table:table-cell>
          <table:table-cell office:value-type="float" office:value="2.23373" table:style-name="ce1">
            <text:p>2.23373</text:p>
          </table:table-cell>
          <table:table-cell office:value-type="float" office:value="2.1451899999999999" table:style-name="ce1">
            <text:p>2.14519</text:p>
          </table:table-cell>
          <table:table-cell office:value-type="float" office:value="2.1909200000000002" table:style-name="ce1">
            <text:p>2.19092</text:p>
          </table:table-cell>
          <table:table-cell office:value-type="float" office:value="2.12947" table:style-name="ce1">
            <text:p>2.12947</text:p>
          </table:table-cell>
          <table:table-cell office:value-type="float" office:value="2.1440299999999999" table:style-name="ce1">
            <text:p>2.14403</text:p>
          </table:table-cell>
          <table:table-cell office:value-type="float" office:value="2.22878" table:style-name="ce1">
            <text:p>2.22878</text:p>
          </table:table-cell>
          <table:table-cell office:value-type="float" office:value="2.16296" table:style-name="ce1">
            <text:p>2.16296</text:p>
          </table:table-cell>
          <table:table-cell office:value-type="float" office:value="2.1562600000000001" table:style-name="ce1">
            <text:p>2.15626</text:p>
          </table:table-cell>
          <table:table-cell office:value-type="float" office:value="2.0907300000000002" table:style-name="ce1">
            <text:p>2.09073</text:p>
          </table:table-cell>
          <table:table-cell office:value-type="float" office:value="2.1288800000000001" table:style-name="ce1">
            <text:p>2.12888</text:p>
          </table:table-cell>
          <table:table-cell office:value-type="float" office:value="2.1044200000000002" table:style-name="ce1">
            <text:p>2.10442</text:p>
          </table:table-cell>
          <table:table-cell office:value-type="float" office:value="2.0974300000000001" table:style-name="ce1">
            <text:p>2.09743</text:p>
          </table:table-cell>
          <table:table-cell office:value-type="float" office:value="2.1189800000000001" table:style-name="ce1">
            <text:p>2.11898</text:p>
          </table:table-cell>
          <table:table-cell office:value-type="float" office:value="2.1038399999999999" table:style-name="ce1">
            <text:p>2.10384</text:p>
          </table:table-cell>
          <table:table-cell office:value-type="float" office:value="2.08724" table:style-name="ce1">
            <text:p>2.08724</text:p>
          </table:table-cell>
          <table:table-cell office:value-type="float" office:value="2.1850900000000002" table:style-name="ce1">
            <text:p>2.18509</text:p>
          </table:table-cell>
          <table:table-cell office:value-type="float" office:value="2.2270300000000001" table:style-name="ce1">
            <text:p>2.22703</text:p>
          </table:table-cell>
          <table:table-cell office:value-type="float" office:value="2.16412" table:style-name="ce1">
            <text:p>2.16412</text:p>
          </table:table-cell>
          <table:table-cell office:value-type="float" office:value="2.2532399999999999" table:style-name="ce1">
            <text:p>2.25324</text:p>
          </table:table-cell>
          <table:table-cell office:value-type="float" office:value="2.29955" table:style-name="ce1">
            <text:p>2.29955</text:p>
          </table:table-cell>
          <table:table-cell office:value-type="float" office:value="2.10093" table:style-name="ce1">
            <text:p>2.10093</text:p>
          </table:table-cell>
          <table:table-cell office:value-type="float" office:value="2.1183999999999998" table:style-name="ce1">
            <text:p>2.1184</text:p>
          </table:table-cell>
          <table:table-cell office:value-type="float" office:value="2.1853799999999999" table:style-name="ce1">
            <text:p>2.18538</text:p>
          </table:table-cell>
          <table:table-cell office:value-type="float" office:value="2.1082100000000001" table:style-name="ce1">
            <text:p>2.10821</text:p>
          </table:table-cell>
          <table:table-cell office:value-type="float" office:value="2.1396600000000001" table:style-name="ce1">
            <text:p>2.13966</text:p>
          </table:table-cell>
          <table:table-cell office:value-type="float" office:value="2.1198600000000001" table:style-name="ce1">
            <text:p>2.11986</text:p>
          </table:table-cell>
          <table:table-cell office:value-type="float" office:value="2.0837400000000001" table:style-name="ce1">
            <text:p>2.08374</text:p>
          </table:table-cell>
          <table:table-cell office:value-type="float" office:value="2.1087899999999999" table:style-name="ce1">
            <text:p>2.10879</text:p>
          </table:table-cell>
          <table:table-cell office:value-type="float" office:value="2.3146900000000001" table:style-name="ce1">
            <text:p>2.31469</text:p>
          </table:table-cell>
          <table:table-cell table:style-name="ce1"/>
          <table:table-cell office:value-type="float" office:value="2.1562603448275861" table:formula="of:=AVERAGE([.C4:.AE4])" table:style-name="ce1">
            <text:p>2.15626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.0823200000000002" table:style-name="ce1">
            <text:p>6.08232</text:p>
          </table:table-cell>
          <table:table-cell office:value-type="float" office:value="4.2172900000000002" table:style-name="ce1">
            <text:p>4.21729</text:p>
          </table:table-cell>
          <table:table-cell office:value-type="float" office:value="3.8780100000000002" table:style-name="ce1">
            <text:p>3.87801</text:p>
          </table:table-cell>
          <table:table-cell office:value-type="float" office:value="4.0809899999999999" table:style-name="ce1">
            <text:p>4.08099</text:p>
          </table:table-cell>
          <table:table-cell office:value-type="float" office:value="4.28573" table:style-name="ce1">
            <text:p>4.28573</text:p>
          </table:table-cell>
          <table:table-cell office:value-type="float" office:value="4.1776799999999996" table:style-name="ce1">
            <text:p>4.17768</text:p>
          </table:table-cell>
          <table:table-cell office:value-type="float" office:value="4.1703999999999999" table:style-name="ce1">
            <text:p>4.1704</text:p>
          </table:table-cell>
          <table:table-cell office:value-type="float" office:value="4.1182699999999999" table:style-name="ce1">
            <text:p>4.11827</text:p>
          </table:table-cell>
          <table:table-cell office:value-type="float" office:value="3.83141" table:style-name="ce1">
            <text:p>3.83141</text:p>
          </table:table-cell>
          <table:table-cell office:value-type="float" office:value="4.02013" table:style-name="ce1">
            <text:p>4.02013</text:p>
          </table:table-cell>
          <table:table-cell office:value-type="float" office:value="4.0804099999999996" table:style-name="ce1">
            <text:p>4.08041</text:p>
          </table:table-cell>
          <table:table-cell office:value-type="float" office:value="3.9898400000000001" table:style-name="ce1">
            <text:p>3.98984</text:p>
          </table:table-cell>
          <table:table-cell office:value-type="float" office:value="4.0550800000000002" table:style-name="ce1">
            <text:p>4.05508</text:p>
          </table:table-cell>
          <table:table-cell office:value-type="float" office:value="4.0352699999999997" table:style-name="ce1">
            <text:p>4.03527</text:p>
          </table:table-cell>
          <table:table-cell office:value-type="float" office:value="4.0652699999999999" table:style-name="ce1">
            <text:p>4.06527</text:p>
          </table:table-cell>
          <table:table-cell office:value-type="float" office:value="4.1089500000000001" table:style-name="ce1">
            <text:p>4.10895</text:p>
          </table:table-cell>
          <table:table-cell office:value-type="float" office:value="4.1482700000000001" table:style-name="ce1">
            <text:p>4.14827</text:p>
          </table:table-cell>
          <table:table-cell office:value-type="float" office:value="4.0911900000000001" table:style-name="ce1">
            <text:p>4.09119</text:p>
          </table:table-cell>
          <table:table-cell office:value-type="float" office:value="3.9950800000000002" table:style-name="ce1">
            <text:p>3.99508</text:p>
          </table:table-cell>
          <table:table-cell office:value-type="float" office:value="4.2720399999999996" table:style-name="ce1">
            <text:p>4.27204</text:p>
          </table:table-cell>
          <table:table-cell office:value-type="float" office:value="4.2231100000000001" table:style-name="ce1">
            <text:p>4.22311</text:p>
          </table:table-cell>
          <table:table-cell office:value-type="float" office:value="4.0760399999999999" table:style-name="ce1">
            <text:p>4.07604</text:p>
          </table:table-cell>
          <table:table-cell office:value-type="float" office:value="4.1724399999999999" table:style-name="ce1">
            <text:p>4.17244</text:p>
          </table:table-cell>
          <table:table-cell office:value-type="float" office:value="4.0317800000000004" table:style-name="ce1">
            <text:p>4.03178</text:p>
          </table:table-cell>
          <table:table-cell office:value-type="float" office:value="3.8960599999999999" table:style-name="ce1">
            <text:p>3.89606</text:p>
          </table:table-cell>
          <table:table-cell office:value-type="float" office:value="3.8357800000000002" table:style-name="ce1">
            <text:p>3.83578</text:p>
          </table:table-cell>
          <table:table-cell office:value-type="float" office:value="4.1363300000000001" table:style-name="ce1">
            <text:p>4.13633</text:p>
          </table:table-cell>
          <table:table-cell office:value-type="float" office:value="3.9135399999999998" table:style-name="ce1">
            <text:p>3.91354</text:p>
          </table:table-cell>
          <table:table-cell office:value-type="float" office:value="3.98169" table:style-name="ce1">
            <text:p>3.98169</text:p>
          </table:table-cell>
          <table:table-cell office:value-type="float" office:value="4.5108499999999996" table:style-name="ce1">
            <text:p>4.51085</text:p>
          </table:table-cell>
          <table:table-cell table:style-name="ce1"/>
          <table:table-cell office:value-type="float" office:value="4.0827217241379321" table:formula="of:=AVERAGE([.C5:.AE5])" table:style-name="ce1">
            <text:p>4.08272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571" table:style-name="ce1">
            <text:p>10.571</text:p>
          </table:table-cell>
          <table:table-cell office:value-type="float" office:value="8.9264700000000001" table:style-name="ce1">
            <text:p>8.92647</text:p>
          </table:table-cell>
          <table:table-cell office:value-type="float" office:value="10.649100000000001" table:style-name="ce1">
            <text:p>10.6491</text:p>
          </table:table-cell>
          <table:table-cell office:value-type="float" office:value="8.7132900000000006" table:style-name="ce1">
            <text:p>8.71329</text:p>
          </table:table-cell>
          <table:table-cell office:value-type="float" office:value="8.6870799999999999" table:style-name="ce1">
            <text:p>8.68708</text:p>
          </table:table-cell>
          <table:table-cell office:value-type="float" office:value="8.83094" table:style-name="ce1">
            <text:p>8.83094</text:p>
          </table:table-cell>
          <table:table-cell office:value-type="float" office:value="8.6867800000000006" table:style-name="ce1">
            <text:p>8.68678</text:p>
          </table:table-cell>
          <table:table-cell office:value-type="float" office:value="8.6369799999999994" table:style-name="ce1">
            <text:p>8.63698</text:p>
          </table:table-cell>
          <table:table-cell office:value-type="float" office:value="8.6390200000000004" table:style-name="ce1">
            <text:p>8.63902</text:p>
          </table:table-cell>
          <table:table-cell office:value-type="float" office:value="8.7086199999999998" table:style-name="ce1">
            <text:p>8.70862</text:p>
          </table:table-cell>
          <table:table-cell office:value-type="float" office:value="7.9362899999999996" table:style-name="ce1">
            <text:p>7.93629</text:p>
          </table:table-cell>
          <table:table-cell office:value-type="float" office:value="8.1727600000000002" table:style-name="ce1">
            <text:p>8.17276</text:p>
          </table:table-cell>
          <table:table-cell office:value-type="float" office:value="8.6192200000000003" table:style-name="ce1">
            <text:p>8.61922</text:p>
          </table:table-cell>
          <table:table-cell office:value-type="float" office:value="8.74648" table:style-name="ce1">
            <text:p>8.74648</text:p>
          </table:table-cell>
          <table:table-cell office:value-type="float" office:value="7.7289300000000001" table:style-name="ce1">
            <text:p>7.72893</text:p>
          </table:table-cell>
          <table:table-cell office:value-type="float" office:value="7.8658099999999997" table:style-name="ce1">
            <text:p>7.86581</text:p>
          </table:table-cell>
          <table:table-cell office:value-type="float" office:value="8.0658799999999999" table:style-name="ce1">
            <text:p>8.06588</text:p>
          </table:table-cell>
          <table:table-cell office:value-type="float" office:value="8.5950500000000005" table:style-name="ce1">
            <text:p>8.59505</text:p>
          </table:table-cell>
          <table:table-cell office:value-type="float" office:value="7.7554299999999996" table:style-name="ce1">
            <text:p>7.75543</text:p>
          </table:table-cell>
          <table:table-cell office:value-type="float" office:value="8.3571100000000005" table:style-name="ce1">
            <text:p>8.35711</text:p>
          </table:table-cell>
          <table:table-cell office:value-type="float" office:value="7.8693" table:style-name="ce1">
            <text:p>7.8693</text:p>
          </table:table-cell>
          <table:table-cell office:value-type="float" office:value="7.8463000000000003" table:style-name="ce1">
            <text:p>7.8463</text:p>
          </table:table-cell>
          <table:table-cell office:value-type="float" office:value="7.7726199999999999" table:style-name="ce1">
            <text:p>7.77262</text:p>
          </table:table-cell>
          <table:table-cell office:value-type="float" office:value="7.6398099999999998" table:style-name="ce1">
            <text:p>7.63981</text:p>
          </table:table-cell>
          <table:table-cell office:value-type="float" office:value="7.8841599999999996" table:style-name="ce1">
            <text:p>7.88416</text:p>
          </table:table-cell>
          <table:table-cell office:value-type="float" office:value="7.8803700000000001" table:style-name="ce1">
            <text:p>7.88037</text:p>
          </table:table-cell>
          <table:table-cell office:value-type="float" office:value="7.6066099999999999" table:style-name="ce1">
            <text:p>7.60661</text:p>
          </table:table-cell>
          <table:table-cell office:value-type="float" office:value="7.8023199999999999" table:style-name="ce1">
            <text:p>7.80232</text:p>
          </table:table-cell>
          <table:table-cell office:value-type="float" office:value="7.7673699999999997" table:style-name="ce1">
            <text:p>7.76737</text:p>
          </table:table-cell>
          <table:table-cell office:value-type="float" office:value="7.8331900000000001" table:style-name="ce1">
            <text:p>7.83319</text:p>
          </table:table-cell>
          <table:table-cell table:style-name="ce1"/>
          <table:table-cell office:value-type="float" office:value="8.2835617241379325" table:formula="of:=AVERAGE([.C6:.AE6])" table:style-name="ce1">
            <text:p>8.28356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8.941500000000001" table:style-name="ce1">
            <text:p>18.9415</text:p>
          </table:table-cell>
          <table:table-cell office:value-type="float" office:value="17.382899999999999" table:style-name="ce1">
            <text:p>17.3829</text:p>
          </table:table-cell>
          <table:table-cell office:value-type="float" office:value="16.960599999999999" table:style-name="ce1">
            <text:p>16.9606</text:p>
          </table:table-cell>
          <table:table-cell office:value-type="float" office:value="17.559699999999999" table:style-name="ce1">
            <text:p>17.5597</text:p>
          </table:table-cell>
          <table:table-cell office:value-type="float" office:value="16.7742" table:style-name="ce1">
            <text:p>16.7742</text:p>
          </table:table-cell>
          <table:table-cell office:value-type="float" office:value="17.071899999999999" table:style-name="ce1">
            <text:p>17.0719</text:p>
          </table:table-cell>
          <table:table-cell office:value-type="float" office:value="16.925899999999999" table:style-name="ce1">
            <text:p>16.9259</text:p>
          </table:table-cell>
          <table:table-cell office:value-type="float" office:value="17.454799999999999" table:style-name="ce1">
            <text:p>17.4548</text:p>
          </table:table-cell>
          <table:table-cell office:value-type="float" office:value="16.75" table:style-name="ce1">
            <text:p>16.75</text:p>
          </table:table-cell>
          <table:table-cell office:value-type="float" office:value="16.563400000000001" table:style-name="ce1">
            <text:p>16.5634</text:p>
          </table:table-cell>
          <table:table-cell office:value-type="float" office:value="17.188099999999999" table:style-name="ce1">
            <text:p>17.1881</text:p>
          </table:table-cell>
          <table:table-cell office:value-type="float" office:value="17.468499999999999" table:style-name="ce1">
            <text:p>17.4685</text:p>
          </table:table-cell>
          <table:table-cell office:value-type="float" office:value="16.802199999999999" table:style-name="ce1">
            <text:p>16.8022</text:p>
          </table:table-cell>
          <table:table-cell office:value-type="float" office:value="17.154599999999999" table:style-name="ce1">
            <text:p>17.1546</text:p>
          </table:table-cell>
          <table:table-cell office:value-type="float" office:value="16.8779" table:style-name="ce1">
            <text:p>16.8779</text:p>
          </table:table-cell>
          <table:table-cell office:value-type="float" office:value="17.123100000000001" table:style-name="ce1">
            <text:p>17.1231</text:p>
          </table:table-cell>
          <table:table-cell office:value-type="float" office:value="17.356999999999999" table:style-name="ce1">
            <text:p>17.357</text:p>
          </table:table-cell>
          <table:table-cell office:value-type="float" office:value="17.1388" table:style-name="ce1">
            <text:p>17.1388</text:p>
          </table:table-cell>
          <table:table-cell office:value-type="float" office:value="17.882300000000001" table:style-name="ce1">
            <text:p>17.8823</text:p>
          </table:table-cell>
          <table:table-cell office:value-type="float" office:value="17.310400000000001" table:style-name="ce1">
            <text:p>17.3104</text:p>
          </table:table-cell>
          <table:table-cell office:value-type="float" office:value="16.820499999999999" table:style-name="ce1">
            <text:p>16.8205</text:p>
          </table:table-cell>
          <table:table-cell office:value-type="float" office:value="17.05" table:style-name="ce1">
            <text:p>17.05</text:p>
          </table:table-cell>
          <table:table-cell office:value-type="float" office:value="17.271100000000001" table:style-name="ce1">
            <text:p>17.2711</text:p>
          </table:table-cell>
          <table:table-cell office:value-type="float" office:value="17.747199999999999" table:style-name="ce1">
            <text:p>17.7472</text:p>
          </table:table-cell>
          <table:table-cell office:value-type="float" office:value="17.456900000000001" table:style-name="ce1">
            <text:p>17.4569</text:p>
          </table:table-cell>
          <table:table-cell office:value-type="float" office:value="16.6248" table:style-name="ce1">
            <text:p>16.6248</text:p>
          </table:table-cell>
          <table:table-cell office:value-type="float" office:value="17.327000000000002" table:style-name="ce1">
            <text:p>17.327</text:p>
          </table:table-cell>
          <table:table-cell office:value-type="float" office:value="17.156300000000002" table:style-name="ce1">
            <text:p>17.1563</text:p>
          </table:table-cell>
          <table:table-cell office:value-type="float" office:value="17.620799999999999" table:style-name="ce1">
            <text:p>17.6208</text:p>
          </table:table-cell>
          <table:table-cell office:value-type="float" office:value="17.119599999999998" table:style-name="ce1">
            <text:p>17.1196</text:p>
          </table:table-cell>
          <table:table-cell table:style-name="ce1"/>
          <table:table-cell office:value-type="float" office:value="17.170362068965517" table:formula="of:=AVERAGE([.C7:.AE7])" table:style-name="ce1">
            <text:p>17.1703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6.4008" table:style-name="ce1">
            <text:p>26.4008</text:p>
          </table:table-cell>
          <table:table-cell office:value-type="float" office:value="25.725999999999999" table:style-name="ce1">
            <text:p>25.726</text:p>
          </table:table-cell>
          <table:table-cell office:value-type="float" office:value="26.251100000000001" table:style-name="ce1">
            <text:p>26.2511</text:p>
          </table:table-cell>
          <table:table-cell office:value-type="float" office:value="25.397200000000002" table:style-name="ce1">
            <text:p>25.3972</text:p>
          </table:table-cell>
          <table:table-cell office:value-type="float" office:value="24.796399999999998" table:style-name="ce1">
            <text:p>24.7964</text:p>
          </table:table-cell>
          <table:table-cell office:value-type="float" office:value="25.877199999999998" table:style-name="ce1">
            <text:p>25.8772</text:p>
          </table:table-cell>
          <table:table-cell office:value-type="float" office:value="25.297899999999998" table:style-name="ce1">
            <text:p>25.2979</text:p>
          </table:table-cell>
          <table:table-cell office:value-type="float" office:value="25.676500000000001" table:style-name="ce1">
            <text:p>25.6765</text:p>
          </table:table-cell>
          <table:table-cell office:value-type="float" office:value="25.907699999999998" table:style-name="ce1">
            <text:p>25.9077</text:p>
          </table:table-cell>
          <table:table-cell office:value-type="float" office:value="22.9955" table:style-name="ce1">
            <text:p>22.9955</text:p>
          </table:table-cell>
          <table:table-cell office:value-type="float" office:value="26.0076" table:style-name="ce1">
            <text:p>26.0076</text:p>
          </table:table-cell>
          <table:table-cell office:value-type="float" office:value="26.1404" table:style-name="ce1">
            <text:p>26.1404</text:p>
          </table:table-cell>
          <table:table-cell office:value-type="float" office:value="25.855899999999998" table:style-name="ce1">
            <text:p>25.8559</text:p>
          </table:table-cell>
          <table:table-cell office:value-type="float" office:value="25.8536" table:style-name="ce1">
            <text:p>25.8536</text:p>
          </table:table-cell>
          <table:table-cell office:value-type="float" office:value="22.269100000000002" table:style-name="ce1">
            <text:p>22.2691</text:p>
          </table:table-cell>
          <table:table-cell office:value-type="float" office:value="26.166399999999999" table:style-name="ce1">
            <text:p>26.1664</text:p>
          </table:table-cell>
          <table:table-cell office:value-type="float" office:value="25.801200000000001" table:style-name="ce1">
            <text:p>25.8012</text:p>
          </table:table-cell>
          <table:table-cell office:value-type="float" office:value="25.783999999999999" table:style-name="ce1">
            <text:p>25.784</text:p>
          </table:table-cell>
          <table:table-cell office:value-type="float" office:value="24.181899999999999" table:style-name="ce1">
            <text:p>24.1819</text:p>
          </table:table-cell>
          <table:table-cell office:value-type="float" office:value="26.037600000000001" table:style-name="ce1">
            <text:p>26.0376</text:p>
          </table:table-cell>
          <table:table-cell office:value-type="float" office:value="25.917100000000001" table:style-name="ce1">
            <text:p>25.9171</text:p>
          </table:table-cell>
          <table:table-cell office:value-type="float" office:value="24.467300000000002" table:style-name="ce1">
            <text:p>24.4673</text:p>
          </table:table-cell>
          <table:table-cell office:value-type="float" office:value="25.6325" table:style-name="ce1">
            <text:p>25.6325</text:p>
          </table:table-cell>
          <table:table-cell office:value-type="float" office:value="25.242599999999999" table:style-name="ce1">
            <text:p>25.2426</text:p>
          </table:table-cell>
          <table:table-cell office:value-type="float" office:value="26.107800000000001" table:style-name="ce1">
            <text:p>26.1078</text:p>
          </table:table-cell>
          <table:table-cell office:value-type="float" office:value="26.2788" table:style-name="ce1">
            <text:p>26.2788</text:p>
          </table:table-cell>
          <table:table-cell office:value-type="float" office:value="24.4513" table:style-name="ce1">
            <text:p>24.4513</text:p>
          </table:table-cell>
          <table:table-cell office:value-type="float" office:value="25.287400000000002" table:style-name="ce1">
            <text:p>25.2874</text:p>
          </table:table-cell>
          <table:table-cell office:value-type="float" office:value="25.873999999999999" table:style-name="ce1">
            <text:p>25.874</text:p>
          </table:table-cell>
          <table:table-cell office:value-type="float" office:value="24.314399999999999" table:style-name="ce1">
            <text:p>24.3144</text:p>
          </table:table-cell>
          <table:table-cell table:style-name="ce1"/>
          <table:table-cell office:value-type="float" office:value="25.36539310344828" table:formula="of:=AVERAGE([.C8:.AE8])" table:style-name="ce1">
            <text:p>25.3653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7.5152" table:style-name="ce1">
            <text:p>47.5152</text:p>
          </table:table-cell>
          <table:table-cell office:value-type="float" office:value="45.075899999999997" table:style-name="ce1">
            <text:p>45.0759</text:p>
          </table:table-cell>
          <table:table-cell office:value-type="float" office:value="44.907800000000002" table:style-name="ce1">
            <text:p>44.9078</text:p>
          </table:table-cell>
          <table:table-cell office:value-type="float" office:value="44.588900000000002" table:style-name="ce1">
            <text:p>44.5889</text:p>
          </table:table-cell>
          <table:table-cell office:value-type="float" office:value="44.736600000000003" table:style-name="ce1">
            <text:p>44.7366</text:p>
          </table:table-cell>
          <table:table-cell office:value-type="float" office:value="45.386600000000001" table:style-name="ce1">
            <text:p>45.3866</text:p>
          </table:table-cell>
          <table:table-cell office:value-type="float" office:value="44.924399999999999" table:style-name="ce1">
            <text:p>44.9244</text:p>
          </table:table-cell>
          <table:table-cell office:value-type="float" office:value="43.953200000000002" table:style-name="ce1">
            <text:p>43.9532</text:p>
          </table:table-cell>
          <table:table-cell office:value-type="float" office:value="44.691200000000002" table:style-name="ce1">
            <text:p>44.6912</text:p>
          </table:table-cell>
          <table:table-cell office:value-type="float" office:value="44.8735" table:style-name="ce1">
            <text:p>44.8735</text:p>
          </table:table-cell>
          <table:table-cell office:value-type="float" office:value="44.246200000000002" table:style-name="ce1">
            <text:p>44.2462</text:p>
          </table:table-cell>
          <table:table-cell office:value-type="float" office:value="45.665300000000002" table:style-name="ce1">
            <text:p>45.6653</text:p>
          </table:table-cell>
          <table:table-cell office:value-type="float" office:value="45.198500000000003" table:style-name="ce1">
            <text:p>45.1985</text:p>
          </table:table-cell>
          <table:table-cell office:value-type="float" office:value="44.263599999999997" table:style-name="ce1">
            <text:p>44.2636</text:p>
          </table:table-cell>
          <table:table-cell office:value-type="float" office:value="44.2639" table:style-name="ce1">
            <text:p>44.2639</text:p>
          </table:table-cell>
          <table:table-cell office:value-type="float" office:value="45.759399999999999" table:style-name="ce1">
            <text:p>45.7594</text:p>
          </table:table-cell>
          <table:table-cell office:value-type="float" office:value="44.692599999999999" table:style-name="ce1">
            <text:p>44.6926</text:p>
          </table:table-cell>
          <table:table-cell office:value-type="float" office:value="45.353700000000003" table:style-name="ce1">
            <text:p>45.3537</text:p>
          </table:table-cell>
          <table:table-cell office:value-type="float" office:value="46.0212" table:style-name="ce1">
            <text:p>46.0212</text:p>
          </table:table-cell>
          <table:table-cell office:value-type="float" office:value="40.386499999999998" table:style-name="ce1">
            <text:p>40.3865</text:p>
          </table:table-cell>
          <table:table-cell office:value-type="float" office:value="43.757199999999997" table:style-name="ce1">
            <text:p>43.7572</text:p>
          </table:table-cell>
          <table:table-cell office:value-type="float" office:value="45.309699999999999" table:style-name="ce1">
            <text:p>45.3097</text:p>
          </table:table-cell>
          <table:table-cell office:value-type="float" office:value="40.280500000000004" table:style-name="ce1">
            <text:p>40.2805</text:p>
          </table:table-cell>
          <table:table-cell office:value-type="float" office:value="44.0901" table:style-name="ce1">
            <text:p>44.0901</text:p>
          </table:table-cell>
          <table:table-cell office:value-type="float" office:value="44.207099999999997" table:style-name="ce1">
            <text:p>44.2071</text:p>
          </table:table-cell>
          <table:table-cell office:value-type="float" office:value="46.235799999999998" table:style-name="ce1">
            <text:p>46.2358</text:p>
          </table:table-cell>
          <table:table-cell office:value-type="float" office:value="40.696100000000001" table:style-name="ce1">
            <text:p>40.6961</text:p>
          </table:table-cell>
          <table:table-cell office:value-type="float" office:value="44.037100000000002" table:style-name="ce1">
            <text:p>44.0371</text:p>
          </table:table-cell>
          <table:table-cell office:value-type="float" office:value="45.766100000000002" table:style-name="ce1">
            <text:p>45.7661</text:p>
          </table:table-cell>
          <table:table-cell office:value-type="float" office:value="44.450899999999997" table:style-name="ce1">
            <text:p>44.4509</text:p>
          </table:table-cell>
          <table:table-cell table:style-name="ce1"/>
          <table:table-cell office:value-type="float" office:value="44.407572413793098" table:formula="of:=AVERAGE([.C9:.AE9])" table:style-name="ce1">
            <text:p>44.4075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5.75" table:style-name="ce1">
            <text:p>55.75</text:p>
          </table:table-cell>
          <table:table-cell office:value-type="float" office:value="52.054900000000004" table:style-name="ce1">
            <text:p>52.0549</text:p>
          </table:table-cell>
          <table:table-cell office:value-type="float" office:value="52.664999999999999" table:style-name="ce1">
            <text:p>52.665</text:p>
          </table:table-cell>
          <table:table-cell office:value-type="float" office:value="52.554099999999998" table:style-name="ce1">
            <text:p>52.5541</text:p>
          </table:table-cell>
          <table:table-cell office:value-type="float" office:value="63.037999999999997" table:style-name="ce1">
            <text:p>63.038</text:p>
          </table:table-cell>
          <table:table-cell office:value-type="float" office:value="63.361600000000003" table:style-name="ce1">
            <text:p>63.3616</text:p>
          </table:table-cell>
          <table:table-cell office:value-type="float" office:value="62.102899999999998" table:style-name="ce1">
            <text:p>62.1029</text:p>
          </table:table-cell>
          <table:table-cell office:value-type="float" office:value="62.215299999999999" table:style-name="ce1">
            <text:p>62.2153</text:p>
          </table:table-cell>
          <table:table-cell office:value-type="float" office:value="61.185200000000002" table:style-name="ce1">
            <text:p>61.1852</text:p>
          </table:table-cell>
          <table:table-cell office:value-type="float" office:value="62.0685" table:style-name="ce1">
            <text:p>62.0685</text:p>
          </table:table-cell>
          <table:table-cell office:value-type="float" office:value="62.982399999999998" table:style-name="ce1">
            <text:p>62.9824</text:p>
          </table:table-cell>
          <table:table-cell office:value-type="float" office:value="63.299500000000002" table:style-name="ce1">
            <text:p>63.2995</text:p>
          </table:table-cell>
          <table:table-cell office:value-type="float" office:value="61.475900000000003" table:style-name="ce1">
            <text:p>61.4759</text:p>
          </table:table-cell>
          <table:table-cell office:value-type="float" office:value="60.924799999999998" table:style-name="ce1">
            <text:p>60.9248</text:p>
          </table:table-cell>
          <table:table-cell office:value-type="float" office:value="60.830199999999998" table:style-name="ce1">
            <text:p>60.8302</text:p>
          </table:table-cell>
          <table:table-cell office:value-type="float" office:value="62.952100000000002" table:style-name="ce1">
            <text:p>62.9521</text:p>
          </table:table-cell>
          <table:table-cell office:value-type="float" office:value="61.210299999999997" table:style-name="ce1">
            <text:p>61.2103</text:p>
          </table:table-cell>
          <table:table-cell office:value-type="float" office:value="62.914499999999997" table:style-name="ce1">
            <text:p>62.9145</text:p>
          </table:table-cell>
          <table:table-cell office:value-type="float" office:value="63.4178" table:style-name="ce1">
            <text:p>63.4178</text:p>
          </table:table-cell>
          <table:table-cell office:value-type="float" office:value="62.170699999999997" table:style-name="ce1">
            <text:p>62.1707</text:p>
          </table:table-cell>
          <table:table-cell office:value-type="float" office:value="62.591299999999997" table:style-name="ce1">
            <text:p>62.5913</text:p>
          </table:table-cell>
          <table:table-cell office:value-type="float" office:value="62.584299999999999" table:style-name="ce1">
            <text:p>62.5843</text:p>
          </table:table-cell>
          <table:table-cell office:value-type="float" office:value="62.688200000000002" table:style-name="ce1">
            <text:p>62.6882</text:p>
          </table:table-cell>
          <table:table-cell office:value-type="float" office:value="63.8459" table:style-name="ce1">
            <text:p>63.8459</text:p>
          </table:table-cell>
          <table:table-cell office:value-type="float" office:value="62.4876" table:style-name="ce1">
            <text:p>62.4876</text:p>
          </table:table-cell>
          <table:table-cell office:value-type="float" office:value="63.605899999999998" table:style-name="ce1">
            <text:p>63.6059</text:p>
          </table:table-cell>
          <table:table-cell office:value-type="float" office:value="61.3" table:style-name="ce1">
            <text:p>61.3</text:p>
          </table:table-cell>
          <table:table-cell office:value-type="float" office:value="63.458300000000001" table:style-name="ce1">
            <text:p>63.4583</text:p>
          </table:table-cell>
          <table:table-cell office:value-type="float" office:value="62.540300000000002" table:style-name="ce1">
            <text:p>62.5403</text:p>
          </table:table-cell>
          <table:table-cell office:value-type="float" office:value="63.6982" table:style-name="ce1">
            <text:p>63.6982</text:p>
          </table:table-cell>
          <table:table-cell table:style-name="ce1"/>
          <table:table-cell office:value-type="float" office:value="61.455989655172409" table:formula="of:=AVERAGE([.C10:.AE10])" table:style-name="ce1">
            <text:p>61.4559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6.890299999999996" table:style-name="ce1">
            <text:p>76.8903</text:p>
          </table:table-cell>
          <table:table-cell office:value-type="float" office:value="68.976200000000006" table:style-name="ce1">
            <text:p>68.9762</text:p>
          </table:table-cell>
          <table:table-cell office:value-type="float" office:value="69.214699999999993" table:style-name="ce1">
            <text:p>69.2147</text:p>
          </table:table-cell>
          <table:table-cell office:value-type="float" office:value="67.198800000000006" table:style-name="ce1">
            <text:p>67.1988</text:p>
          </table:table-cell>
          <table:table-cell office:value-type="float" office:value="70.075900000000004" table:style-name="ce1">
            <text:p>70.0759</text:p>
          </table:table-cell>
          <table:table-cell office:value-type="float" office:value="67.4405" table:style-name="ce1">
            <text:p>67.4405</text:p>
          </table:table-cell>
          <table:table-cell office:value-type="float" office:value="68.381200000000007" table:style-name="ce1">
            <text:p>68.3812</text:p>
          </table:table-cell>
          <table:table-cell office:value-type="float" office:value="68.976500000000001" table:style-name="ce1">
            <text:p>68.9765</text:p>
          </table:table-cell>
          <table:table-cell office:value-type="float" office:value="71.037800000000004" table:style-name="ce1">
            <text:p>71.0378</text:p>
          </table:table-cell>
          <table:table-cell office:value-type="float" office:value="69.516099999999994" table:style-name="ce1">
            <text:p>69.5161</text:p>
          </table:table-cell>
          <table:table-cell office:value-type="float" office:value="68.905699999999996" table:style-name="ce1">
            <text:p>68.9057</text:p>
          </table:table-cell>
          <table:table-cell office:value-type="float" office:value="70.828999999999994" table:style-name="ce1">
            <text:p>70.829</text:p>
          </table:table-cell>
          <table:table-cell office:value-type="float" office:value="71.607699999999994" table:style-name="ce1">
            <text:p>71.6077</text:p>
          </table:table-cell>
          <table:table-cell office:value-type="float" office:value="69.828000000000003" table:style-name="ce1">
            <text:p>69.828</text:p>
          </table:table-cell>
          <table:table-cell office:value-type="float" office:value="68.619699999999995" table:style-name="ce1">
            <text:p>68.6197</text:p>
          </table:table-cell>
          <table:table-cell office:value-type="float" office:value="68.873400000000004" table:style-name="ce1">
            <text:p>68.8734</text:p>
          </table:table-cell>
          <table:table-cell office:value-type="float" office:value="68.930700000000002" table:style-name="ce1">
            <text:p>68.9307</text:p>
          </table:table-cell>
          <table:table-cell office:value-type="float" office:value="69.230699999999999" table:style-name="ce1">
            <text:p>69.2307</text:p>
          </table:table-cell>
          <table:table-cell office:value-type="float" office:value="67.116699999999994" table:style-name="ce1">
            <text:p>67.1167</text:p>
          </table:table-cell>
          <table:table-cell office:value-type="float" office:value="67.9071" table:style-name="ce1">
            <text:p>67.9071</text:p>
          </table:table-cell>
          <table:table-cell office:value-type="float" office:value="69.213800000000006" table:style-name="ce1">
            <text:p>69.2138</text:p>
          </table:table-cell>
          <table:table-cell office:value-type="float" office:value="68.168599999999998" table:style-name="ce1">
            <text:p>68.1686</text:p>
          </table:table-cell>
          <table:table-cell office:value-type="float" office:value="69.136899999999997" table:style-name="ce1">
            <text:p>69.1369</text:p>
          </table:table-cell>
          <table:table-cell office:value-type="float" office:value="70.737200000000001" table:style-name="ce1">
            <text:p>70.7372</text:p>
          </table:table-cell>
          <table:table-cell office:value-type="float" office:value="68.981700000000004" table:style-name="ce1">
            <text:p>68.9817</text:p>
          </table:table-cell>
          <table:table-cell office:value-type="float" office:value="68.750500000000002" table:style-name="ce1">
            <text:p>68.7505</text:p>
          </table:table-cell>
          <table:table-cell office:value-type="float" office:value="69.422300000000007" table:style-name="ce1">
            <text:p>69.4223</text:p>
          </table:table-cell>
          <table:table-cell office:value-type="float" office:value="70.2363" table:style-name="ce1">
            <text:p>70.2363</text:p>
          </table:table-cell>
          <table:table-cell office:value-type="float" office:value="84.171899999999994" table:style-name="ce1">
            <text:p>84.1719</text:p>
          </table:table-cell>
          <table:table-cell office:value-type="float" office:value="82.881799999999998" table:style-name="ce1">
            <text:p>82.8818</text:p>
          </table:table-cell>
          <table:table-cell table:style-name="ce1"/>
          <table:table-cell office:value-type="float" office:value="70.150599999999997" table:formula="of:=AVERAGE([.C11:.AE11])" table:style-name="ce1">
            <text:p>70.1506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3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4776899999999999" table:style-name="ce1">
            <text:p>0.847769</text:p>
          </table:table-cell>
          <table:table-cell office:value-type="float" office:value="0.78107700000000002" table:style-name="ce1">
            <text:p>0.781077</text:p>
          </table:table-cell>
          <table:table-cell office:value-type="float" office:value="0.79593000000000003" table:style-name="ce1">
            <text:p>0.79593</text:p>
          </table:table-cell>
          <table:table-cell office:value-type="float" office:value="0.71817200000000003" table:style-name="ce1">
            <text:p>0.718172</text:p>
          </table:table-cell>
          <table:table-cell office:value-type="float" office:value="0.75282800000000005" table:style-name="ce1">
            <text:p>0.752828</text:p>
          </table:table-cell>
          <table:table-cell office:value-type="float" office:value="0.74467300000000003" table:style-name="ce1">
            <text:p>0.744673</text:p>
          </table:table-cell>
          <table:table-cell office:value-type="float" office:value="0.80990799999999996" table:style-name="ce1">
            <text:p>0.809908</text:p>
          </table:table-cell>
          <table:table-cell office:value-type="float" office:value="0.773505" table:style-name="ce1">
            <text:p>0.773505</text:p>
          </table:table-cell>
          <table:table-cell office:value-type="float" office:value="0.73826599999999998" table:style-name="ce1">
            <text:p>0.738266</text:p>
          </table:table-cell>
          <table:table-cell office:value-type="float" office:value="0.75341000000000002" table:style-name="ce1">
            <text:p>0.75341</text:p>
          </table:table-cell>
          <table:table-cell office:value-type="float" office:value="0.79359900000000005" table:style-name="ce1">
            <text:p>0.793599</text:p>
          </table:table-cell>
          <table:table-cell office:value-type="float" office:value="0.92348799999999998" table:style-name="ce1">
            <text:p>0.923488</text:p>
          </table:table-cell>
          <table:table-cell office:value-type="float" office:value="0.80728699999999998" table:style-name="ce1">
            <text:p>0.807287</text:p>
          </table:table-cell>
          <table:table-cell office:value-type="float" office:value="0.79767699999999997" table:style-name="ce1">
            <text:p>0.797677</text:p>
          </table:table-cell>
          <table:table-cell office:value-type="float" office:value="0.93338900000000002" table:style-name="ce1">
            <text:p>0.933389</text:p>
          </table:table-cell>
          <table:table-cell office:value-type="float" office:value="0.89319999999999999" table:style-name="ce1">
            <text:p>0.8932</text:p>
          </table:table-cell>
          <table:table-cell office:value-type="float" office:value="0.78661000000000003" table:style-name="ce1">
            <text:p>0.78661</text:p>
          </table:table-cell>
          <table:table-cell office:value-type="float" office:value="0.75370099999999995" table:style-name="ce1">
            <text:p>0.753701</text:p>
          </table:table-cell>
          <table:table-cell office:value-type="float" office:value="0.79796800000000001" table:style-name="ce1">
            <text:p>0.797968</text:p>
          </table:table-cell>
          <table:table-cell office:value-type="float" office:value="1.0172600000000001" table:style-name="ce1">
            <text:p>1.01726</text:p>
          </table:table-cell>
          <table:table-cell office:value-type="float" office:value="0.77525200000000005" table:style-name="ce1">
            <text:p>0.775252</text:p>
          </table:table-cell>
          <table:table-cell office:value-type="float" office:value="0.75952600000000003" table:style-name="ce1">
            <text:p>0.759526</text:p>
          </table:table-cell>
          <table:table-cell office:value-type="float" office:value="0.76331199999999999" table:style-name="ce1">
            <text:p>0.763312</text:p>
          </table:table-cell>
          <table:table-cell office:value-type="float" office:value="0.75020699999999996" table:style-name="ce1">
            <text:p>0.750207</text:p>
          </table:table-cell>
          <table:table-cell office:value-type="float" office:value="0.79156099999999996" table:style-name="ce1">
            <text:p>0.791561</text:p>
          </table:table-cell>
          <table:table-cell office:value-type="float" office:value="0.75137200000000004" table:style-name="ce1">
            <text:p>0.751372</text:p>
          </table:table-cell>
          <table:table-cell office:value-type="float" office:value="0.87135799999999997" table:style-name="ce1">
            <text:p>0.871358</text:p>
          </table:table-cell>
          <table:table-cell office:value-type="float" office:value="0.79971499999999995" table:style-name="ce1">
            <text:p>0.799715</text:p>
          </table:table-cell>
          <table:table-cell office:value-type="float" office:value="0.80961700000000003" table:style-name="ce1">
            <text:p>0.809617</text:p>
          </table:table-cell>
          <table:table-cell office:value-type="float" office:value="0.82097500000000001" table:style-name="ce1">
            <text:p>0.820975</text:p>
          </table:table-cell>
          <table:table-cell table:style-name="ce1"/>
          <table:table-cell office:value-type="float" office:value="0.8022359655172413" table:formula="of:=AVERAGE([.C2:.AE2])" table:style-name="ce1">
            <text:p>0.802235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3644099999999999" table:style-name="ce1">
            <text:p>1.36441</text:p>
          </table:table-cell>
          <table:table-cell office:value-type="float" office:value="1.2278199999999999" table:style-name="ce1">
            <text:p>1.22782</text:p>
          </table:table-cell>
          <table:table-cell office:value-type="float" office:value="1.16055" table:style-name="ce1">
            <text:p>1.16055</text:p>
          </table:table-cell>
          <table:table-cell office:value-type="float" office:value="1.2359800000000001" table:style-name="ce1">
            <text:p>1.23598</text:p>
          </table:table-cell>
          <table:table-cell office:value-type="float" office:value="1.3923700000000001" table:style-name="ce1">
            <text:p>1.39237</text:p>
          </table:table-cell>
          <table:table-cell office:value-type="float" office:value="1.4302299999999999" table:style-name="ce1">
            <text:p>1.43023</text:p>
          </table:table-cell>
          <table:table-cell office:value-type="float" office:value="1.53973" table:style-name="ce1">
            <text:p>1.53973</text:p>
          </table:table-cell>
          <table:table-cell office:value-type="float" office:value="1.3792599999999999" table:style-name="ce1">
            <text:p>1.37926</text:p>
          </table:table-cell>
          <table:table-cell office:value-type="float" office:value="1.3612" table:style-name="ce1">
            <text:p>1.3612</text:p>
          </table:table-cell>
          <table:table-cell office:value-type="float" office:value="1.3711100000000001" table:style-name="ce1">
            <text:p>1.37111</text:p>
          </table:table-cell>
          <table:table-cell office:value-type="float" office:value="1.3635299999999999" table:style-name="ce1">
            <text:p>1.36353</text:p>
          </table:table-cell>
          <table:table-cell office:value-type="float" office:value="1.29277" table:style-name="ce1">
            <text:p>1.29277</text:p>
          </table:table-cell>
          <table:table-cell office:value-type="float" office:value="1.29976" table:style-name="ce1">
            <text:p>1.29976</text:p>
          </table:table-cell>
          <table:table-cell office:value-type="float" office:value="1.2755799999999999" table:style-name="ce1">
            <text:p>1.27558</text:p>
          </table:table-cell>
          <table:table-cell office:value-type="float" office:value="1.34344" table:style-name="ce1">
            <text:p>1.34344</text:p>
          </table:table-cell>
          <table:table-cell office:value-type="float" office:value="1.3964399999999999" table:style-name="ce1">
            <text:p>1.39644</text:p>
          </table:table-cell>
          <table:table-cell office:value-type="float" office:value="1.40198" table:style-name="ce1">
            <text:p>1.40198</text:p>
          </table:table-cell>
          <table:table-cell office:value-type="float" office:value="1.34985" table:style-name="ce1">
            <text:p>1.34985</text:p>
          </table:table-cell>
          <table:table-cell office:value-type="float" office:value="1.2365600000000001" table:style-name="ce1">
            <text:p>1.23656</text:p>
          </table:table-cell>
          <table:table-cell office:value-type="float" office:value="1.29189" table:style-name="ce1">
            <text:p>1.29189</text:p>
          </table:table-cell>
          <table:table-cell office:value-type="float" office:value="1.3044199999999999" table:style-name="ce1">
            <text:p>1.30442</text:p>
          </table:table-cell>
          <table:table-cell office:value-type="float" office:value="1.33179" table:style-name="ce1">
            <text:p>1.33179</text:p>
          </table:table-cell>
          <table:table-cell office:value-type="float" office:value="1.3836299999999999" table:style-name="ce1">
            <text:p>1.38363</text:p>
          </table:table-cell>
          <table:table-cell office:value-type="float" office:value="1.32975" table:style-name="ce1">
            <text:p>1.32975</text:p>
          </table:table-cell>
          <table:table-cell office:value-type="float" office:value="1.3431500000000001" table:style-name="ce1">
            <text:p>1.34315</text:p>
          </table:table-cell>
          <table:table-cell office:value-type="float" office:value="1.3300399999999999" table:style-name="ce1">
            <text:p>1.33004</text:p>
          </table:table-cell>
          <table:table-cell office:value-type="float" office:value="1.3443099999999999" table:style-name="ce1">
            <text:p>1.34431</text:p>
          </table:table-cell>
          <table:table-cell office:value-type="float" office:value="1.2601500000000001" table:style-name="ce1">
            <text:p>1.26015</text:p>
          </table:table-cell>
          <table:table-cell office:value-type="float" office:value="1.4037200000000001" table:style-name="ce1">
            <text:p>1.40372</text:p>
          </table:table-cell>
          <table:table-cell office:value-type="float" office:value="1.2749999999999999" table:style-name="ce1">
            <text:p>1.275</text:p>
          </table:table-cell>
          <table:table-cell table:style-name="ce1"/>
          <table:table-cell office:value-type="float" office:value="1.3329658620689655" table:formula="of:=AVERAGE([.C3:.AE3])" table:style-name="ce1">
            <text:p>1.33296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3839999999999999" table:style-name="ce1">
            <text:p>2.384</text:p>
          </table:table-cell>
          <table:table-cell office:value-type="float" office:value="2.1274299999999999" table:style-name="ce1">
            <text:p>2.12743</text:p>
          </table:table-cell>
          <table:table-cell office:value-type="float" office:value="2.0953900000000001" table:style-name="ce1">
            <text:p>2.09539</text:p>
          </table:table-cell>
          <table:table-cell office:value-type="float" office:value="2.0965600000000002" table:style-name="ce1">
            <text:p>2.09656</text:p>
          </table:table-cell>
          <table:table-cell office:value-type="float" office:value="2.0563699999999998" table:style-name="ce1">
            <text:p>2.05637</text:p>
          </table:table-cell>
          <table:table-cell office:value-type="float" office:value="2.1035499999999998" table:style-name="ce1">
            <text:p>2.10355</text:p>
          </table:table-cell>
          <table:table-cell office:value-type="float" office:value="2.1230600000000002" table:style-name="ce1">
            <text:p>2.12306</text:p>
          </table:table-cell>
          <table:table-cell office:value-type="float" office:value="2.0569500000000001" table:style-name="ce1">
            <text:p>2.05695</text:p>
          </table:table-cell>
          <table:table-cell office:value-type="float" office:value="2.1204399999999999" table:style-name="ce1">
            <text:p>2.12044</text:p>
          </table:table-cell>
          <table:table-cell office:value-type="float" office:value="2.2450899999999998" table:style-name="ce1">
            <text:p>2.24509</text:p>
          </table:table-cell>
          <table:table-cell office:value-type="float" office:value="2.1524700000000001" table:style-name="ce1">
            <text:p>2.15247</text:p>
          </table:table-cell>
          <table:table-cell office:value-type="float" office:value="2.20926" table:style-name="ce1">
            <text:p>2.20926</text:p>
          </table:table-cell>
          <table:table-cell office:value-type="float" office:value="2.2057699999999998" table:style-name="ce1">
            <text:p>2.20577</text:p>
          </table:table-cell>
          <table:table-cell office:value-type="float" office:value="2.1114099999999998" table:style-name="ce1">
            <text:p>2.11141</text:p>
          </table:table-cell>
          <table:table-cell office:value-type="float" office:value="2.0275400000000001" table:style-name="ce1">
            <text:p>2.02754</text:p>
          </table:table-cell>
          <table:table-cell office:value-type="float" office:value="2.07151" table:style-name="ce1">
            <text:p>2.07151</text:p>
          </table:table-cell>
          <table:table-cell office:value-type="float" office:value="2.1189800000000001" table:style-name="ce1">
            <text:p>2.11898</text:p>
          </table:table-cell>
          <table:table-cell office:value-type="float" office:value="2.11957" table:style-name="ce1">
            <text:p>2.11957</text:p>
          </table:table-cell>
          <table:table-cell office:value-type="float" office:value="2.0787900000000001" table:style-name="ce1">
            <text:p>2.07879</text:p>
          </table:table-cell>
          <table:table-cell office:value-type="float" office:value="2.0776300000000001" table:style-name="ce1">
            <text:p>2.07763</text:p>
          </table:table-cell>
          <table:table-cell office:value-type="float" office:value="2.1612100000000001" table:style-name="ce1">
            <text:p>2.16121</text:p>
          </table:table-cell>
          <table:table-cell office:value-type="float" office:value="2.1242299999999998" table:style-name="ce1">
            <text:p>2.12423</text:p>
          </table:table-cell>
          <table:table-cell office:value-type="float" office:value="2.0709300000000002" table:style-name="ce1">
            <text:p>2.07093</text:p>
          </table:table-cell>
          <table:table-cell office:value-type="float" office:value="2.0589900000000001" table:style-name="ce1">
            <text:p>2.05899</text:p>
          </table:table-cell>
          <table:table-cell office:value-type="float" office:value="2.0569500000000001" table:style-name="ce1">
            <text:p>2.05695</text:p>
          </table:table-cell>
          <table:table-cell office:value-type="float" office:value="2.052" table:style-name="ce1">
            <text:p>2.052</text:p>
          </table:table-cell>
          <table:table-cell office:value-type="float" office:value="2.1746099999999999" table:style-name="ce1">
            <text:p>2.17461</text:p>
          </table:table-cell>
          <table:table-cell office:value-type="float" office:value="2.0846200000000001" table:style-name="ce1">
            <text:p>2.08462</text:p>
          </table:table-cell>
          <table:table-cell office:value-type="float" office:value="2.1929599999999998" table:style-name="ce1">
            <text:p>2.19296</text:p>
          </table:table-cell>
          <table:table-cell office:value-type="float" office:value="2.1486900000000002" table:style-name="ce1">
            <text:p>2.14869</text:p>
          </table:table-cell>
          <table:table-cell table:style-name="ce1"/>
          <table:table-cell office:value-type="float" office:value="2.1145848275862069" table:formula="of:=AVERAGE([.C4:.AE4])" table:style-name="ce1">
            <text:p>2.11458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.9538099999999998" table:style-name="ce1">
            <text:p>4.95381</text:p>
          </table:table-cell>
          <table:table-cell office:value-type="float" office:value="3.9350900000000002" table:style-name="ce1">
            <text:p>3.93509</text:p>
          </table:table-cell>
          <table:table-cell office:value-type="float" office:value="3.9607199999999998" table:style-name="ce1">
            <text:p>3.96072</text:p>
          </table:table-cell>
          <table:table-cell office:value-type="float" office:value="4.0550800000000002" table:style-name="ce1">
            <text:p>4.05508</text:p>
          </table:table-cell>
          <table:table-cell office:value-type="float" office:value="3.9123700000000001" table:style-name="ce1">
            <text:p>3.91237</text:p>
          </table:table-cell>
          <table:table-cell office:value-type="float" office:value="3.9164500000000002" table:style-name="ce1">
            <text:p>3.91645</text:p>
          </table:table-cell>
          <table:table-cell office:value-type="float" office:value="3.9432399999999999" table:style-name="ce1">
            <text:p>3.94324</text:p>
          </table:table-cell>
          <table:table-cell office:value-type="float" office:value="4.0515800000000004" table:style-name="ce1">
            <text:p>4.05158</text:p>
          </table:table-cell>
          <table:table-cell office:value-type="float" office:value="4.0093500000000004" table:style-name="ce1">
            <text:p>4.00935</text:p>
          </table:table-cell>
          <table:table-cell office:value-type="float" office:value="3.9420799999999998" table:style-name="ce1">
            <text:p>3.94208</text:p>
          </table:table-cell>
          <table:table-cell office:value-type="float" office:value="3.87975" table:style-name="ce1">
            <text:p>3.87975</text:p>
          </table:table-cell>
          <table:table-cell office:value-type="float" office:value="4.4298900000000003" table:style-name="ce1">
            <text:p>4.42989</text:p>
          </table:table-cell>
          <table:table-cell office:value-type="float" office:value="4.3981399999999997" table:style-name="ce1">
            <text:p>4.39814</text:p>
          </table:table-cell>
          <table:table-cell office:value-type="float" office:value="4.5690900000000001" table:style-name="ce1">
            <text:p>4.56909</text:p>
          </table:table-cell>
          <table:table-cell office:value-type="float" office:value="3.95926" table:style-name="ce1">
            <text:p>3.95926</text:p>
          </table:table-cell>
          <table:table-cell office:value-type="float" office:value="4.3320299999999996" table:style-name="ce1">
            <text:p>4.33203</text:p>
          </table:table-cell>
          <table:table-cell office:value-type="float" office:value="4.3317399999999999" table:style-name="ce1">
            <text:p>4.33174</text:p>
          </table:table-cell>
          <table:table-cell office:value-type="float" office:value="4.47445" table:style-name="ce1">
            <text:p>4.47445</text:p>
          </table:table-cell>
          <table:table-cell office:value-type="float" office:value="4.3244600000000002" table:style-name="ce1">
            <text:p>4.32446</text:p>
          </table:table-cell>
          <table:table-cell office:value-type="float" office:value="3.9321799999999998" table:style-name="ce1">
            <text:p>3.93218</text:p>
          </table:table-cell>
          <table:table-cell office:value-type="float" office:value="3.93276" table:style-name="ce1">
            <text:p>3.93276</text:p>
          </table:table-cell>
          <table:table-cell office:value-type="float" office:value="3.85616" table:style-name="ce1">
            <text:p>3.85616</text:p>
          </table:table-cell>
          <table:table-cell office:value-type="float" office:value="3.9787699999999999" table:style-name="ce1">
            <text:p>3.97877</text:p>
          </table:table-cell>
          <table:table-cell office:value-type="float" office:value="3.8337400000000001" table:style-name="ce1">
            <text:p>3.83374</text:p>
          </table:table-cell>
          <table:table-cell office:value-type="float" office:value="4.4726999999999997" table:style-name="ce1">
            <text:p>4.4727</text:p>
          </table:table-cell>
          <table:table-cell office:value-type="float" office:value="3.9467400000000001" table:style-name="ce1">
            <text:p>3.94674</text:p>
          </table:table-cell>
          <table:table-cell office:value-type="float" office:value="4.0119699999999998" table:style-name="ce1">
            <text:p>4.01197</text:p>
          </table:table-cell>
          <table:table-cell office:value-type="float" office:value="4.4598800000000001" table:style-name="ce1">
            <text:p>4.45988</text:p>
          </table:table-cell>
          <table:table-cell office:value-type="float" office:value="3.9962499999999999" table:style-name="ce1">
            <text:p>3.99625</text:p>
          </table:table-cell>
          <table:table-cell office:value-type="float" office:value="6.8007799999999996" table:style-name="ce1">
            <text:p>6.80078</text:p>
          </table:table-cell>
          <table:table-cell table:style-name="ce1"/>
          <table:table-cell office:value-type="float" office:value="4.1947137931034497" table:formula="of:=AVERAGE([.C5:.AE5])" table:style-name="ce1">
            <text:p>4.19471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2.9847" table:style-name="ce1">
            <text:p>12.9847</text:p>
          </table:table-cell>
          <table:table-cell office:value-type="float" office:value="8.7866800000000005" table:style-name="ce1">
            <text:p>8.78668</text:p>
          </table:table-cell>
          <table:table-cell office:value-type="float" office:value="8.5493199999999998" table:style-name="ce1">
            <text:p>8.54932</text:p>
          </table:table-cell>
          <table:table-cell office:value-type="float" office:value="8.8615200000000005" table:style-name="ce1">
            <text:p>8.86152</text:p>
          </table:table-cell>
          <table:table-cell office:value-type="float" office:value="8.7272599999999994" table:style-name="ce1">
            <text:p>8.72726</text:p>
          </table:table-cell>
          <table:table-cell office:value-type="float" office:value="8.6023300000000003" table:style-name="ce1">
            <text:p>8.60233</text:p>
          </table:table-cell>
          <table:table-cell office:value-type="float" office:value="8.6757200000000001" table:style-name="ce1">
            <text:p>8.67572</text:p>
          </table:table-cell>
          <table:table-cell office:value-type="float" office:value="8.7421199999999999" table:style-name="ce1">
            <text:p>8.74212</text:p>
          </table:table-cell>
          <table:table-cell office:value-type="float" office:value="8.7208600000000001" table:style-name="ce1">
            <text:p>8.72086</text:p>
          </table:table-cell>
          <table:table-cell office:value-type="float" office:value="8.6221300000000003" table:style-name="ce1">
            <text:p>8.62213</text:p>
          </table:table-cell>
          <table:table-cell office:value-type="float" office:value="8.6011600000000001" table:style-name="ce1">
            <text:p>8.60116</text:p>
          </table:table-cell>
          <table:table-cell office:value-type="float" office:value="8.6640700000000006" table:style-name="ce1">
            <text:p>8.66407</text:p>
          </table:table-cell>
          <table:table-cell office:value-type="float" office:value="8.5341799999999992" table:style-name="ce1">
            <text:p>8.53418</text:p>
          </table:table-cell>
          <table:table-cell office:value-type="float" office:value="7.9290099999999999" table:style-name="ce1">
            <text:p>7.92901</text:p>
          </table:table-cell>
          <table:table-cell office:value-type="float" office:value="7.7932899999999998" table:style-name="ce1">
            <text:p>7.79329</text:p>
          </table:table-cell>
          <table:table-cell office:value-type="float" office:value="7.6360299999999999" table:style-name="ce1">
            <text:p>7.63603</text:p>
          </table:table-cell>
          <table:table-cell office:value-type="float" office:value="8.5420400000000001" table:style-name="ce1">
            <text:p>8.54204</text:p>
          </table:table-cell>
          <table:table-cell office:value-type="float" office:value="8.0216200000000004" table:style-name="ce1">
            <text:p>8.02162</text:p>
          </table:table-cell>
          <table:table-cell office:value-type="float" office:value="7.8407600000000004" table:style-name="ce1">
            <text:p>7.84076</text:p>
          </table:table-cell>
          <table:table-cell office:value-type="float" office:value="8.54758" table:style-name="ce1">
            <text:p>8.54758</text:p>
          </table:table-cell>
          <table:table-cell office:value-type="float" office:value="7.8160100000000003" table:style-name="ce1">
            <text:p>7.81601</text:p>
          </table:table-cell>
          <table:table-cell office:value-type="float" office:value="7.7694099999999997" table:style-name="ce1">
            <text:p>7.76941</text:p>
          </table:table-cell>
          <table:table-cell office:value-type="float" office:value="7.7181600000000001" table:style-name="ce1">
            <text:p>7.71816</text:p>
          </table:table-cell>
          <table:table-cell office:value-type="float" office:value="7.8107699999999998" table:style-name="ce1">
            <text:p>7.81077</text:p>
          </table:table-cell>
          <table:table-cell office:value-type="float" office:value="7.8072699999999999" table:style-name="ce1">
            <text:p>7.80727</text:p>
          </table:table-cell>
          <table:table-cell office:value-type="float" office:value="8.3914799999999996" table:style-name="ce1">
            <text:p>8.39148</text:p>
          </table:table-cell>
          <table:table-cell office:value-type="float" office:value="7.8993000000000002" table:style-name="ce1">
            <text:p>7.8993</text:p>
          </table:table-cell>
          <table:table-cell office:value-type="float" office:value="7.6904899999999996" table:style-name="ce1">
            <text:p>7.69049</text:p>
          </table:table-cell>
          <table:table-cell office:value-type="float" office:value="7.6931099999999999" table:style-name="ce1">
            <text:p>7.69311</text:p>
          </table:table-cell>
          <table:table-cell office:value-type="float" office:value="8.0749099999999991" table:style-name="ce1">
            <text:p>8.07491</text:p>
          </table:table-cell>
          <table:table-cell table:style-name="ce1"/>
          <table:table-cell office:value-type="float" office:value="8.2437444827586202" table:formula="of:=AVERAGE([.C6:.AE6])" table:style-name="ce1">
            <text:p>8.24374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1.121099999999998" table:style-name="ce1">
            <text:p>21.1211</text:p>
          </table:table-cell>
          <table:table-cell office:value-type="float" office:value="16.715699999999998" table:style-name="ce1">
            <text:p>16.7157</text:p>
          </table:table-cell>
          <table:table-cell office:value-type="float" office:value="17.200900000000001" table:style-name="ce1">
            <text:p>17.2009</text:p>
          </table:table-cell>
          <table:table-cell office:value-type="float" office:value="17.121099999999998" table:style-name="ce1">
            <text:p>17.1211</text:p>
          </table:table-cell>
          <table:table-cell office:value-type="float" office:value="17.325199999999999" table:style-name="ce1">
            <text:p>17.3252</text:p>
          </table:table-cell>
          <table:table-cell office:value-type="float" office:value="16.706399999999999" table:style-name="ce1">
            <text:p>16.7064</text:p>
          </table:table-cell>
          <table:table-cell office:value-type="float" office:value="16.772500000000001" table:style-name="ce1">
            <text:p>16.7725</text:p>
          </table:table-cell>
          <table:table-cell office:value-type="float" office:value="17.434100000000001" table:style-name="ce1">
            <text:p>17.4341</text:p>
          </table:table-cell>
          <table:table-cell office:value-type="float" office:value="16.823399999999999" table:style-name="ce1">
            <text:p>16.8234</text:p>
          </table:table-cell>
          <table:table-cell office:value-type="float" office:value="16.753299999999999" table:style-name="ce1">
            <text:p>16.7533</text:p>
          </table:table-cell>
          <table:table-cell office:value-type="float" office:value="16.4664" table:style-name="ce1">
            <text:p>16.4664</text:p>
          </table:table-cell>
          <table:table-cell office:value-type="float" office:value="14.748699999999999" table:style-name="ce1">
            <text:p>14.7487</text:p>
          </table:table-cell>
          <table:table-cell office:value-type="float" office:value="14.4892" table:style-name="ce1">
            <text:p>14.4892</text:p>
          </table:table-cell>
          <table:table-cell office:value-type="float" office:value="14.715199999999999" table:style-name="ce1">
            <text:p>14.7152</text:p>
          </table:table-cell>
          <table:table-cell office:value-type="float" office:value="14.636900000000001" table:style-name="ce1">
            <text:p>14.6369</text:p>
          </table:table-cell>
          <table:table-cell office:value-type="float" office:value="14.8847" table:style-name="ce1">
            <text:p>14.8847</text:p>
          </table:table-cell>
          <table:table-cell office:value-type="float" office:value="14.8856" table:style-name="ce1">
            <text:p>14.8856</text:p>
          </table:table-cell>
          <table:table-cell office:value-type="float" office:value="14.838699999999999" table:style-name="ce1">
            <text:p>14.8387</text:p>
          </table:table-cell>
          <table:table-cell office:value-type="float" office:value="14.6648" table:style-name="ce1">
            <text:p>14.6648</text:p>
          </table:table-cell>
          <table:table-cell office:value-type="float" office:value="14.732699999999999" table:style-name="ce1">
            <text:p>14.7327</text:p>
          </table:table-cell>
          <table:table-cell office:value-type="float" office:value="14.6022" table:style-name="ce1">
            <text:p>14.6022</text:p>
          </table:table-cell>
          <table:table-cell office:value-type="float" office:value="15.0306" table:style-name="ce1">
            <text:p>15.0306</text:p>
          </table:table-cell>
          <table:table-cell office:value-type="float" office:value="14.8629" table:style-name="ce1">
            <text:p>14.8629</text:p>
          </table:table-cell>
          <table:table-cell office:value-type="float" office:value="14.807499999999999" table:style-name="ce1">
            <text:p>14.8075</text:p>
          </table:table-cell>
          <table:table-cell office:value-type="float" office:value="14.546900000000001" table:style-name="ce1">
            <text:p>14.5469</text:p>
          </table:table-cell>
          <table:table-cell office:value-type="float" office:value="14.8431" table:style-name="ce1">
            <text:p>14.8431</text:p>
          </table:table-cell>
          <table:table-cell office:value-type="float" office:value="14.8597" table:style-name="ce1">
            <text:p>14.8597</text:p>
          </table:table-cell>
          <table:table-cell office:value-type="float" office:value="15.023899999999999" table:style-name="ce1">
            <text:p>15.0239</text:p>
          </table:table-cell>
          <table:table-cell office:value-type="float" office:value="14.762700000000001" table:style-name="ce1">
            <text:p>14.7627</text:p>
          </table:table-cell>
          <table:table-cell office:value-type="float" office:value="19.704000000000001" table:style-name="ce1">
            <text:p>19.704</text:p>
          </table:table-cell>
          <table:table-cell table:style-name="ce1"/>
          <table:table-cell office:value-type="float" office:value="15.688241379310346" table:formula="of:=AVERAGE([.C7:.AE7])" table:style-name="ce1">
            <text:p>15.6882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0.088000000000001" table:style-name="ce1">
            <text:p>30.088</text:p>
          </table:table-cell>
          <table:table-cell office:value-type="float" office:value="24.663" table:style-name="ce1">
            <text:p>24.663</text:p>
          </table:table-cell>
          <table:table-cell office:value-type="float" office:value="25.439499999999999" table:style-name="ce1">
            <text:p>25.4395</text:p>
          </table:table-cell>
          <table:table-cell office:value-type="float" office:value="25.162500000000001" table:style-name="ce1">
            <text:p>25.1625</text:p>
          </table:table-cell>
          <table:table-cell office:value-type="float" office:value="25.377700000000001" table:style-name="ce1">
            <text:p>25.3777</text:p>
          </table:table-cell>
          <table:table-cell office:value-type="float" office:value="24.920500000000001" table:style-name="ce1">
            <text:p>24.9205</text:p>
          </table:table-cell>
          <table:table-cell office:value-type="float" office:value="25.193899999999999" table:style-name="ce1">
            <text:p>25.1939</text:p>
          </table:table-cell>
          <table:table-cell office:value-type="float" office:value="24.849399999999999" table:style-name="ce1">
            <text:p>24.8494</text:p>
          </table:table-cell>
          <table:table-cell office:value-type="float" office:value="25.078600000000002" table:style-name="ce1">
            <text:p>25.0786</text:p>
          </table:table-cell>
          <table:table-cell office:value-type="float" office:value="24.6036" table:style-name="ce1">
            <text:p>24.6036</text:p>
          </table:table-cell>
          <table:table-cell office:value-type="float" office:value="25.200399999999998" table:style-name="ce1">
            <text:p>25.2004</text:p>
          </table:table-cell>
          <table:table-cell office:value-type="float" office:value="24.8218" table:style-name="ce1">
            <text:p>24.8218</text:p>
          </table:table-cell>
          <table:table-cell office:value-type="float" office:value="24.8721" table:style-name="ce1">
            <text:p>24.8721</text:p>
          </table:table-cell>
          <table:table-cell office:value-type="float" office:value="24.7318" table:style-name="ce1">
            <text:p>24.7318</text:p>
          </table:table-cell>
          <table:table-cell office:value-type="float" office:value="24.7562" table:style-name="ce1">
            <text:p>24.7562</text:p>
          </table:table-cell>
          <table:table-cell office:value-type="float" office:value="24.973199999999999" table:style-name="ce1">
            <text:p>24.9732</text:p>
          </table:table-cell>
          <table:table-cell office:value-type="float" office:value="25.486000000000001" table:style-name="ce1">
            <text:p>25.486</text:p>
          </table:table-cell>
          <table:table-cell office:value-type="float" office:value="25.5623" table:style-name="ce1">
            <text:p>25.5623</text:p>
          </table:table-cell>
          <table:table-cell office:value-type="float" office:value="24.7973" table:style-name="ce1">
            <text:p>24.7973</text:p>
          </table:table-cell>
          <table:table-cell office:value-type="float" office:value="24.901599999999998" table:style-name="ce1">
            <text:p>24.9016</text:p>
          </table:table-cell>
          <table:table-cell office:value-type="float" office:value="25.09" table:style-name="ce1">
            <text:p>25.09</text:p>
          </table:table-cell>
          <table:table-cell office:value-type="float" office:value="24.818000000000001" table:style-name="ce1">
            <text:p>24.818</text:p>
          </table:table-cell>
          <table:table-cell office:value-type="float" office:value="25.850999999999999" table:style-name="ce1">
            <text:p>25.851</text:p>
          </table:table-cell>
          <table:table-cell office:value-type="float" office:value="23.6784" table:style-name="ce1">
            <text:p>23.6784</text:p>
          </table:table-cell>
          <table:table-cell office:value-type="float" office:value="25.2956" table:style-name="ce1">
            <text:p>25.2956</text:p>
          </table:table-cell>
          <table:table-cell office:value-type="float" office:value="24.965299999999999" table:style-name="ce1">
            <text:p>24.9653</text:p>
          </table:table-cell>
          <table:table-cell office:value-type="float" office:value="25.453700000000001" table:style-name="ce1">
            <text:p>25.4537</text:p>
          </table:table-cell>
          <table:table-cell office:value-type="float" office:value="25.0198" table:style-name="ce1">
            <text:p>25.0198</text:p>
          </table:table-cell>
          <table:table-cell office:value-type="float" office:value="25.433299999999999" table:style-name="ce1">
            <text:p>25.4333</text:p>
          </table:table-cell>
          <table:table-cell office:value-type="float" office:value="25.536100000000001" table:style-name="ce1">
            <text:p>25.5361</text:p>
          </table:table-cell>
          <table:table-cell table:style-name="ce1"/>
          <table:table-cell office:value-type="float" office:value="25.052848275862072" table:formula="of:=AVERAGE([.C8:.AE8])" table:style-name="ce1">
            <text:p>25.0528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7.956400000000002" table:style-name="ce1">
            <text:p>57.9564</text:p>
          </table:table-cell>
          <table:table-cell office:value-type="float" office:value="54.1098" table:style-name="ce1">
            <text:p>54.1098</text:p>
          </table:table-cell>
          <table:table-cell office:value-type="float" office:value="54.802900000000001" table:style-name="ce1">
            <text:p>54.8029</text:p>
          </table:table-cell>
          <table:table-cell office:value-type="float" office:value="54.124400000000001" table:style-name="ce1">
            <text:p>54.1244</text:p>
          </table:table-cell>
          <table:table-cell office:value-type="float" office:value="54.888800000000003" table:style-name="ce1">
            <text:p>54.8888</text:p>
          </table:table-cell>
          <table:table-cell office:value-type="float" office:value="47.048900000000003" table:style-name="ce1">
            <text:p>47.0489</text:p>
          </table:table-cell>
          <table:table-cell office:value-type="float" office:value="53.284500000000001" table:style-name="ce1">
            <text:p>53.2845</text:p>
          </table:table-cell>
          <table:table-cell office:value-type="float" office:value="53.644100000000002" table:style-name="ce1">
            <text:p>53.6441</text:p>
          </table:table-cell>
          <table:table-cell office:value-type="float" office:value="54.625300000000003" table:style-name="ce1">
            <text:p>54.6253</text:p>
          </table:table-cell>
          <table:table-cell office:value-type="float" office:value="54.802300000000002" table:style-name="ce1">
            <text:p>54.8023</text:p>
          </table:table-cell>
          <table:table-cell office:value-type="float" office:value="47.204500000000003" table:style-name="ce1">
            <text:p>47.2045</text:p>
          </table:table-cell>
          <table:table-cell office:value-type="float" office:value="54.484000000000002" table:style-name="ce1">
            <text:p>54.484</text:p>
          </table:table-cell>
          <table:table-cell office:value-type="float" office:value="54.252800000000001" table:style-name="ce1">
            <text:p>54.2528</text:p>
          </table:table-cell>
          <table:table-cell office:value-type="float" office:value="53.832299999999996" table:style-name="ce1">
            <text:p>53.8323</text:p>
          </table:table-cell>
          <table:table-cell office:value-type="float" office:value="54.53" table:style-name="ce1">
            <text:p>54.53</text:p>
          </table:table-cell>
          <table:table-cell office:value-type="float" office:value="54.111499999999999" table:style-name="ce1">
            <text:p>54.1115</text:p>
          </table:table-cell>
          <table:table-cell office:value-type="float" office:value="51.311399999999999" table:style-name="ce1">
            <text:p>51.3114</text:p>
          </table:table-cell>
          <table:table-cell office:value-type="float" office:value="54.5839" table:style-name="ce1">
            <text:p>54.5839</text:p>
          </table:table-cell>
          <table:table-cell office:value-type="float" office:value="54.293599999999998" table:style-name="ce1">
            <text:p>54.2936</text:p>
          </table:table-cell>
          <table:table-cell office:value-type="float" office:value="54.672199999999997" table:style-name="ce1">
            <text:p>54.6722</text:p>
          </table:table-cell>
          <table:table-cell office:value-type="float" office:value="54.667499999999997" table:style-name="ce1">
            <text:p>54.6675</text:p>
          </table:table-cell>
          <table:table-cell office:value-type="float" office:value="53.923400000000001" table:style-name="ce1">
            <text:p>53.9234</text:p>
          </table:table-cell>
          <table:table-cell office:value-type="float" office:value="53.889899999999997" table:style-name="ce1">
            <text:p>53.8899</text:p>
          </table:table-cell>
          <table:table-cell office:value-type="float" office:value="54.815399999999997" table:style-name="ce1">
            <text:p>54.8154</text:p>
          </table:table-cell>
          <table:table-cell office:value-type="float" office:value="54.844900000000003" table:style-name="ce1">
            <text:p>54.8449</text:p>
          </table:table-cell>
          <table:table-cell office:value-type="float" office:value="54.301699999999997" table:style-name="ce1">
            <text:p>54.3017</text:p>
          </table:table-cell>
          <table:table-cell office:value-type="float" office:value="54.009" table:style-name="ce1">
            <text:p>54.009</text:p>
          </table:table-cell>
          <table:table-cell office:value-type="float" office:value="53.272199999999998" table:style-name="ce1">
            <text:p>53.2722</text:p>
          </table:table-cell>
          <table:table-cell office:value-type="float" office:value="46.820599999999999" table:style-name="ce1">
            <text:p>46.8206</text:p>
          </table:table-cell>
          <table:table-cell office:value-type="float" office:value="55.551400000000001" table:style-name="ce1">
            <text:p>55.5514</text:p>
          </table:table-cell>
          <table:table-cell table:style-name="ce1"/>
          <table:table-cell office:value-type="float" office:value="53.472524137931025" table:formula="of:=AVERAGE([.C9:.AE9])" table:style-name="ce1">
            <text:p>53.4725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5.109900000000003" table:style-name="ce1">
            <text:p>55.1099</text:p>
          </table:table-cell>
          <table:table-cell office:value-type="float" office:value="51.368699999999997" table:style-name="ce1">
            <text:p>51.3687</text:p>
          </table:table-cell>
          <table:table-cell office:value-type="float" office:value="50.438299999999998" table:style-name="ce1">
            <text:p>50.4383</text:p>
          </table:table-cell>
          <table:table-cell office:value-type="float" office:value="51.215899999999998" table:style-name="ce1">
            <text:p>51.2159</text:p>
          </table:table-cell>
          <table:table-cell office:value-type="float" office:value="51.257800000000003" table:style-name="ce1">
            <text:p>51.2578</text:p>
          </table:table-cell>
          <table:table-cell office:value-type="float" office:value="50.523600000000002" table:style-name="ce1">
            <text:p>50.5236</text:p>
          </table:table-cell>
          <table:table-cell office:value-type="float" office:value="51.462800000000001" table:style-name="ce1">
            <text:p>51.4628</text:p>
          </table:table-cell>
          <table:table-cell office:value-type="float" office:value="51.656199999999998" table:style-name="ce1">
            <text:p>51.6562</text:p>
          </table:table-cell>
          <table:table-cell office:value-type="float" office:value="51.201000000000001" table:style-name="ce1">
            <text:p>51.201</text:p>
          </table:table-cell>
          <table:table-cell office:value-type="float" office:value="50.951099999999997" table:style-name="ce1">
            <text:p>50.9511</text:p>
          </table:table-cell>
          <table:table-cell office:value-type="float" office:value="50.858800000000002" table:style-name="ce1">
            <text:p>50.8588</text:p>
          </table:table-cell>
          <table:table-cell office:value-type="float" office:value="50.497999999999998" table:style-name="ce1">
            <text:p>50.498</text:p>
          </table:table-cell>
          <table:table-cell office:value-type="float" office:value="51.122100000000003" table:style-name="ce1">
            <text:p>51.1221</text:p>
          </table:table-cell>
          <table:table-cell office:value-type="float" office:value="52.152200000000001" table:style-name="ce1">
            <text:p>52.1522</text:p>
          </table:table-cell>
          <table:table-cell office:value-type="float" office:value="51.674500000000002" table:style-name="ce1">
            <text:p>51.6745</text:p>
          </table:table-cell>
          <table:table-cell office:value-type="float" office:value="51.7089" table:style-name="ce1">
            <text:p>51.7089</text:p>
          </table:table-cell>
          <table:table-cell office:value-type="float" office:value="51.618000000000002" table:style-name="ce1">
            <text:p>51.618</text:p>
          </table:table-cell>
          <table:table-cell office:value-type="float" office:value="51.042000000000002" table:style-name="ce1">
            <text:p>51.042</text:p>
          </table:table-cell>
          <table:table-cell office:value-type="float" office:value="51.15" table:style-name="ce1">
            <text:p>51.15</text:p>
          </table:table-cell>
          <table:table-cell office:value-type="float" office:value="50.794699999999999" table:style-name="ce1">
            <text:p>50.7947</text:p>
          </table:table-cell>
          <table:table-cell office:value-type="float" office:value="50.758299999999998" table:style-name="ce1">
            <text:p>50.7583</text:p>
          </table:table-cell>
          <table:table-cell office:value-type="float" office:value="51.638100000000001" table:style-name="ce1">
            <text:p>51.6381</text:p>
          </table:table-cell>
          <table:table-cell office:value-type="float" office:value="53.9086" table:style-name="ce1">
            <text:p>53.9086</text:p>
          </table:table-cell>
          <table:table-cell office:value-type="float" office:value="51.131700000000002" table:style-name="ce1">
            <text:p>51.1317</text:p>
          </table:table-cell>
          <table:table-cell office:value-type="float" office:value="50.7971" table:style-name="ce1">
            <text:p>50.7971</text:p>
          </table:table-cell>
          <table:table-cell office:value-type="float" office:value="50.897799999999997" table:style-name="ce1">
            <text:p>50.8978</text:p>
          </table:table-cell>
          <table:table-cell office:value-type="float" office:value="51.445099999999996" table:style-name="ce1">
            <text:p>51.4451</text:p>
          </table:table-cell>
          <table:table-cell office:value-type="float" office:value="50.624899999999997" table:style-name="ce1">
            <text:p>50.6249</text:p>
          </table:table-cell>
          <table:table-cell office:value-type="float" office:value="51.3489" table:style-name="ce1">
            <text:p>51.3489</text:p>
          </table:table-cell>
          <table:table-cell office:value-type="float" office:value="50.831400000000002" table:style-name="ce1">
            <text:p>50.8314</text:p>
          </table:table-cell>
          <table:table-cell table:style-name="ce1"/>
          <table:table-cell office:value-type="float" office:value="51.244017241379304" table:formula="of:=AVERAGE([.C10:.AE10])" table:style-name="ce1">
            <text:p>51.2440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6.347200000000001" table:style-name="ce1">
            <text:p>76.3472</text:p>
          </table:table-cell>
          <table:table-cell office:value-type="float" office:value="70.343800000000002" table:style-name="ce1">
            <text:p>70.3438</text:p>
          </table:table-cell>
          <table:table-cell office:value-type="float" office:value="72.015699999999995" table:style-name="ce1">
            <text:p>72.0157</text:p>
          </table:table-cell>
          <table:table-cell office:value-type="float" office:value="68.188699999999997" table:style-name="ce1">
            <text:p>68.1887</text:p>
          </table:table-cell>
          <table:table-cell office:value-type="float" office:value="69.522499999999994" table:style-name="ce1">
            <text:p>69.5225</text:p>
          </table:table-cell>
          <table:table-cell office:value-type="float" office:value="70.543300000000002" table:style-name="ce1">
            <text:p>70.5433</text:p>
          </table:table-cell>
          <table:table-cell office:value-type="float" office:value="70.719800000000006" table:style-name="ce1">
            <text:p>70.7198</text:p>
          </table:table-cell>
          <table:table-cell office:value-type="float" office:value="71.360500000000002" table:style-name="ce1">
            <text:p>71.3605</text:p>
          </table:table-cell>
          <table:table-cell office:value-type="float" office:value="70.821100000000001" table:style-name="ce1">
            <text:p>70.8211</text:p>
          </table:table-cell>
          <table:table-cell office:value-type="float" office:value="70.364800000000002" table:style-name="ce1">
            <text:p>70.3648</text:p>
          </table:table-cell>
          <table:table-cell office:value-type="float" office:value="72.100800000000007" table:style-name="ce1">
            <text:p>72.1008</text:p>
          </table:table-cell>
          <table:table-cell office:value-type="float" office:value="70.445999999999998" table:style-name="ce1">
            <text:p>70.446</text:p>
          </table:table-cell>
          <table:table-cell office:value-type="float" office:value="69.883600000000001" table:style-name="ce1">
            <text:p>69.8836</text:p>
          </table:table-cell>
          <table:table-cell office:value-type="float" office:value="70.726699999999994" table:style-name="ce1">
            <text:p>70.7267</text:p>
          </table:table-cell>
          <table:table-cell office:value-type="float" office:value="71.705600000000004" table:style-name="ce1">
            <text:p>71.7056</text:p>
          </table:table-cell>
          <table:table-cell office:value-type="float" office:value="70.8613" table:style-name="ce1">
            <text:p>70.8613</text:p>
          </table:table-cell>
          <table:table-cell office:value-type="float" office:value="71.040999999999997" table:style-name="ce1">
            <text:p>71.041</text:p>
          </table:table-cell>
          <table:table-cell office:value-type="float" office:value="69.858000000000004" table:style-name="ce1">
            <text:p>69.858</text:p>
          </table:table-cell>
          <table:table-cell office:value-type="float" office:value="71.927199999999999" table:style-name="ce1">
            <text:p>71.9272</text:p>
          </table:table-cell>
          <table:table-cell office:value-type="float" office:value="71.832300000000004" table:style-name="ce1">
            <text:p>71.8323</text:p>
          </table:table-cell>
          <table:table-cell office:value-type="float" office:value="70.829300000000003" table:style-name="ce1">
            <text:p>70.8293</text:p>
          </table:table-cell>
          <table:table-cell office:value-type="float" office:value="71.202600000000004" table:style-name="ce1">
            <text:p>71.2026</text:p>
          </table:table-cell>
          <table:table-cell office:value-type="float" office:value="72.826800000000006" table:style-name="ce1">
            <text:p>72.8268</text:p>
          </table:table-cell>
          <table:table-cell office:value-type="float" office:value="69.826599999999999" table:style-name="ce1">
            <text:p>69.8266</text:p>
          </table:table-cell>
          <table:table-cell office:value-type="float" office:value="71.460899999999995" table:style-name="ce1">
            <text:p>71.4609</text:p>
          </table:table-cell>
          <table:table-cell office:value-type="float" office:value="69.781700000000001" table:style-name="ce1">
            <text:p>69.7817</text:p>
          </table:table-cell>
          <table:table-cell office:value-type="float" office:value="72.265299999999996" table:style-name="ce1">
            <text:p>72.2653</text:p>
          </table:table-cell>
          <table:table-cell office:value-type="float" office:value="73.031499999999994" table:style-name="ce1">
            <text:p>73.0315</text:p>
          </table:table-cell>
          <table:table-cell office:value-type="float" office:value="70.185100000000006" table:style-name="ce1">
            <text:p>70.1851</text:p>
          </table:table-cell>
          <table:table-cell office:value-type="float" office:value="70.897400000000005" table:style-name="ce1">
            <text:p>70.8974</text:p>
          </table:table-cell>
          <table:table-cell table:style-name="ce1"/>
          <table:table-cell office:value-type="float" office:value="70.91620344827588" table:formula="of:=AVERAGE([.C11:.AE11])" table:style-name="ce1">
            <text:p>70.91620345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2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33849" table:style-name="ce1">
            <text:p>1.33849</text:p>
          </table:table-cell>
          <table:table-cell office:value-type="float" office:value="0.837866" table:style-name="ce1">
            <text:p>0.837866</text:p>
          </table:table-cell>
          <table:table-cell office:value-type="float" office:value="0.80728800000000001" table:style-name="ce1">
            <text:p>0.807288</text:p>
          </table:table-cell>
          <table:table-cell office:value-type="float" office:value="0.81718900000000005" table:style-name="ce1">
            <text:p>0.817189</text:p>
          </table:table-cell>
          <table:table-cell office:value-type="float" office:value="0.82563500000000001" table:style-name="ce1">
            <text:p>0.825635</text:p>
          </table:table-cell>
          <table:table-cell office:value-type="float" office:value="0.84980699999999998" table:style-name="ce1">
            <text:p>0.849807</text:p>
          </table:table-cell>
          <table:table-cell office:value-type="float" office:value="0.81573300000000004" table:style-name="ce1">
            <text:p>0.815733</text:p>
          </table:table-cell>
          <table:table-cell office:value-type="float" office:value="0.833789" table:style-name="ce1">
            <text:p>0.833789</text:p>
          </table:table-cell>
          <table:table-cell office:value-type="float" office:value="0.73768299999999998" table:style-name="ce1">
            <text:p>0.737683</text:p>
          </table:table-cell>
          <table:table-cell office:value-type="float" office:value="0.74787599999999999" table:style-name="ce1">
            <text:p>0.747876</text:p>
          </table:table-cell>
          <table:table-cell office:value-type="float" office:value="0.71787999999999996" table:style-name="ce1">
            <text:p>0.71788</text:p>
          </table:table-cell>
          <table:table-cell office:value-type="float" office:value="0.74001300000000003" table:style-name="ce1">
            <text:p>0.740013</text:p>
          </table:table-cell>
          <table:table-cell office:value-type="float" office:value="0.72428700000000001" table:style-name="ce1">
            <text:p>0.724287</text:p>
          </table:table-cell>
          <table:table-cell office:value-type="float" office:value="0.71147300000000002" table:style-name="ce1">
            <text:p>0.711473</text:p>
          </table:table-cell>
          <table:table-cell office:value-type="float" office:value="0.77088299999999998" table:style-name="ce1">
            <text:p>0.770883</text:p>
          </table:table-cell>
          <table:table-cell office:value-type="float" office:value="0.73622799999999999" table:style-name="ce1">
            <text:p>0.736228</text:p>
          </table:table-cell>
          <table:table-cell office:value-type="float" office:value="0.71962700000000002" table:style-name="ce1">
            <text:p>0.719627</text:p>
          </table:table-cell>
          <table:table-cell office:value-type="float" office:value="0.83844799999999997" table:style-name="ce1">
            <text:p>0.838448</text:p>
          </table:table-cell>
          <table:table-cell office:value-type="float" office:value="0.72516099999999994" table:style-name="ce1">
            <text:p>0.725161</text:p>
          </table:table-cell>
          <table:table-cell office:value-type="float" office:value="0.72516099999999994" table:style-name="ce1">
            <text:p>0.725161</text:p>
          </table:table-cell>
          <table:table-cell office:value-type="float" office:value="0.76243799999999995" table:style-name="ce1">
            <text:p>0.762438</text:p>
          </table:table-cell>
          <table:table-cell office:value-type="float" office:value="0.93397200000000002" table:style-name="ce1">
            <text:p>0.933972</text:p>
          </table:table-cell>
          <table:table-cell office:value-type="float" office:value="0.72312200000000004" table:style-name="ce1">
            <text:p>0.723122</text:p>
          </table:table-cell>
          <table:table-cell office:value-type="float" office:value="0.76564100000000002" table:style-name="ce1">
            <text:p>0.765641</text:p>
          </table:table-cell>
          <table:table-cell office:value-type="float" office:value="0.742344" table:style-name="ce1">
            <text:p>0.742344</text:p>
          </table:table-cell>
          <table:table-cell office:value-type="float" office:value="0.73739299999999997" table:style-name="ce1">
            <text:p>0.737393</text:p>
          </table:table-cell>
          <table:table-cell office:value-type="float" office:value="0.81631600000000004" table:style-name="ce1">
            <text:p>0.816316</text:p>
          </table:table-cell>
          <table:table-cell office:value-type="float" office:value="0.72719900000000004" table:style-name="ce1">
            <text:p>0.727199</text:p>
          </table:table-cell>
          <table:table-cell office:value-type="float" office:value="0.74146999999999996" table:style-name="ce1">
            <text:p>0.74147</text:p>
          </table:table-cell>
          <table:table-cell office:value-type="float" office:value="0.842526" table:style-name="ce1">
            <text:p>0.842526</text:p>
          </table:table-cell>
          <table:table-cell table:style-name="ce1"/>
          <table:table-cell office:value-type="float" office:value="0.77498096551724127" table:formula="of:=AVERAGE([.C2:.AE2])" table:style-name="ce1">
            <text:p>0.774980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12531" table:style-name="ce1">
            <text:p>1.12531</text:p>
          </table:table-cell>
          <table:table-cell office:value-type="float" office:value="1.1570499999999999" table:style-name="ce1">
            <text:p>1.15705</text:p>
          </table:table-cell>
          <table:table-cell office:value-type="float" office:value="1.2785" table:style-name="ce1">
            <text:p>1.2785</text:p>
          </table:table-cell>
          <table:table-cell office:value-type="float" office:value="1.2994600000000001" table:style-name="ce1">
            <text:p>1.29946</text:p>
          </table:table-cell>
          <table:table-cell office:value-type="float" office:value="1.32684" table:style-name="ce1">
            <text:p>1.32684</text:p>
          </table:table-cell>
          <table:table-cell office:value-type="float" office:value="1.3344100000000001" table:style-name="ce1">
            <text:p>1.33441</text:p>
          </table:table-cell>
          <table:table-cell office:value-type="float" office:value="1.36412" table:style-name="ce1">
            <text:p>1.36412</text:p>
          </table:table-cell>
          <table:table-cell office:value-type="float" office:value="1.3964399999999999" table:style-name="ce1">
            <text:p>1.39644</text:p>
          </table:table-cell>
          <table:table-cell office:value-type="float" office:value="1.3402400000000001" table:style-name="ce1">
            <text:p>1.34024</text:p>
          </table:table-cell>
          <table:table-cell office:value-type="float" office:value="1.37839" table:style-name="ce1">
            <text:p>1.37839</text:p>
          </table:table-cell>
          <table:table-cell office:value-type="float" office:value="1.3443099999999999" table:style-name="ce1">
            <text:p>1.34431</text:p>
          </table:table-cell>
          <table:table-cell office:value-type="float" office:value="1.3029599999999999" table:style-name="ce1">
            <text:p>1.30296</text:p>
          </table:table-cell>
          <table:table-cell office:value-type="float" office:value="1.3914899999999999" table:style-name="ce1">
            <text:p>1.39149</text:p>
          </table:table-cell>
          <table:table-cell office:value-type="float" office:value="1.3457699999999999" table:style-name="ce1">
            <text:p>1.34577</text:p>
          </table:table-cell>
          <table:table-cell office:value-type="float" office:value="1.3463499999999999" table:style-name="ce1">
            <text:p>1.34635</text:p>
          </table:table-cell>
          <table:table-cell office:value-type="float" office:value="1.40693" table:style-name="ce1">
            <text:p>1.40693</text:p>
          </table:table-cell>
          <table:table-cell office:value-type="float" office:value="1.3422799999999999" table:style-name="ce1">
            <text:p>1.34228</text:p>
          </table:table-cell>
          <table:table-cell office:value-type="float" office:value="1.2586900000000001" table:style-name="ce1">
            <text:p>1.25869</text:p>
          </table:table-cell>
          <table:table-cell office:value-type="float" office:value="1.2595700000000001" table:style-name="ce1">
            <text:p>1.25957</text:p>
          </table:table-cell>
          <table:table-cell office:value-type="float" office:value="1.3463499999999999" table:style-name="ce1">
            <text:p>1.34635</text:p>
          </table:table-cell>
          <table:table-cell office:value-type="float" office:value="1.36208" table:style-name="ce1">
            <text:p>1.36208</text:p>
          </table:table-cell>
          <table:table-cell office:value-type="float" office:value="1.3874200000000001" table:style-name="ce1">
            <text:p>1.38742</text:p>
          </table:table-cell>
          <table:table-cell office:value-type="float" office:value="1.3181" table:style-name="ce1">
            <text:p>1.3181</text:p>
          </table:table-cell>
          <table:table-cell office:value-type="float" office:value="1.3512999999999999" table:style-name="ce1">
            <text:p>1.3513</text:p>
          </table:table-cell>
          <table:table-cell office:value-type="float" office:value="1.30267" table:style-name="ce1">
            <text:p>1.30267</text:p>
          </table:table-cell>
          <table:table-cell office:value-type="float" office:value="1.39703" table:style-name="ce1">
            <text:p>1.39703</text:p>
          </table:table-cell>
          <table:table-cell office:value-type="float" office:value="1.37897" table:style-name="ce1">
            <text:p>1.37897</text:p>
          </table:table-cell>
          <table:table-cell office:value-type="float" office:value="1.3879999999999999" table:style-name="ce1">
            <text:p>1.388</text:p>
          </table:table-cell>
          <table:table-cell office:value-type="float" office:value="1.2901499999999999" table:style-name="ce1">
            <text:p>1.29015</text:p>
          </table:table-cell>
          <table:table-cell office:value-type="float" office:value="1.30704" table:style-name="ce1">
            <text:p>1.30704</text:p>
          </table:table-cell>
          <table:table-cell table:style-name="ce1"/>
          <table:table-cell office:value-type="float" office:value="1.3345831034482758" table:formula="of:=AVERAGE([.C3:.AE3])" table:style-name="ce1">
            <text:p>1.33458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0141399999999998" table:style-name="ce1">
            <text:p>2.01414</text:p>
          </table:table-cell>
          <table:table-cell office:value-type="float" office:value="2.1539299999999999" table:style-name="ce1">
            <text:p>2.15393</text:p>
          </table:table-cell>
          <table:table-cell office:value-type="float" office:value="2.21305" table:style-name="ce1">
            <text:p>2.21305</text:p>
          </table:table-cell>
          <table:table-cell office:value-type="float" office:value="2.0295800000000002" table:style-name="ce1">
            <text:p>2.02958</text:p>
          </table:table-cell>
          <table:table-cell office:value-type="float" office:value="2.4754499999999999" table:style-name="ce1">
            <text:p>2.47545</text:p>
          </table:table-cell>
          <table:table-cell office:value-type="float" office:value="2.31149" table:style-name="ce1">
            <text:p>2.31149</text:p>
          </table:table-cell>
          <table:table-cell office:value-type="float" office:value="2.4903" table:style-name="ce1">
            <text:p>2.4903</text:p>
          </table:table-cell>
          <table:table-cell office:value-type="float" office:value="2.3059500000000002" table:style-name="ce1">
            <text:p>2.30595</text:p>
          </table:table-cell>
          <table:table-cell office:value-type="float" office:value="2.4096299999999999" table:style-name="ce1">
            <text:p>2.40963</text:p>
          </table:table-cell>
          <table:table-cell office:value-type="float" office:value="2.4900099999999998" table:style-name="ce1">
            <text:p>2.49001</text:p>
          </table:table-cell>
          <table:table-cell office:value-type="float" office:value="2.3461400000000001" table:style-name="ce1">
            <text:p>2.34614</text:p>
          </table:table-cell>
          <table:table-cell office:value-type="float" office:value="2.48244" table:style-name="ce1">
            <text:p>2.48244</text:p>
          </table:table-cell>
          <table:table-cell office:value-type="float" office:value="2.4856400000000001" table:style-name="ce1">
            <text:p>2.48564</text:p>
          </table:table-cell>
          <table:table-cell office:value-type="float" office:value="2.4562300000000001" table:style-name="ce1">
            <text:p>2.45623</text:p>
          </table:table-cell>
          <table:table-cell office:value-type="float" office:value="2.4908800000000002" table:style-name="ce1">
            <text:p>2.49088</text:p>
          </table:table-cell>
          <table:table-cell office:value-type="float" office:value="2.3738100000000002" table:style-name="ce1">
            <text:p>2.37381</text:p>
          </table:table-cell>
          <table:table-cell office:value-type="float" office:value="2.3906999999999998" table:style-name="ce1">
            <text:p>2.3907</text:p>
          </table:table-cell>
          <table:table-cell office:value-type="float" office:value="2.3784700000000001" table:style-name="ce1">
            <text:p>2.37847</text:p>
          </table:table-cell>
          <table:table-cell office:value-type="float" office:value="2.40089" table:style-name="ce1">
            <text:p>2.40089</text:p>
          </table:table-cell>
          <table:table-cell office:value-type="float" office:value="2.3621599999999998" table:style-name="ce1">
            <text:p>2.36216</text:p>
          </table:table-cell>
          <table:table-cell office:value-type="float" office:value="2.3641999999999999" table:style-name="ce1">
            <text:p>2.3642</text:p>
          </table:table-cell>
          <table:table-cell office:value-type="float" office:value="2.4075899999999999" table:style-name="ce1">
            <text:p>2.40759</text:p>
          </table:table-cell>
          <table:table-cell office:value-type="float" office:value="2.41167" table:style-name="ce1">
            <text:p>2.41167</text:p>
          </table:table-cell>
          <table:table-cell office:value-type="float" office:value="2.3735200000000001" table:style-name="ce1">
            <text:p>2.37352</text:p>
          </table:table-cell>
          <table:table-cell office:value-type="float" office:value="2.3612899999999999" table:style-name="ce1">
            <text:p>2.36129</text:p>
          </table:table-cell>
          <table:table-cell office:value-type="float" office:value="2.35954" table:style-name="ce1">
            <text:p>2.35954</text:p>
          </table:table-cell>
          <table:table-cell office:value-type="float" office:value="2.4387500000000002" table:style-name="ce1">
            <text:p>2.43875</text:p>
          </table:table-cell>
          <table:table-cell office:value-type="float" office:value="2.4882599999999999" table:style-name="ce1">
            <text:p>2.48826</text:p>
          </table:table-cell>
          <table:table-cell office:value-type="float" office:value="2.38429" table:style-name="ce1">
            <text:p>2.38429</text:p>
          </table:table-cell>
          <table:table-cell office:value-type="float" office:value="2.8878300000000001" table:style-name="ce1">
            <text:p>2.88783</text:p>
          </table:table-cell>
          <table:table-cell table:style-name="ce1"/>
          <table:table-cell office:value-type="float" office:value="2.3973686206896554" table:formula="of:=AVERAGE([.C4:.AE4])" table:style-name="ce1">
            <text:p>2.39736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.8691399999999998" table:style-name="ce1">
            <text:p>5.86914</text:p>
          </table:table-cell>
          <table:table-cell office:value-type="float" office:value="5.5761599999999998" table:style-name="ce1">
            <text:p>5.57616</text:p>
          </table:table-cell>
          <table:table-cell office:value-type="float" office:value="5.5502500000000001" table:style-name="ce1">
            <text:p>5.55025</text:p>
          </table:table-cell>
          <table:table-cell office:value-type="float" office:value="5.4660799999999998" table:style-name="ce1">
            <text:p>5.46608</text:p>
          </table:table-cell>
          <table:table-cell office:value-type="float" office:value="5.6824599999999998" table:style-name="ce1">
            <text:p>5.68246</text:p>
          </table:table-cell>
          <table:table-cell office:value-type="float" office:value="5.6903300000000003" table:style-name="ce1">
            <text:p>5.69033</text:p>
          </table:table-cell>
          <table:table-cell office:value-type="float" office:value="5.7794400000000001" table:style-name="ce1">
            <text:p>5.77944</text:p>
          </table:table-cell>
          <table:table-cell office:value-type="float" office:value="5.8595300000000003" table:style-name="ce1">
            <text:p>5.85953</text:p>
          </table:table-cell>
          <table:table-cell office:value-type="float" office:value="5.7692500000000004" table:style-name="ce1">
            <text:p>5.76925</text:p>
          </table:table-cell>
          <table:table-cell office:value-type="float" office:value="5.4908299999999999" table:style-name="ce1">
            <text:p>5.49083</text:p>
          </table:table-cell>
          <table:table-cell office:value-type="float" office:value="5.7628399999999997" table:style-name="ce1">
            <text:p>5.76284</text:p>
          </table:table-cell>
          <table:table-cell office:value-type="float" office:value="5.73081" table:style-name="ce1">
            <text:p>5.73081</text:p>
          </table:table-cell>
          <table:table-cell office:value-type="float" office:value="5.6047099999999999" table:style-name="ce1">
            <text:p>5.60471</text:p>
          </table:table-cell>
          <table:table-cell office:value-type="float" office:value="6.1332899999999997" table:style-name="ce1">
            <text:p>6.13329</text:p>
          </table:table-cell>
          <table:table-cell office:value-type="float" office:value="5.5531600000000001" table:style-name="ce1">
            <text:p>5.55316</text:p>
          </table:table-cell>
          <table:table-cell office:value-type="float" office:value="5.6623700000000001" table:style-name="ce1">
            <text:p>5.66237</text:p>
          </table:table-cell>
          <table:table-cell office:value-type="float" office:value="5.7823500000000001" table:style-name="ce1">
            <text:p>5.78235</text:p>
          </table:table-cell>
          <table:table-cell office:value-type="float" office:value="5.8601099999999997" table:style-name="ce1">
            <text:p>5.86011</text:p>
          </table:table-cell>
          <table:table-cell office:value-type="float" office:value="5.7185800000000002" table:style-name="ce1">
            <text:p>5.71858</text:p>
          </table:table-cell>
          <table:table-cell office:value-type="float" office:value="5.8304099999999996" table:style-name="ce1">
            <text:p>5.83041</text:p>
          </table:table-cell>
          <table:table-cell office:value-type="float" office:value="5.6617899999999999" table:style-name="ce1">
            <text:p>5.66179</text:p>
          </table:table-cell>
          <table:table-cell office:value-type="float" office:value="5.6705199999999998" table:style-name="ce1">
            <text:p>5.67052</text:p>
          </table:table-cell>
          <table:table-cell office:value-type="float" office:value="5.5345199999999997" table:style-name="ce1">
            <text:p>5.53452</text:p>
          </table:table-cell>
          <table:table-cell office:value-type="float" office:value="5.7031400000000003" table:style-name="ce1">
            <text:p>5.70314</text:p>
          </table:table-cell>
          <table:table-cell office:value-type="float" office:value="5.7529399999999997" table:style-name="ce1">
            <text:p>5.75294</text:p>
          </table:table-cell>
          <table:table-cell office:value-type="float" office:value="5.7127499999999998" table:style-name="ce1">
            <text:p>5.71275</text:p>
          </table:table-cell>
          <table:table-cell office:value-type="float" office:value="5.9530099999999999" table:style-name="ce1">
            <text:p>5.95301</text:p>
          </table:table-cell>
          <table:table-cell office:value-type="float" office:value="5.6454800000000001" table:style-name="ce1">
            <text:p>5.64548</text:p>
          </table:table-cell>
          <table:table-cell office:value-type="float" office:value="5.77041" table:style-name="ce1">
            <text:p>5.77041</text:p>
          </table:table-cell>
          <table:table-cell office:value-type="float" office:value="5.7279" table:style-name="ce1">
            <text:p>5.7279</text:p>
          </table:table-cell>
          <table:table-cell table:style-name="ce1"/>
          <table:table-cell office:value-type="float" office:value="5.7115662068965509" table:formula="of:=AVERAGE([.C5:.AE5])" table:style-name="ce1">
            <text:p>5.71156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9062" table:style-name="ce1">
            <text:p>10.9062</text:p>
          </table:table-cell>
          <table:table-cell office:value-type="float" office:value="10.385199999999999" table:style-name="ce1">
            <text:p>10.3852</text:p>
          </table:table-cell>
          <table:table-cell office:value-type="float" office:value="10.211399999999999" table:style-name="ce1">
            <text:p>10.2114</text:p>
          </table:table-cell>
          <table:table-cell office:value-type="float" office:value="10.167400000000001" table:style-name="ce1">
            <text:p>10.1674</text:p>
          </table:table-cell>
          <table:table-cell office:value-type="float" office:value="10.930400000000001" table:style-name="ce1">
            <text:p>10.9304</text:p>
          </table:table-cell>
          <table:table-cell office:value-type="float" office:value="10.4979" table:style-name="ce1">
            <text:p>10.4979</text:p>
          </table:table-cell>
          <table:table-cell office:value-type="float" office:value="10.7143" table:style-name="ce1">
            <text:p>10.7143</text:p>
          </table:table-cell>
          <table:table-cell office:value-type="float" office:value="10.851800000000001" table:style-name="ce1">
            <text:p>10.8518</text:p>
          </table:table-cell>
          <table:table-cell office:value-type="float" office:value="10.305099999999999" table:style-name="ce1">
            <text:p>10.3051</text:p>
          </table:table-cell>
          <table:table-cell office:value-type="float" office:value="10.6599" table:style-name="ce1">
            <text:p>10.6599</text:p>
          </table:table-cell>
          <table:table-cell office:value-type="float" office:value="10.6692" table:style-name="ce1">
            <text:p>10.6692</text:p>
          </table:table-cell>
          <table:table-cell office:value-type="float" office:value="10.738799999999999" table:style-name="ce1">
            <text:p>10.7388</text:p>
          </table:table-cell>
          <table:table-cell office:value-type="float" office:value="10.8375" table:style-name="ce1">
            <text:p>10.8375</text:p>
          </table:table-cell>
          <table:table-cell office:value-type="float" office:value="10.1782" table:style-name="ce1">
            <text:p>10.1782</text:p>
          </table:table-cell>
          <table:table-cell office:value-type="float" office:value="10.590299999999999" table:style-name="ce1">
            <text:p>10.5903</text:p>
          </table:table-cell>
          <table:table-cell office:value-type="float" office:value="10.018599999999999" table:style-name="ce1">
            <text:p>10.0186</text:p>
          </table:table-cell>
          <table:table-cell office:value-type="float" office:value="9.9160599999999999" table:style-name="ce1">
            <text:p>9.91606</text:p>
          </table:table-cell>
          <table:table-cell office:value-type="float" office:value="9.6865699999999997" table:style-name="ce1">
            <text:p>9.68657</text:p>
          </table:table-cell>
          <table:table-cell office:value-type="float" office:value="10.549200000000001" table:style-name="ce1">
            <text:p>10.5492</text:p>
          </table:table-cell>
          <table:table-cell office:value-type="float" office:value="9.6510400000000001" table:style-name="ce1">
            <text:p>9.65104</text:p>
          </table:table-cell>
          <table:table-cell office:value-type="float" office:value="9.8557799999999993" table:style-name="ce1">
            <text:p>9.85578</text:p>
          </table:table-cell>
          <table:table-cell office:value-type="float" office:value="9.6592000000000002" table:style-name="ce1">
            <text:p>9.6592</text:p>
          </table:table-cell>
          <table:table-cell office:value-type="float" office:value="9.9425600000000003" table:style-name="ce1">
            <text:p>9.94256</text:p>
          </table:table-cell>
          <table:table-cell office:value-type="float" office:value="9.4760200000000001" table:style-name="ce1">
            <text:p>9.47602</text:p>
          </table:table-cell>
          <table:table-cell office:value-type="float" office:value="10.498799999999999" table:style-name="ce1">
            <text:p>10.4988</text:p>
          </table:table-cell>
          <table:table-cell office:value-type="float" office:value="9.6926900000000007" table:style-name="ce1">
            <text:p>9.69269</text:p>
          </table:table-cell>
          <table:table-cell office:value-type="float" office:value="9.7634600000000002" table:style-name="ce1">
            <text:p>9.76346</text:p>
          </table:table-cell>
          <table:table-cell office:value-type="float" office:value="9.8764500000000002" table:style-name="ce1">
            <text:p>9.87645</text:p>
          </table:table-cell>
          <table:table-cell office:value-type="float" office:value="10.5175" table:style-name="ce1">
            <text:p>10.5175</text:p>
          </table:table-cell>
          <table:table-cell office:value-type="float" office:value="9.5648400000000002" table:style-name="ce1">
            <text:p>9.56484</text:p>
          </table:table-cell>
          <table:table-cell table:style-name="ce1"/>
          <table:table-cell office:value-type="float" office:value="10.2209024137931" table:formula="of:=AVERAGE([.C6:.AE6])" table:style-name="ce1">
            <text:p>10.22090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9.5199" table:style-name="ce1">
            <text:p>19.5199</text:p>
          </table:table-cell>
          <table:table-cell office:value-type="float" office:value="19.899699999999999" table:style-name="ce1">
            <text:p>19.8997</text:p>
          </table:table-cell>
          <table:table-cell office:value-type="float" office:value="19.360600000000002" table:style-name="ce1">
            <text:p>19.3606</text:p>
          </table:table-cell>
          <table:table-cell office:value-type="float" office:value="19.514099999999999" table:style-name="ce1">
            <text:p>19.5141</text:p>
          </table:table-cell>
          <table:table-cell office:value-type="float" office:value="19.636700000000001" table:style-name="ce1">
            <text:p>19.6367</text:p>
          </table:table-cell>
          <table:table-cell office:value-type="float" office:value="19.671900000000001" table:style-name="ce1">
            <text:p>19.6719</text:p>
          </table:table-cell>
          <table:table-cell office:value-type="float" office:value="19.573799999999999" table:style-name="ce1">
            <text:p>19.5738</text:p>
          </table:table-cell>
          <table:table-cell office:value-type="float" office:value="19.978300000000001" table:style-name="ce1">
            <text:p>19.9783</text:p>
          </table:table-cell>
          <table:table-cell office:value-type="float" office:value="19.465800000000002" table:style-name="ce1">
            <text:p>19.4658</text:p>
          </table:table-cell>
          <table:table-cell office:value-type="float" office:value="19.7471" table:style-name="ce1">
            <text:p>19.7471</text:p>
          </table:table-cell>
          <table:table-cell office:value-type="float" office:value="19.793399999999998" table:style-name="ce1">
            <text:p>19.7934</text:p>
          </table:table-cell>
          <table:table-cell office:value-type="float" office:value="19.777100000000001" table:style-name="ce1">
            <text:p>19.7771</text:p>
          </table:table-cell>
          <table:table-cell office:value-type="float" office:value="19.7241" table:style-name="ce1">
            <text:p>19.7241</text:p>
          </table:table-cell>
          <table:table-cell office:value-type="float" office:value="19.572099999999999" table:style-name="ce1">
            <text:p>19.5721</text:p>
          </table:table-cell>
          <table:table-cell office:value-type="float" office:value="20.002800000000001" table:style-name="ce1">
            <text:p>20.0028</text:p>
          </table:table-cell>
          <table:table-cell office:value-type="float" office:value="19.500699999999998" table:style-name="ce1">
            <text:p>19.5007</text:p>
          </table:table-cell>
          <table:table-cell office:value-type="float" office:value="19.5106" table:style-name="ce1">
            <text:p>19.5106</text:p>
          </table:table-cell>
          <table:table-cell office:value-type="float" office:value="19.750900000000001" table:style-name="ce1">
            <text:p>19.7509</text:p>
          </table:table-cell>
          <table:table-cell office:value-type="float" office:value="19.459099999999999" table:style-name="ce1">
            <text:p>19.4591</text:p>
          </table:table-cell>
          <table:table-cell office:value-type="float" office:value="19.519300000000001" table:style-name="ce1">
            <text:p>19.5193</text:p>
          </table:table-cell>
          <table:table-cell office:value-type="float" office:value="19.7439" table:style-name="ce1">
            <text:p>19.7439</text:p>
          </table:table-cell>
          <table:table-cell office:value-type="float" office:value="19.593" table:style-name="ce1">
            <text:p>19.593</text:p>
          </table:table-cell>
          <table:table-cell office:value-type="float" office:value="19.793700000000001" table:style-name="ce1">
            <text:p>19.7937</text:p>
          </table:table-cell>
          <table:table-cell office:value-type="float" office:value="19.813500000000001" table:style-name="ce1">
            <text:p>19.8135</text:p>
          </table:table-cell>
          <table:table-cell office:value-type="float" office:value="19.383900000000001" table:style-name="ce1">
            <text:p>19.3839</text:p>
          </table:table-cell>
          <table:table-cell office:value-type="float" office:value="19.5351" table:style-name="ce1">
            <text:p>19.5351</text:p>
          </table:table-cell>
          <table:table-cell office:value-type="float" office:value="19.614599999999999" table:style-name="ce1">
            <text:p>19.6146</text:p>
          </table:table-cell>
          <table:table-cell office:value-type="float" office:value="19.739799999999999" table:style-name="ce1">
            <text:p>19.7398</text:p>
          </table:table-cell>
          <table:table-cell office:value-type="float" office:value="20.0532" table:style-name="ce1">
            <text:p>20.0532</text:p>
          </table:table-cell>
          <table:table-cell office:value-type="float" office:value="20.920200000000001" table:style-name="ce1">
            <text:p>20.9202</text:p>
          </table:table-cell>
          <table:table-cell table:style-name="ce1"/>
          <table:table-cell office:value-type="float" office:value="19.712034482758618" table:formula="of:=AVERAGE([.C7:.AE7])" table:style-name="ce1">
            <text:p>19.7120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5.094100000000001" table:style-name="ce1">
            <text:p>25.0941</text:p>
          </table:table-cell>
          <table:table-cell office:value-type="float" office:value="25.420200000000001" table:style-name="ce1">
            <text:p>25.4202</text:p>
          </table:table-cell>
          <table:table-cell office:value-type="float" office:value="25.212900000000001" table:style-name="ce1">
            <text:p>25.2129</text:p>
          </table:table-cell>
          <table:table-cell office:value-type="float" office:value="25.2775" table:style-name="ce1">
            <text:p>25.2775</text:p>
          </table:table-cell>
          <table:table-cell office:value-type="float" office:value="24.7332" table:style-name="ce1">
            <text:p>24.7332</text:p>
          </table:table-cell>
          <table:table-cell office:value-type="float" office:value="25.406300000000002" table:style-name="ce1">
            <text:p>25.4063</text:p>
          </table:table-cell>
          <table:table-cell office:value-type="float" office:value="24.799600000000002" table:style-name="ce1">
            <text:p>24.7996</text:p>
          </table:table-cell>
          <table:table-cell office:value-type="float" office:value="24.914100000000001" table:style-name="ce1">
            <text:p>24.9141</text:p>
          </table:table-cell>
          <table:table-cell office:value-type="float" office:value="24.565200000000001" table:style-name="ce1">
            <text:p>24.5652</text:p>
          </table:table-cell>
          <table:table-cell office:value-type="float" office:value="24.877400000000002" table:style-name="ce1">
            <text:p>24.8774</text:p>
          </table:table-cell>
          <table:table-cell office:value-type="float" office:value="24.9848" table:style-name="ce1">
            <text:p>24.9848</text:p>
          </table:table-cell>
          <table:table-cell office:value-type="float" office:value="25.3247" table:style-name="ce1">
            <text:p>25.3247</text:p>
          </table:table-cell>
          <table:table-cell office:value-type="float" office:value="24.9499" table:style-name="ce1">
            <text:p>24.9499</text:p>
          </table:table-cell>
          <table:table-cell office:value-type="float" office:value="24.867799999999999" table:style-name="ce1">
            <text:p>24.8678</text:p>
          </table:table-cell>
          <table:table-cell office:value-type="float" office:value="25.0868" table:style-name="ce1">
            <text:p>25.0868</text:p>
          </table:table-cell>
          <table:table-cell office:value-type="float" office:value="24.9787" table:style-name="ce1">
            <text:p>24.9787</text:p>
          </table:table-cell>
          <table:table-cell office:value-type="float" office:value="25.1249" table:style-name="ce1">
            <text:p>25.1249</text:p>
          </table:table-cell>
          <table:table-cell office:value-type="float" office:value="24.9816" table:style-name="ce1">
            <text:p>24.9816</text:p>
          </table:table-cell>
          <table:table-cell office:value-type="float" office:value="24.8034" table:style-name="ce1">
            <text:p>24.8034</text:p>
          </table:table-cell>
          <table:table-cell office:value-type="float" office:value="24.969100000000001" table:style-name="ce1">
            <text:p>24.9691</text:p>
          </table:table-cell>
          <table:table-cell office:value-type="float" office:value="25.233000000000001" table:style-name="ce1">
            <text:p>25.233</text:p>
          </table:table-cell>
          <table:table-cell office:value-type="float" office:value="25.1465" table:style-name="ce1">
            <text:p>25.1465</text:p>
          </table:table-cell>
          <table:table-cell office:value-type="float" office:value="24.447500000000002" table:style-name="ce1">
            <text:p>24.4475</text:p>
          </table:table-cell>
          <table:table-cell office:value-type="float" office:value="25.717600000000001" table:style-name="ce1">
            <text:p>25.7176</text:p>
          </table:table-cell>
          <table:table-cell office:value-type="float" office:value="24.4236" table:style-name="ce1">
            <text:p>24.4236</text:p>
          </table:table-cell>
          <table:table-cell office:value-type="float" office:value="24.822299999999998" table:style-name="ce1">
            <text:p>24.8223</text:p>
          </table:table-cell>
          <table:table-cell office:value-type="float" office:value="24.898099999999999" table:style-name="ce1">
            <text:p>24.8981</text:p>
          </table:table-cell>
          <table:table-cell office:value-type="float" office:value="25.24" table:style-name="ce1">
            <text:p>25.24</text:p>
          </table:table-cell>
          <table:table-cell office:value-type="float" office:value="25.5807" table:style-name="ce1">
            <text:p>25.5807</text:p>
          </table:table-cell>
          <table:table-cell office:value-type="float" office:value="26.156500000000001" table:style-name="ce1">
            <text:p>26.1565</text:p>
          </table:table-cell>
          <table:table-cell table:style-name="ce1"/>
          <table:table-cell office:value-type="float" office:value="25.06703103448276" table:formula="of:=AVERAGE([.C8:.AE8])" table:style-name="ce1">
            <text:p>25.0670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2.5565" table:style-name="ce1">
            <text:p>32.5565</text:p>
          </table:table-cell>
          <table:table-cell office:value-type="float" office:value="32.301099999999998" table:style-name="ce1">
            <text:p>32.3011</text:p>
          </table:table-cell>
          <table:table-cell office:value-type="float" office:value="32.623800000000003" table:style-name="ce1">
            <text:p>32.6238</text:p>
          </table:table-cell>
          <table:table-cell office:value-type="float" office:value="32.263199999999998" table:style-name="ce1">
            <text:p>32.2632</text:p>
          </table:table-cell>
          <table:table-cell office:value-type="float" office:value="32.113" table:style-name="ce1">
            <text:p>32.113</text:p>
          </table:table-cell>
          <table:table-cell office:value-type="float" office:value="32.480499999999999" table:style-name="ce1">
            <text:p>32.4805</text:p>
          </table:table-cell>
          <table:table-cell office:value-type="float" office:value="32.708500000000001" table:style-name="ce1">
            <text:p>32.7085</text:p>
          </table:table-cell>
          <table:table-cell office:value-type="float" office:value="31.8992" table:style-name="ce1">
            <text:p>31.8992</text:p>
          </table:table-cell>
          <table:table-cell office:value-type="float" office:value="32.162500000000001" table:style-name="ce1">
            <text:p>32.1625</text:p>
          </table:table-cell>
          <table:table-cell office:value-type="float" office:value="32.482500000000002" table:style-name="ce1">
            <text:p>32.4825</text:p>
          </table:table-cell>
          <table:table-cell office:value-type="float" office:value="32.156100000000002" table:style-name="ce1">
            <text:p>32.1561</text:p>
          </table:table-cell>
          <table:table-cell office:value-type="float" office:value="32.213700000000003" table:style-name="ce1">
            <text:p>32.2137</text:p>
          </table:table-cell>
          <table:table-cell office:value-type="float" office:value="33.355600000000003" table:style-name="ce1">
            <text:p>33.3556</text:p>
          </table:table-cell>
          <table:table-cell office:value-type="float" office:value="32.241100000000003" table:style-name="ce1">
            <text:p>32.2411</text:p>
          </table:table-cell>
          <table:table-cell office:value-type="float" office:value="32.530299999999997" table:style-name="ce1">
            <text:p>32.5303</text:p>
          </table:table-cell>
          <table:table-cell office:value-type="float" office:value="32.408000000000001" table:style-name="ce1">
            <text:p>32.408</text:p>
          </table:table-cell>
          <table:table-cell office:value-type="float" office:value="32.057000000000002" table:style-name="ce1">
            <text:p>32.057</text:p>
          </table:table-cell>
          <table:table-cell office:value-type="float" office:value="32.498600000000003" table:style-name="ce1">
            <text:p>32.4986</text:p>
          </table:table-cell>
          <table:table-cell office:value-type="float" office:value="32.228000000000002" table:style-name="ce1">
            <text:p>32.228</text:p>
          </table:table-cell>
          <table:table-cell office:value-type="float" office:value="32.426600000000001" table:style-name="ce1">
            <text:p>32.4266</text:p>
          </table:table-cell>
          <table:table-cell office:value-type="float" office:value="32.250999999999998" table:style-name="ce1">
            <text:p>32.251</text:p>
          </table:table-cell>
          <table:table-cell office:value-type="float" office:value="32.521599999999999" table:style-name="ce1">
            <text:p>32.5216</text:p>
          </table:table-cell>
          <table:table-cell office:value-type="float" office:value="31.976700000000001" table:style-name="ce1">
            <text:p>31.9767</text:p>
          </table:table-cell>
          <table:table-cell office:value-type="float" office:value="32.569299999999998" table:style-name="ce1">
            <text:p>32.5693</text:p>
          </table:table-cell>
          <table:table-cell office:value-type="float" office:value="31.786799999999999" table:style-name="ce1">
            <text:p>31.7868</text:p>
          </table:table-cell>
          <table:table-cell office:value-type="float" office:value="32.416699999999999" table:style-name="ce1">
            <text:p>32.4167</text:p>
          </table:table-cell>
          <table:table-cell office:value-type="float" office:value="32.06" table:style-name="ce1">
            <text:p>32.06</text:p>
          </table:table-cell>
          <table:table-cell office:value-type="float" office:value="32.816899999999997" table:style-name="ce1">
            <text:p>32.8169</text:p>
          </table:table-cell>
          <table:table-cell office:value-type="float" office:value="32.265900000000002" table:style-name="ce1">
            <text:p>32.2659</text:p>
          </table:table-cell>
          <table:table-cell office:value-type="float" office:value="32.108600000000003" table:style-name="ce1">
            <text:p>32.1086</text:p>
          </table:table-cell>
          <table:table-cell table:style-name="ce1"/>
          <table:table-cell office:value-type="float" office:value="32.342165517241384" table:formula="of:=AVERAGE([.C9:.AE9])" table:style-name="ce1">
            <text:p>32.3421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1.812600000000003" table:style-name="ce1">
            <text:p>51.8126</text:p>
          </table:table-cell>
          <table:table-cell office:value-type="float" office:value="51.057099999999998" table:style-name="ce1">
            <text:p>51.0571</text:p>
          </table:table-cell>
          <table:table-cell office:value-type="float" office:value="52.159700000000001" table:style-name="ce1">
            <text:p>52.1597</text:p>
          </table:table-cell>
          <table:table-cell office:value-type="float" office:value="51.714700000000001" table:style-name="ce1">
            <text:p>51.7147</text:p>
          </table:table-cell>
          <table:table-cell office:value-type="float" office:value="53.031999999999996" table:style-name="ce1">
            <text:p>53.032</text:p>
          </table:table-cell>
          <table:table-cell office:value-type="float" office:value="52.428199999999997" table:style-name="ce1">
            <text:p>52.4282</text:p>
          </table:table-cell>
          <table:table-cell office:value-type="float" office:value="53.717199999999998" table:style-name="ce1">
            <text:p>53.7172</text:p>
          </table:table-cell>
          <table:table-cell office:value-type="float" office:value="52.314700000000002" table:style-name="ce1">
            <text:p>52.3147</text:p>
          </table:table-cell>
          <table:table-cell office:value-type="float" office:value="52.156799999999997" table:style-name="ce1">
            <text:p>52.1568</text:p>
          </table:table-cell>
          <table:table-cell office:value-type="float" office:value="52.194099999999999" table:style-name="ce1">
            <text:p>52.1941</text:p>
          </table:table-cell>
          <table:table-cell office:value-type="float" office:value="53.427700000000002" table:style-name="ce1">
            <text:p>53.4277</text:p>
          </table:table-cell>
          <table:table-cell office:value-type="float" office:value="51.188200000000002" table:style-name="ce1">
            <text:p>51.1882</text:p>
          </table:table-cell>
          <table:table-cell office:value-type="float" office:value="51.527500000000003" table:style-name="ce1">
            <text:p>51.5275</text:p>
          </table:table-cell>
          <table:table-cell office:value-type="float" office:value="53.944699999999997" table:style-name="ce1">
            <text:p>53.9447</text:p>
          </table:table-cell>
          <table:table-cell office:value-type="float" office:value="52.1096" table:style-name="ce1">
            <text:p>52.1096</text:p>
          </table:table-cell>
          <table:table-cell office:value-type="float" office:value="53.055500000000002" table:style-name="ce1">
            <text:p>53.0555</text:p>
          </table:table-cell>
          <table:table-cell office:value-type="float" office:value="54.237099999999998" table:style-name="ce1">
            <text:p>54.2371</text:p>
          </table:table-cell>
          <table:table-cell office:value-type="float" office:value="53.040399999999998" table:style-name="ce1">
            <text:p>53.0404</text:p>
          </table:table-cell>
          <table:table-cell office:value-type="float" office:value="52.204900000000002" table:style-name="ce1">
            <text:p>52.2049</text:p>
          </table:table-cell>
          <table:table-cell office:value-type="float" office:value="53.545099999999998" table:style-name="ce1">
            <text:p>53.5451</text:p>
          </table:table-cell>
          <table:table-cell office:value-type="float" office:value="52.419499999999999" table:style-name="ce1">
            <text:p>52.4195</text:p>
          </table:table-cell>
          <table:table-cell office:value-type="float" office:value="51.378399999999999" table:style-name="ce1">
            <text:p>51.3784</text:p>
          </table:table-cell>
          <table:table-cell office:value-type="float" office:value="52.372" table:style-name="ce1">
            <text:p>52.372</text:p>
          </table:table-cell>
          <table:table-cell office:value-type="float" office:value="53.359900000000003" table:style-name="ce1">
            <text:p>53.3599</text:p>
          </table:table-cell>
          <table:table-cell office:value-type="float" office:value="52.770099999999999" table:style-name="ce1">
            <text:p>52.7701</text:p>
          </table:table-cell>
          <table:table-cell office:value-type="float" office:value="53.142899999999997" table:style-name="ce1">
            <text:p>53.1429</text:p>
          </table:table-cell>
          <table:table-cell office:value-type="float" office:value="53.100999999999999" table:style-name="ce1">
            <text:p>53.101</text:p>
          </table:table-cell>
          <table:table-cell office:value-type="float" office:value="53.964799999999997" table:style-name="ce1">
            <text:p>53.9648</text:p>
          </table:table-cell>
          <table:table-cell office:value-type="float" office:value="53.561999999999998" table:style-name="ce1">
            <text:p>53.562</text:p>
          </table:table-cell>
          <table:table-cell office:value-type="float" office:value="64.622299999999996" table:style-name="ce1">
            <text:p>64.6223</text:p>
          </table:table-cell>
          <table:table-cell table:style-name="ce1"/>
          <table:table-cell office:value-type="float" office:value="53.094762068965515" table:formula="of:=AVERAGE([.C10:.AE10])" table:style-name="ce1">
            <text:p>53.0947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8.523600000000002" table:style-name="ce1">
            <text:p>68.5236</text:p>
          </table:table-cell>
          <table:table-cell office:value-type="float" office:value="71.125399999999999" table:style-name="ce1">
            <text:p>71.1254</text:p>
          </table:table-cell>
          <table:table-cell office:value-type="float" office:value="68.465599999999995" table:style-name="ce1">
            <text:p>68.4656</text:p>
          </table:table-cell>
          <table:table-cell office:value-type="float" office:value="69.477699999999999" table:style-name="ce1">
            <text:p>69.4777</text:p>
          </table:table-cell>
          <table:table-cell office:value-type="float" office:value="69.422899999999998" table:style-name="ce1">
            <text:p>69.4229</text:p>
          </table:table-cell>
          <table:table-cell office:value-type="float" office:value="70.886300000000006" table:style-name="ce1">
            <text:p>70.8863</text:p>
          </table:table-cell>
          <table:table-cell office:value-type="float" office:value="71.123699999999999" table:style-name="ce1">
            <text:p>71.1237</text:p>
          </table:table-cell>
          <table:table-cell office:value-type="float" office:value="70.494100000000003" table:style-name="ce1">
            <text:p>70.4941</text:p>
          </table:table-cell>
          <table:table-cell office:value-type="float" office:value="70.043499999999995" table:style-name="ce1">
            <text:p>70.0435</text:p>
          </table:table-cell>
          <table:table-cell office:value-type="float" office:value="69.789000000000001" table:style-name="ce1">
            <text:p>69.789</text:p>
          </table:table-cell>
          <table:table-cell office:value-type="float" office:value="71.380300000000005" table:style-name="ce1">
            <text:p>71.3803</text:p>
          </table:table-cell>
          <table:table-cell office:value-type="float" office:value="70.687700000000007" table:style-name="ce1">
            <text:p>70.6877</text:p>
          </table:table-cell>
          <table:table-cell office:value-type="float" office:value="68.980199999999996" table:style-name="ce1">
            <text:p>68.9802</text:p>
          </table:table-cell>
          <table:table-cell office:value-type="float" office:value="72.768000000000001" table:style-name="ce1">
            <text:p>72.768</text:p>
          </table:table-cell>
          <table:table-cell office:value-type="float" office:value="71.778099999999995" table:style-name="ce1">
            <text:p>71.7781</text:p>
          </table:table-cell>
          <table:table-cell office:value-type="float" office:value="70.580600000000004" table:style-name="ce1">
            <text:p>70.5806</text:p>
          </table:table-cell>
          <table:table-cell office:value-type="float" office:value="68.567899999999995" table:style-name="ce1">
            <text:p>68.5679</text:p>
          </table:table-cell>
          <table:table-cell office:value-type="float" office:value="69.835599999999999" table:style-name="ce1">
            <text:p>69.8356</text:p>
          </table:table-cell>
          <table:table-cell office:value-type="float" office:value="71.816199999999995" table:style-name="ce1">
            <text:p>71.8162</text:p>
          </table:table-cell>
          <table:table-cell office:value-type="float" office:value="70.297799999999995" table:style-name="ce1">
            <text:p>70.2978</text:p>
          </table:table-cell>
          <table:table-cell office:value-type="float" office:value="71.242199999999997" table:style-name="ce1">
            <text:p>71.2422</text:p>
          </table:table-cell>
          <table:table-cell office:value-type="float" office:value="71.564599999999999" table:style-name="ce1">
            <text:p>71.5646</text:p>
          </table:table-cell>
          <table:table-cell office:value-type="float" office:value="71.125200000000007" table:style-name="ce1">
            <text:p>71.1252</text:p>
          </table:table-cell>
          <table:table-cell office:value-type="float" office:value="72.239699999999999" table:style-name="ce1">
            <text:p>72.2397</text:p>
          </table:table-cell>
          <table:table-cell office:value-type="float" office:value="70.421300000000002" table:style-name="ce1">
            <text:p>70.4213</text:p>
          </table:table-cell>
          <table:table-cell office:value-type="float" office:value="70.434600000000003" table:style-name="ce1">
            <text:p>70.4346</text:p>
          </table:table-cell>
          <table:table-cell office:value-type="float" office:value="69.328299999999999" table:style-name="ce1">
            <text:p>69.3283</text:p>
          </table:table-cell>
          <table:table-cell office:value-type="float" office:value="70.712500000000006" table:style-name="ce1">
            <text:p>70.7125</text:p>
          </table:table-cell>
          <table:table-cell office:value-type="float" office:value="68.323499999999996" table:style-name="ce1">
            <text:p>68.3235</text:p>
          </table:table-cell>
          <table:table-cell office:value-type="float" office:value="69.5077" table:style-name="ce1">
            <text:p>69.5077</text:p>
          </table:table-cell>
          <table:table-cell table:style-name="ce1"/>
          <table:table-cell office:value-type="float" office:value="70.428282758620668" table:formula="of:=AVERAGE([.C11:.AE11])" table:style-name="ce1">
            <text:p>70.42828276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1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number-columns-repeated="16373" table:style-name="ce1"/>
        </table:table-row>
        <table:table-row table:style-name="ro1">
          <table:table-cell office:value-type="float" office:value="0.77498096551724127" table:style-name="ce1">
            <text:p>0.774980966</text:p>
          </table:table-cell>
          <table:table-cell office:value-type="float" office:value="0.8022359655172413" table:style-name="ce1">
            <text:p>0.802235966</text:p>
          </table:table-cell>
          <table:table-cell office:value-type="float" office:value="0.78705182758620684" table:style-name="ce1">
            <text:p>0.787051828</text:p>
          </table:table-cell>
          <table:table-cell office:value-type="float" office:value="0.79238399999999987" table:style-name="ce1">
            <text:p>0.792384</text:p>
          </table:table-cell>
          <table:table-cell office:value-type="float" office:value="0.81450779310344834" table:style-name="ce1">
            <text:p>0.814507793</text:p>
          </table:table-cell>
          <table:table-cell table:style-name="ce1"/>
          <table:table-cell office:value-type="float" office:value="0.77498096551724127" table:style-name="ce1">
            <text:p>0.774980966</text:p>
          </table:table-cell>
          <table:table-cell table:style-name="ce1"/>
          <table:table-cell office:value-type="float" office:value="0.78705182758620684" table:style-name="ce1">
            <text:p>0.787051828</text:p>
          </table:table-cell>
          <table:table-cell office:value-type="float" office:value="0.79238399999999987" table:style-name="ce1">
            <text:p>0.792384</text:p>
          </table:table-cell>
          <table:table-cell table:style-name="ce1"/>
          <table:table-cell office:value-type="float" office:value="0.78480559770114933" table:formula="of:=AVERAGE([.G2:.K2])" table:style-name="ce1">
            <text:p>0.784805598</text:p>
          </table:table-cell>
          <table:table-cell table:number-columns-repeated="16372"/>
        </table:table-row>
        <table:table-row table:style-name="ro1">
          <table:table-cell office:value-type="float" office:value="1.3345831034482758" table:style-name="ce1">
            <text:p>1.334583103</text:p>
          </table:table-cell>
          <table:table-cell office:value-type="float" office:value="1.3329658620689655" table:style-name="ce1">
            <text:p>1.332965862</text:p>
          </table:table-cell>
          <table:table-cell office:value-type="float" office:value="1.390377931034483" table:style-name="ce1">
            <text:p>1.390377931</text:p>
          </table:table-cell>
          <table:table-cell office:value-type="float" office:value="1.3517858620689656" table:style-name="ce1">
            <text:p>1.351785862</text:p>
          </table:table-cell>
          <table:table-cell office:value-type="float" office:value="1.3729448275862071" table:style-name="ce1">
            <text:p>1.372944828</text:p>
          </table:table-cell>
          <table:table-cell table:style-name="ce1"/>
          <table:table-cell office:value-type="float" office:value="1.3345831034482758" table:style-name="ce1">
            <text:p>1.334583103</text:p>
          </table:table-cell>
          <table:table-cell office:value-type="float" office:value="1.3329658620689655" table:style-name="ce1">
            <text:p>1.332965862</text:p>
          </table:table-cell>
          <table:table-cell table:style-name="ce1"/>
          <table:table-cell office:value-type="float" office:value="1.3517858620689656" table:style-name="ce1">
            <text:p>1.351785862</text:p>
          </table:table-cell>
          <table:table-cell table:style-name="ce1"/>
          <table:table-cell office:value-type="float" office:value="1.3397782758620689" table:formula="of:=AVERAGE([.G3:.K3])" table:style-name="ce1">
            <text:p>1.339778276</text:p>
          </table:table-cell>
          <table:table-cell table:number-columns-repeated="16372"/>
        </table:table-row>
        <table:table-row table:style-name="ro1">
          <table:table-cell office:value-type="float" office:value="2.3973686206896554" table:style-name="ce1">
            <text:p>2.397368621</text:p>
          </table:table-cell>
          <table:table-cell office:value-type="float" office:value="2.1145848275862069" table:style-name="ce1">
            <text:p>2.114584828</text:p>
          </table:table-cell>
          <table:table-cell office:value-type="float" office:value="2.1562603448275861" table:style-name="ce1">
            <text:p>2.156260345</text:p>
          </table:table-cell>
          <table:table-cell office:value-type="float" office:value="2.4407410344827589" table:style-name="ce1">
            <text:p>2.440741034</text:p>
          </table:table-cell>
          <table:table-cell office:value-type="float" office:value="2.1413879310344823" table:style-name="ce1">
            <text:p>2.141387931</text:p>
          </table:table-cell>
          <table:table-cell table:number-columns-repeated="2" table:style-name="ce1"/>
          <table:table-cell office:value-type="float" office:value="2.1145848275862069" table:style-name="ce1">
            <text:p>2.114584828</text:p>
          </table:table-cell>
          <table:table-cell office:value-type="float" office:value="2.1562603448275861" table:style-name="ce1">
            <text:p>2.156260345</text:p>
          </table:table-cell>
          <table:table-cell table:style-name="ce1"/>
          <table:table-cell office:value-type="float" office:value="2.1413879310344823" table:style-name="ce1">
            <text:p>2.141387931</text:p>
          </table:table-cell>
          <table:table-cell office:value-type="float" office:value="2.1374110344827586" table:formula="of:=AVERAGE([.G4:.K4])" table:style-name="ce1">
            <text:p>2.137411034</text:p>
          </table:table-cell>
          <table:table-cell table:number-columns-repeated="16372"/>
        </table:table-row>
        <table:table-row table:style-name="ro1">
          <table:table-cell office:value-type="float" office:value="5.7115662068965509" table:style-name="ce1">
            <text:p>5.711566207</text:p>
          </table:table-cell>
          <table:table-cell office:value-type="float" office:value="4.1947137931034497" table:style-name="ce1">
            <text:p>4.194713793</text:p>
          </table:table-cell>
          <table:table-cell office:value-type="float" office:value="4.0827217241379321" table:style-name="ce1">
            <text:p>4.082721724</text:p>
          </table:table-cell>
          <table:table-cell office:value-type="float" office:value="7.0934186206896541" table:style-name="ce1">
            <text:p>7.093418621</text:p>
          </table:table-cell>
          <table:table-cell office:value-type="float" office:value="4.2535224137931031" table:style-name="ce1">
            <text:p>4.253522414</text:p>
          </table:table-cell>
          <table:table-cell table:number-columns-repeated="2" table:style-name="ce1"/>
          <table:table-cell office:value-type="float" office:value="4.1947137931034497" table:style-name="ce1">
            <text:p>4.194713793</text:p>
          </table:table-cell>
          <table:table-cell office:value-type="float" office:value="4.0827217241379321" table:style-name="ce1">
            <text:p>4.082721724</text:p>
          </table:table-cell>
          <table:table-cell table:style-name="ce1"/>
          <table:table-cell office:value-type="float" office:value="4.2535224137931031" table:style-name="ce1">
            <text:p>4.253522414</text:p>
          </table:table-cell>
          <table:table-cell office:value-type="float" office:value="4.176985977011495" table:formula="of:=AVERAGE([.G5:.K5])" table:style-name="ce1">
            <text:p>4.176985977</text:p>
          </table:table-cell>
          <table:table-cell table:number-columns-repeated="16372"/>
        </table:table-row>
        <table:table-row table:style-name="ro1">
          <table:table-cell office:value-type="float" office:value="10.2209024137931" table:style-name="ce1">
            <text:p>10.22090241</text:p>
          </table:table-cell>
          <table:table-cell office:value-type="float" office:value="8.2437444827586202" table:style-name="ce1">
            <text:p>8.243744483</text:p>
          </table:table-cell>
          <table:table-cell office:value-type="float" office:value="8.2835617241379325" table:style-name="ce1">
            <text:p>8.283561724</text:p>
          </table:table-cell>
          <table:table-cell office:value-type="float" office:value="9.9139855172413789" table:style-name="ce1">
            <text:p>9.913985517</text:p>
          </table:table-cell>
          <table:table-cell office:value-type="float" office:value="8.3697148275862059" table:style-name="ce1">
            <text:p>8.369714828</text:p>
          </table:table-cell>
          <table:table-cell table:number-columns-repeated="2" table:style-name="ce1"/>
          <table:table-cell office:value-type="float" office:value="8.2437444827586202" table:style-name="ce1">
            <text:p>8.243744483</text:p>
          </table:table-cell>
          <table:table-cell office:value-type="float" office:value="8.2835617241379325" table:style-name="ce1">
            <text:p>8.283561724</text:p>
          </table:table-cell>
          <table:table-cell table:style-name="ce1"/>
          <table:table-cell office:value-type="float" office:value="8.3697148275862059" table:style-name="ce1">
            <text:p>8.369714828</text:p>
          </table:table-cell>
          <table:table-cell office:value-type="float" office:value="8.299007011494254" table:formula="of:=AVERAGE([.G6:.K6])" table:style-name="ce1">
            <text:p>8.299007011</text:p>
          </table:table-cell>
          <table:table-cell table:number-columns-repeated="16372"/>
        </table:table-row>
        <table:table-row table:style-name="ro1">
          <table:table-cell office:value-type="float" office:value="19.712034482758618" table:style-name="ce1">
            <text:p>19.71203448</text:p>
          </table:table-cell>
          <table:table-cell office:value-type="float" office:value="15.688241379310346" table:style-name="ce1">
            <text:p>15.68824138</text:p>
          </table:table-cell>
          <table:table-cell office:value-type="float" office:value="17.170362068965517" table:style-name="ce1">
            <text:p>17.17036207</text:p>
          </table:table-cell>
          <table:table-cell office:value-type="float" office:value="17.195075862068965" table:style-name="ce1">
            <text:p>17.19507586</text:p>
          </table:table-cell>
          <table:table-cell office:value-type="float" office:value="16.775265517241383" table:style-name="ce1">
            <text:p>16.77526552</text:p>
          </table:table-cell>
          <table:table-cell table:number-columns-repeated="2" table:style-name="ce1"/>
          <table:table-cell office:value-type="float" office:value="15.688241379310346" table:style-name="ce1">
            <text:p>15.68824138</text:p>
          </table:table-cell>
          <table:table-cell office:value-type="float" office:value="17.170362068965517" table:style-name="ce1">
            <text:p>17.17036207</text:p>
          </table:table-cell>
          <table:table-cell table:style-name="ce1"/>
          <table:table-cell office:value-type="float" office:value="16.775265517241383" table:style-name="ce1">
            <text:p>16.77526552</text:p>
          </table:table-cell>
          <table:table-cell office:value-type="float" office:value="16.544622988505751" table:formula="of:=AVERAGE([.G7:.K7])" table:style-name="ce1">
            <text:p>16.54462299</text:p>
          </table:table-cell>
          <table:table-cell table:number-columns-repeated="16372"/>
        </table:table-row>
        <table:table-row table:style-name="ro1">
          <table:table-cell office:value-type="float" office:value="25.06703103448276" table:style-name="ce1">
            <text:p>25.06703103</text:p>
          </table:table-cell>
          <table:table-cell office:value-type="float" office:value="25.052848275862072" table:style-name="ce1">
            <text:p>25.05284828</text:p>
          </table:table-cell>
          <table:table-cell office:value-type="float" office:value="25.36539310344828" table:style-name="ce1">
            <text:p>25.3653931</text:p>
          </table:table-cell>
          <table:table-cell office:value-type="float" office:value="24.892706896551729" table:style-name="ce1">
            <text:p>24.8927069</text:p>
          </table:table-cell>
          <table:table-cell office:value-type="float" office:value="25.325275862068967" table:style-name="ce1">
            <text:p>25.32527586</text:p>
          </table:table-cell>
          <table:table-cell table:style-name="ce1"/>
          <table:table-cell office:value-type="float" office:value="25.06703103448276" table:style-name="ce1">
            <text:p>25.06703103</text:p>
          </table:table-cell>
          <table:table-cell office:value-type="float" office:value="25.052848275862072" table:style-name="ce1">
            <text:p>25.05284828</text:p>
          </table:table-cell>
          <table:table-cell table:style-name="ce1"/>
          <table:table-cell office:value-type="float" office:value="24.892706896551729" table:style-name="ce1">
            <text:p>24.8927069</text:p>
          </table:table-cell>
          <table:table-cell table:style-name="ce1"/>
          <table:table-cell office:value-type="float" office:value="25.004195402298851" table:formula="of:=AVERAGE([.G8:.K8])" table:style-name="ce1">
            <text:p>25.0041954</text:p>
          </table:table-cell>
          <table:table-cell table:number-columns-repeated="16372"/>
        </table:table-row>
        <table:table-row table:style-name="ro1">
          <table:table-cell office:value-type="float" office:value="32.342165517241384" table:style-name="ce1">
            <text:p>32.34216552</text:p>
          </table:table-cell>
          <table:table-cell office:value-type="float" office:value="53.472524137931025" table:style-name="ce1">
            <text:p>53.47252414</text:p>
          </table:table-cell>
          <table:table-cell office:value-type="float" office:value="44.407572413793098" table:style-name="ce1">
            <text:p>44.40757241</text:p>
          </table:table-cell>
          <table:table-cell office:value-type="float" office:value="32.977434482758618" table:style-name="ce1">
            <text:p>32.97743448</text:p>
          </table:table-cell>
          <table:table-cell office:value-type="float" office:value="32.506351724137929" table:style-name="ce1">
            <text:p>32.50635172</text:p>
          </table:table-cell>
          <table:table-cell table:style-name="ce1"/>
          <table:table-cell office:value-type="float" office:value="32.342165517241384" table:style-name="ce1">
            <text:p>32.34216552</text:p>
          </table:table-cell>
          <table:table-cell table:number-columns-repeated="2" table:style-name="ce1"/>
          <table:table-cell office:value-type="float" office:value="32.977434482758618" table:style-name="ce1">
            <text:p>32.97743448</text:p>
          </table:table-cell>
          <table:table-cell office:value-type="float" office:value="32.506351724137929" table:style-name="ce1">
            <text:p>32.50635172</text:p>
          </table:table-cell>
          <table:table-cell office:value-type="float" office:value="32.608650574712648" table:formula="of:=AVERAGE([.G9:.K9])" table:style-name="ce1">
            <text:p>32.60865057</text:p>
          </table:table-cell>
          <table:table-cell table:number-columns-repeated="16372"/>
        </table:table-row>
        <table:table-row table:style-name="ro1">
          <table:table-cell office:value-type="float" office:value="53.094762068965515" table:style-name="ce1">
            <text:p>53.09476207</text:p>
          </table:table-cell>
          <table:table-cell office:value-type="float" office:value="51.244017241379304" table:style-name="ce1">
            <text:p>51.24401724</text:p>
          </table:table-cell>
          <table:table-cell office:value-type="float" office:value="61.455989655172409" table:style-name="ce1">
            <text:p>61.45598966</text:p>
          </table:table-cell>
          <table:table-cell office:value-type="float" office:value="67.155420689655188" table:style-name="ce1">
            <text:p>67.15542069</text:p>
          </table:table-cell>
          <table:table-cell office:value-type="float" office:value="51.43772068965518" table:style-name="ce1">
            <text:p>51.43772069</text:p>
          </table:table-cell>
          <table:table-cell table:style-name="ce1"/>
          <table:table-cell office:value-type="float" office:value="53.094762068965515" table:style-name="ce1">
            <text:p>53.09476207</text:p>
          </table:table-cell>
          <table:table-cell office:value-type="float" office:value="51.244017241379304" table:style-name="ce1">
            <text:p>51.24401724</text:p>
          </table:table-cell>
          <table:table-cell table:number-columns-repeated="2" table:style-name="ce1"/>
          <table:table-cell office:value-type="float" office:value="51.43772068965518" table:style-name="ce1">
            <text:p>51.43772069</text:p>
          </table:table-cell>
          <table:table-cell office:value-type="float" office:value="51.9255" table:formula="of:=AVERAGE([.G10:.K10])" table:style-name="ce1">
            <text:p>51.9255</text:p>
          </table:table-cell>
          <table:table-cell table:number-columns-repeated="16372"/>
        </table:table-row>
        <table:table-row table:style-name="ro1">
          <table:table-cell office:value-type="float" office:value="70.428282758620668" table:style-name="ce1">
            <text:p>70.42828276</text:p>
          </table:table-cell>
          <table:table-cell office:value-type="float" office:value="70.91620344827588" table:style-name="ce1">
            <text:p>70.91620345</text:p>
          </table:table-cell>
          <table:table-cell office:value-type="float" office:value="70.150599999999997" table:style-name="ce1">
            <text:p>70.1506</text:p>
          </table:table-cell>
          <table:table-cell office:value-type="float" office:value="68.749872413793113" table:style-name="ce1">
            <text:p>68.74987241</text:p>
          </table:table-cell>
          <table:table-cell office:value-type="float" office:value="82.134768965517225" table:style-name="ce1">
            <text:p>82.13476897</text:p>
          </table:table-cell>
          <table:table-cell table:style-name="ce1"/>
          <table:table-cell office:value-type="float" office:value="70.428282758620668" table:style-name="ce1">
            <text:p>70.42828276</text:p>
          </table:table-cell>
          <table:table-cell table:style-name="ce1"/>
          <table:table-cell office:value-type="float" office:value="70.150599999999997" table:style-name="ce1">
            <text:p>70.1506</text:p>
          </table:table-cell>
          <table:table-cell office:value-type="float" office:value="68.749872413793113" table:style-name="ce1">
            <text:p>68.74987241</text:p>
          </table:table-cell>
          <table:table-cell table:style-name="ce1"/>
          <table:table-cell office:value-type="float" office:value="69.776251724137921" table:formula="of:=AVERAGE([.G11:.K11])" table:style-name="ce1">
            <text:p>69.77625172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Ark6.A1:Ark6.AE11" table:name="results__5" table:display-filter-buttons="true" table:on-update-keep-size="false" table:on-update-keep-styles="true" table:refresh-delay="false">
          <table:database-source-sql table:database-name="Provider=Microsoft.Mashup.OleDb.1;Data Source=$Workbook$;Location=results (5);Extended Properties=&quot;&quot;" table:sql-statement="SELECT * FROM [results (5)]"/>
        </table:database-range>
        <table:database-range table:target-range-address="Ark5.A1:Ark5.AE11" table:name="results__4" table:display-filter-buttons="true" table:on-update-keep-size="false" table:on-update-keep-styles="true" table:refresh-delay="false">
          <table:database-source-sql table:database-name="Provider=Microsoft.Mashup.OleDb.1;Data Source=$Workbook$;Location=results (4);Extended Properties=&quot;&quot;" table:sql-statement="SELECT * FROM [results (4)]"/>
        </table:database-range>
        <table:database-range table:target-range-address="Ark4.A1:Ark4.AE11" table:name="results__3" table:display-filter-buttons="true" table:on-update-keep-size="false" table:on-update-keep-styles="true" table:refresh-delay="false">
          <table:database-source-sql table:database-name="Provider=Microsoft.Mashup.OleDb.1;Data Source=$Workbook$;Location=results (3);Extended Properties=&quot;&quot;" table:sql-statement="SELECT * FROM [results (3)]"/>
        </table:database-range>
        <table:database-range table:target-range-address="Ark3.A1:Ark3.AE11" table:name="results__2" table:display-filter-buttons="true" table:on-update-keep-size="false" table:on-update-keep-styles="true" table:refresh-delay="false">
          <table:database-source-sql table:database-name="Provider=Microsoft.Mashup.OleDb.1;Data Source=$Workbook$;Location=results (2);Extended Properties=&quot;&quot;" table:sql-statement="SELECT * FROM [results (2)]"/>
        </table:database-range>
        <table:database-range table:target-range-address="Ark2.A1:Ark2.AE11" table:name="results" table:display-filter-buttons="true" table:on-update-keep-size="false" table:on-update-keep-styles="true" table:refresh-delay="false">
          <table:database-source-sql table:database-name="Provider=Microsoft.Mashup.OleDb.1;Data Source=$Workbook$;Location=results;Extended Properties=&quot;&quot;" table:sql-statement="SELECT * FROM [resul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8:15:48Z</meta:creation-date>
    <dc:date>2018-06-04T18:21:35Z</dc:date>
  </office:meta>
</office:document-meta>
</file>